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Consolas"/>
    </style:style>
    <style:style style:name="P2" style:parent-style-name="Normal" style:family="paragraph">
      <style:text-properties style:font-name="Consolas"/>
    </style:style>
    <style:style style:name="P3" style:parent-style-name="Normal" style:family="paragraph">
      <style:text-properties style:font-name="Consolas"/>
    </style:style>
    <style:style style:name="P4" style:parent-style-name="Normal" style:family="paragraph">
      <style:text-properties style:font-name="Consolas"/>
    </style:style>
    <style:style style:name="P5" style:parent-style-name="Normal" style:family="paragraph">
      <style:text-properties style:font-name="Consolas"/>
    </style:style>
    <style:style style:name="P6" style:parent-style-name="Normal" style:family="paragraph">
      <style:text-properties style:font-name="Consolas"/>
    </style:style>
    <style:style style:name="P7" style:parent-style-name="Normal" style:family="paragraph">
      <style:text-properties style:font-name="Consolas"/>
    </style:style>
    <style:style style:name="P8" style:parent-style-name="Normal" style:family="paragraph">
      <style:text-properties style:font-name="Consolas"/>
    </style:style>
    <style:style style:name="P9" style:parent-style-name="Normal" style:family="paragraph">
      <style:text-properties style:font-name="Consolas"/>
    </style:style>
    <style:style style:name="P10" style:parent-style-name="Normal" style:family="paragraph">
      <style:text-properties style:font-name="Consolas"/>
    </style:style>
    <style:style style:name="P11" style:parent-style-name="Normal" style:family="paragraph">
      <style:text-properties style:font-name="Consolas"/>
    </style:style>
    <style:style style:name="P12" style:parent-style-name="Normal" style:family="paragraph">
      <style:text-properties style:font-name="Consolas"/>
    </style:style>
    <style:style style:name="P13" style:parent-style-name="Normal" style:family="paragraph">
      <style:text-properties style:font-name="Consolas"/>
    </style:style>
    <style:style style:name="P14" style:parent-style-name="Normal" style:family="paragraph">
      <style:text-properties style:font-name="Consolas"/>
    </style:style>
    <style:style style:name="P15" style:parent-style-name="Normal" style:family="paragraph">
      <style:text-properties style:font-name="Consolas"/>
    </style:style>
    <style:style style:name="P16" style:parent-style-name="Normal" style:family="paragraph">
      <style:text-properties style:font-name="Consolas"/>
    </style:style>
    <style:style style:name="P17" style:parent-style-name="Normal" style:family="paragraph">
      <style:text-properties style:font-name="Consolas"/>
    </style:style>
    <style:style style:name="P18" style:parent-style-name="Normal" style:family="paragraph">
      <style:text-properties style:font-name="Consolas"/>
    </style:style>
    <style:style style:name="P19" style:parent-style-name="Normal" style:family="paragraph">
      <style:text-properties style:font-name="Consolas"/>
    </style:style>
    <style:style style:name="P20" style:parent-style-name="Normal" style:family="paragraph">
      <style:text-properties style:font-name="Consolas"/>
    </style:style>
    <style:style style:name="P21" style:parent-style-name="Normal" style:family="paragraph">
      <style:text-properties style:font-name="Consolas"/>
    </style:style>
    <style:style style:name="P22" style:parent-style-name="Normal" style:family="paragraph">
      <style:text-properties style:font-name="Consolas"/>
    </style:style>
    <style:style style:name="P23" style:parent-style-name="Normal" style:family="paragraph">
      <style:text-properties style:font-name="Consolas"/>
    </style:style>
    <style:style style:name="P24" style:parent-style-name="Normal" style:family="paragraph">
      <style:text-properties style:font-name="Consolas"/>
    </style:style>
    <style:style style:name="P25" style:parent-style-name="Normal" style:family="paragraph">
      <style:text-properties style:font-name="Consolas"/>
    </style:style>
    <style:style style:name="P26" style:parent-style-name="Normal" style:family="paragraph">
      <style:text-properties style:font-name="Consolas"/>
    </style:style>
    <style:style style:name="P27" style:parent-style-name="Normal" style:family="paragraph">
      <style:text-properties style:font-name="Consolas"/>
    </style:style>
    <style:style style:name="P28" style:parent-style-name="Normal" style:family="paragraph">
      <style:text-properties style:font-name="Consolas"/>
    </style:style>
    <style:style style:name="P29" style:parent-style-name="Normal" style:family="paragraph">
      <style:text-properties style:font-name="Consolas"/>
    </style:style>
    <style:style style:name="P30" style:parent-style-name="Normal" style:family="paragraph">
      <style:text-properties style:font-name="Consolas"/>
    </style:style>
    <style:style style:name="P31" style:parent-style-name="Normal" style:family="paragraph">
      <style:text-properties style:font-name="Consolas"/>
    </style:style>
    <style:style style:name="P32" style:parent-style-name="Normal" style:family="paragraph">
      <style:text-properties style:font-name="Consolas"/>
    </style:style>
    <style:style style:name="P33" style:parent-style-name="Normal" style:family="paragraph">
      <style:text-properties style:font-name="Consolas"/>
    </style:style>
    <style:style style:name="P34" style:parent-style-name="Normal" style:family="paragraph">
      <style:text-properties style:font-name="Consolas"/>
    </style:style>
    <style:style style:name="P35" style:parent-style-name="Normal" style:family="paragraph">
      <style:text-properties style:font-name="Consolas"/>
    </style:style>
    <style:style style:name="P36" style:parent-style-name="Normal" style:family="paragraph">
      <style:text-properties style:font-name="Consolas"/>
    </style:style>
    <style:style style:name="P37" style:parent-style-name="Normal" style:family="paragraph">
      <style:text-properties style:font-name="Consolas"/>
    </style:style>
    <style:style style:name="P38" style:parent-style-name="Normal" style:family="paragraph">
      <style:text-properties style:font-name="Consolas"/>
    </style:style>
    <style:style style:name="P39" style:parent-style-name="Normal" style:family="paragraph">
      <style:text-properties style:font-name="Consolas"/>
    </style:style>
    <style:style style:name="P40" style:parent-style-name="Normal" style:family="paragraph">
      <style:text-properties style:font-name="Consolas"/>
    </style:style>
    <style:style style:name="P41" style:parent-style-name="Normal" style:family="paragraph">
      <style:text-properties style:font-name="Consolas"/>
    </style:style>
    <style:style style:name="P42" style:parent-style-name="Normal" style:family="paragraph">
      <style:text-properties style:font-name="Consolas"/>
    </style:style>
    <style:style style:name="P43" style:parent-style-name="Normal" style:family="paragraph">
      <style:text-properties style:font-name="Consolas"/>
    </style:style>
    <style:style style:name="P44" style:parent-style-name="Normal" style:family="paragraph">
      <style:text-properties style:font-name="Consolas"/>
    </style:style>
    <style:style style:name="P45" style:parent-style-name="Normal" style:family="paragraph">
      <style:text-properties style:font-name="Consolas"/>
    </style:style>
    <style:style style:name="P46" style:parent-style-name="Normal" style:family="paragraph">
      <style:text-properties style:font-name="Consolas"/>
    </style:style>
    <style:style style:name="P47" style:parent-style-name="Normal" style:family="paragraph">
      <style:text-properties style:font-name="Consolas"/>
    </style:style>
    <style:style style:name="P48" style:parent-style-name="Normal" style:family="paragraph">
      <style:text-properties style:font-name="Consolas"/>
    </style:style>
    <style:style style:name="P49" style:parent-style-name="Normal" style:family="paragraph">
      <style:text-properties style:font-name="Consolas"/>
    </style:style>
    <style:style style:name="P50" style:parent-style-name="Normal" style:family="paragraph">
      <style:text-properties style:font-name="Consolas"/>
    </style:style>
    <style:style style:name="P51" style:parent-style-name="Normal" style:family="paragraph">
      <style:text-properties style:font-name="Consolas"/>
    </style:style>
    <style:style style:name="P52" style:parent-style-name="Normal" style:family="paragraph">
      <style:text-properties style:font-name="Consolas"/>
    </style:style>
    <style:style style:name="P53" style:parent-style-name="Normal" style:family="paragraph">
      <style:text-properties style:font-name="Consolas"/>
    </style:style>
    <style:style style:name="P54" style:parent-style-name="Normal" style:family="paragraph">
      <style:text-properties style:font-name="Consolas"/>
    </style:style>
    <style:style style:name="P55" style:parent-style-name="Normal" style:family="paragraph">
      <style:text-properties style:font-name="Consolas"/>
    </style:style>
    <style:style style:name="P56" style:parent-style-name="Normal" style:family="paragraph">
      <style:text-properties style:font-name="Consolas"/>
    </style:style>
    <style:style style:name="P57" style:parent-style-name="Normal" style:family="paragraph">
      <style:text-properties style:font-name="Consolas"/>
    </style:style>
    <style:style style:name="P58" style:parent-style-name="Normal" style:family="paragraph">
      <style:text-properties style:font-name="Consolas"/>
    </style:style>
    <style:style style:name="P59" style:parent-style-name="Normal" style:family="paragraph">
      <style:text-properties style:font-name="Consolas"/>
    </style:style>
    <style:style style:name="P60" style:parent-style-name="Normal" style:family="paragraph">
      <style:text-properties style:font-name="Consolas"/>
    </style:style>
    <style:style style:name="P61" style:parent-style-name="Normal" style:family="paragraph">
      <style:text-properties style:font-name="Consolas"/>
    </style:style>
    <style:style style:name="P62" style:parent-style-name="Normal" style:family="paragraph">
      <style:text-properties style:font-name="Consolas"/>
    </style:style>
    <style:style style:name="P63" style:parent-style-name="Normal" style:family="paragraph">
      <style:text-properties style:font-name="Consolas"/>
    </style:style>
    <style:style style:name="P64" style:parent-style-name="Normal" style:family="paragraph">
      <style:text-properties style:font-name="Consolas"/>
    </style:style>
    <style:style style:name="P65" style:parent-style-name="Normal" style:family="paragraph">
      <style:text-properties style:font-name="Consolas"/>
    </style:style>
    <style:style style:name="P66" style:parent-style-name="Normal" style:family="paragraph">
      <style:text-properties style:font-name="Consolas"/>
    </style:style>
    <style:style style:name="P67" style:parent-style-name="Normal" style:family="paragraph">
      <style:text-properties style:font-name="Consolas"/>
    </style:style>
    <style:style style:name="P68" style:parent-style-name="Normal" style:family="paragraph">
      <style:text-properties style:font-name="Consolas"/>
    </style:style>
    <style:style style:name="P69" style:parent-style-name="Normal" style:family="paragraph">
      <style:text-properties style:font-name="Consolas"/>
    </style:style>
    <style:style style:name="P70" style:parent-style-name="Normal" style:family="paragraph">
      <style:text-properties style:font-name="Consolas"/>
    </style:style>
    <style:style style:name="P71" style:parent-style-name="Normal" style:family="paragraph">
      <style:text-properties style:font-name="Consolas"/>
    </style:style>
    <style:style style:name="P72" style:parent-style-name="Normal" style:family="paragraph">
      <style:text-properties style:font-name="Consolas"/>
    </style:style>
    <style:style style:name="P73" style:parent-style-name="Normal" style:family="paragraph">
      <style:text-properties style:font-name="Consolas"/>
    </style:style>
    <style:style style:name="P74" style:parent-style-name="Normal" style:family="paragraph">
      <style:text-properties style:font-name="Consolas"/>
    </style:style>
    <style:style style:name="P75" style:parent-style-name="Normal" style:family="paragraph">
      <style:text-properties style:font-name="Consolas"/>
    </style:style>
    <style:style style:name="P76" style:parent-style-name="Normal" style:family="paragraph">
      <style:text-properties style:font-name="Consolas"/>
    </style:style>
    <style:style style:name="P77" style:parent-style-name="Normal" style:family="paragraph">
      <style:text-properties style:font-name="Consolas"/>
    </style:style>
    <style:style style:name="P78" style:parent-style-name="Normal" style:family="paragraph">
      <style:text-properties style:font-name="Consolas"/>
    </style:style>
    <style:style style:name="P79" style:parent-style-name="Normal" style:family="paragraph">
      <style:text-properties style:font-name="Consolas"/>
    </style:style>
    <style:style style:name="P80" style:parent-style-name="Normal" style:family="paragraph">
      <style:text-properties style:font-name="Consolas"/>
    </style:style>
    <style:style style:name="P81" style:parent-style-name="Normal" style:family="paragraph">
      <style:text-properties style:font-name="Consolas"/>
    </style:style>
    <style:style style:name="P82" style:parent-style-name="Normal" style:family="paragraph">
      <style:text-properties style:font-name="Consolas"/>
    </style:style>
    <style:style style:name="P83" style:parent-style-name="Normal" style:family="paragraph">
      <style:text-properties style:font-name="Consolas"/>
    </style:style>
    <style:style style:name="P84" style:parent-style-name="Normal" style:family="paragraph">
      <style:text-properties style:font-name="Consolas"/>
    </style:style>
    <style:style style:name="P85" style:parent-style-name="Normal" style:family="paragraph">
      <style:text-properties style:font-name="Consolas"/>
    </style:style>
    <style:style style:name="P86" style:parent-style-name="Normal" style:family="paragraph">
      <style:text-properties style:font-name="Consolas"/>
    </style:style>
    <style:style style:name="P87" style:parent-style-name="Normal" style:family="paragraph">
      <style:text-properties style:font-name="Consolas"/>
    </style:style>
    <style:style style:name="P88" style:parent-style-name="Normal" style:family="paragraph">
      <style:text-properties style:font-name="Consolas"/>
    </style:style>
    <style:style style:name="P89" style:parent-style-name="Normal" style:family="paragraph">
      <style:text-properties style:font-name="Consolas"/>
    </style:style>
    <style:style style:name="P90" style:parent-style-name="Normal" style:family="paragraph">
      <style:text-properties style:font-name="Consolas"/>
    </style:style>
    <style:style style:name="P91" style:parent-style-name="Normal" style:family="paragraph">
      <style:text-properties style:font-name="Consolas"/>
    </style:style>
    <style:style style:name="P92" style:parent-style-name="Normal" style:family="paragraph">
      <style:text-properties style:font-name="Consolas"/>
    </style:style>
    <style:style style:name="P93" style:parent-style-name="Normal" style:family="paragraph">
      <style:text-properties style:font-name="Consolas"/>
    </style:style>
    <style:style style:name="P94" style:parent-style-name="Normal" style:family="paragraph">
      <style:text-properties style:font-name="Consolas"/>
    </style:style>
    <style:style style:name="P95" style:parent-style-name="Normal" style:family="paragraph">
      <style:text-properties style:font-name="Consolas"/>
    </style:style>
    <style:style style:name="P96" style:parent-style-name="Normal" style:family="paragraph">
      <style:text-properties style:font-name="Consolas"/>
    </style:style>
    <style:style style:name="P97" style:parent-style-name="Normal" style:family="paragraph">
      <style:text-properties style:font-name="Consolas"/>
    </style:style>
    <style:style style:name="P98" style:parent-style-name="Normal" style:family="paragraph">
      <style:text-properties style:font-name="Consolas"/>
    </style:style>
    <style:style style:name="P99" style:parent-style-name="Normal" style:family="paragraph">
      <style:text-properties style:font-name="Consolas"/>
    </style:style>
    <style:style style:name="P100" style:parent-style-name="Normal" style:family="paragraph">
      <style:text-properties style:font-name="Consolas"/>
    </style:style>
    <style:style style:name="P101" style:parent-style-name="Normal" style:family="paragraph">
      <style:text-properties style:font-name="Consolas"/>
    </style:style>
    <style:style style:name="P102" style:parent-style-name="Normal" style:family="paragraph">
      <style:text-properties style:font-name="Consolas"/>
    </style:style>
    <style:style style:name="P103" style:parent-style-name="Normal" style:family="paragraph">
      <style:text-properties style:font-name="Consolas"/>
    </style:style>
    <style:style style:name="P104" style:parent-style-name="Normal" style:family="paragraph">
      <style:text-properties style:font-name="Consolas"/>
    </style:style>
    <style:style style:name="P105" style:parent-style-name="Normal" style:family="paragraph">
      <style:text-properties style:font-name="Consolas"/>
    </style:style>
    <style:style style:name="P106" style:parent-style-name="Normal" style:family="paragraph">
      <style:text-properties style:font-name="Consolas"/>
    </style:style>
    <style:style style:name="P107" style:parent-style-name="Normal" style:family="paragraph">
      <style:text-properties style:font-name="Consolas"/>
    </style:style>
    <style:style style:name="P108" style:parent-style-name="Normal" style:family="paragraph">
      <style:text-properties style:font-name="Consolas"/>
    </style:style>
    <style:style style:name="P109" style:parent-style-name="Normal" style:family="paragraph">
      <style:text-properties style:font-name="Consolas"/>
    </style:style>
    <style:style style:name="P110" style:parent-style-name="Normal" style:family="paragraph">
      <style:text-properties style:font-name="Consolas"/>
    </style:style>
    <style:style style:name="P111" style:parent-style-name="Normal" style:family="paragraph">
      <style:text-properties style:font-name="Consolas"/>
    </style:style>
    <style:style style:name="P112" style:parent-style-name="Normal" style:family="paragraph">
      <style:text-properties style:font-name="Consolas"/>
    </style:style>
    <style:style style:name="P113" style:parent-style-name="Normal" style:family="paragraph">
      <style:text-properties style:font-name="Consolas"/>
    </style:style>
    <style:style style:name="P114" style:parent-style-name="Normal" style:family="paragraph">
      <style:text-properties style:font-name="Consolas"/>
    </style:style>
    <style:style style:name="P115" style:parent-style-name="Normal" style:family="paragraph">
      <style:text-properties style:font-name="Consolas"/>
    </style:style>
    <style:style style:name="P116" style:parent-style-name="Normal" style:family="paragraph">
      <style:text-properties style:font-name="Consolas"/>
    </style:style>
    <style:style style:name="P117" style:parent-style-name="Normal" style:family="paragraph">
      <style:text-properties style:font-name="Consolas"/>
    </style:style>
    <style:style style:name="P118" style:parent-style-name="Normal" style:family="paragraph">
      <style:text-properties style:font-name="Consolas"/>
    </style:style>
    <style:style style:name="P119" style:parent-style-name="Normal" style:family="paragraph">
      <style:text-properties style:font-name="Consolas"/>
    </style:style>
    <style:style style:name="P120" style:parent-style-name="Normal" style:family="paragraph">
      <style:text-properties style:font-name="Consolas"/>
    </style:style>
    <style:style style:name="P121" style:parent-style-name="Normal" style:family="paragraph">
      <style:text-properties style:font-name="Consolas"/>
    </style:style>
    <style:style style:name="P122" style:parent-style-name="Normal" style:family="paragraph">
      <style:text-properties style:font-name="Consolas"/>
    </style:style>
    <style:style style:name="P123" style:parent-style-name="Normal" style:family="paragraph">
      <style:text-properties style:font-name="Consolas"/>
    </style:style>
    <style:style style:name="P124" style:parent-style-name="Normal" style:family="paragraph">
      <style:text-properties style:font-name="Consolas"/>
    </style:style>
    <style:style style:name="P125" style:parent-style-name="Normal" style:family="paragraph">
      <style:text-properties style:font-name="Consolas"/>
    </style:style>
    <style:style style:name="P126" style:parent-style-name="Normal" style:family="paragraph">
      <style:text-properties style:font-name="Consolas"/>
    </style:style>
    <style:style style:name="P127" style:parent-style-name="Normal" style:family="paragraph">
      <style:text-properties style:font-name="Consolas"/>
    </style:style>
    <style:style style:name="P128" style:parent-style-name="Normal" style:family="paragraph">
      <style:text-properties style:font-name="Consolas"/>
    </style:style>
    <style:style style:name="P129" style:parent-style-name="Normal" style:family="paragraph">
      <style:text-properties style:font-name="Consolas"/>
    </style:style>
    <style:style style:name="P130" style:parent-style-name="Normal" style:family="paragraph">
      <style:text-properties style:font-name="Consolas"/>
    </style:style>
    <style:style style:name="P131" style:parent-style-name="Normal" style:family="paragraph">
      <style:text-properties style:font-name="Consolas"/>
    </style:style>
    <style:style style:name="P132" style:parent-style-name="Normal" style:family="paragraph">
      <style:text-properties style:font-name="Consolas"/>
    </style:style>
    <style:style style:name="P133" style:parent-style-name="Normal" style:family="paragraph">
      <style:text-properties style:font-name="Consolas"/>
    </style:style>
    <style:style style:name="P134" style:parent-style-name="Normal" style:family="paragraph">
      <style:text-properties style:font-name="Consolas"/>
    </style:style>
    <style:style style:name="P135" style:parent-style-name="Normal" style:family="paragraph">
      <style:text-properties style:font-name="Consolas"/>
    </style:style>
    <style:style style:name="P136" style:parent-style-name="Normal" style:family="paragraph">
      <style:text-properties style:font-name="Consolas"/>
    </style:style>
    <style:style style:name="P137" style:parent-style-name="Normal" style:family="paragraph">
      <style:text-properties style:font-name="Consolas"/>
    </style:style>
    <style:style style:name="P138" style:parent-style-name="Normal" style:family="paragraph">
      <style:text-properties style:font-name="Consolas"/>
    </style:style>
    <style:style style:name="P139" style:parent-style-name="Normal" style:family="paragraph">
      <style:text-properties style:font-name="Consolas"/>
    </style:style>
    <style:style style:name="P140" style:parent-style-name="Normal" style:family="paragraph">
      <style:text-properties style:font-name="Consolas"/>
    </style:style>
    <style:style style:name="P141" style:parent-style-name="Normal" style:family="paragraph">
      <style:text-properties style:font-name="Consolas"/>
    </style:style>
    <style:style style:name="P142" style:parent-style-name="Normal" style:family="paragraph">
      <style:text-properties style:font-name="Consolas"/>
    </style:style>
    <style:style style:name="P143" style:parent-style-name="Normal" style:family="paragraph">
      <style:text-properties style:font-name="Consolas"/>
    </style:style>
    <style:style style:name="P144" style:parent-style-name="Normal" style:family="paragraph">
      <style:text-properties style:font-name="Consolas"/>
    </style:style>
    <style:style style:name="P145" style:parent-style-name="Normal" style:family="paragraph">
      <style:text-properties style:font-name="Consolas"/>
    </style:style>
    <style:style style:name="P146" style:parent-style-name="Normal" style:family="paragraph">
      <style:text-properties style:font-name="Consolas"/>
    </style:style>
    <style:style style:name="P147" style:parent-style-name="Normal" style:family="paragraph">
      <style:text-properties style:font-name="Consolas"/>
    </style:style>
    <style:style style:name="P148" style:parent-style-name="Normal" style:family="paragraph">
      <style:text-properties style:font-name="Consolas"/>
    </style:style>
    <style:style style:name="P149" style:parent-style-name="Normal" style:family="paragraph">
      <style:text-properties style:font-name="Consolas"/>
    </style:style>
    <style:style style:name="P150" style:parent-style-name="Normal" style:family="paragraph">
      <style:text-properties style:font-name="Consolas"/>
    </style:style>
    <style:style style:name="P151" style:parent-style-name="Normal" style:family="paragraph">
      <style:text-properties style:font-name="Consolas"/>
    </style:style>
    <style:style style:name="P152" style:parent-style-name="Normal" style:family="paragraph">
      <style:text-properties style:font-name="Consolas"/>
    </style:style>
    <style:style style:name="P153" style:parent-style-name="Normal" style:family="paragraph">
      <style:text-properties style:font-name="Consolas"/>
    </style:style>
    <style:style style:name="P154" style:parent-style-name="Normal" style:family="paragraph">
      <style:text-properties style:font-name="Consolas"/>
    </style:style>
    <style:style style:name="P155" style:parent-style-name="Normal" style:family="paragraph">
      <style:text-properties style:font-name="Consolas"/>
    </style:style>
    <style:style style:name="P156" style:parent-style-name="Normal" style:family="paragraph">
      <style:text-properties style:font-name="Consolas"/>
    </style:style>
    <style:style style:name="P157" style:parent-style-name="Normal" style:family="paragraph">
      <style:text-properties style:font-name="Consolas"/>
    </style:style>
    <style:style style:name="P158" style:parent-style-name="Normal" style:family="paragraph">
      <style:text-properties style:font-name="Consolas"/>
    </style:style>
    <style:style style:name="P159" style:parent-style-name="Normal" style:family="paragraph">
      <style:text-properties style:font-name="Consolas"/>
    </style:style>
    <style:style style:name="P160" style:parent-style-name="Normal" style:family="paragraph">
      <style:text-properties style:font-name="Consolas"/>
    </style:style>
    <style:style style:name="P161" style:parent-style-name="Normal" style:family="paragraph">
      <style:text-properties style:font-name="Consolas"/>
    </style:style>
    <style:style style:name="P162" style:parent-style-name="Normal" style:family="paragraph">
      <style:text-properties style:font-name="Consolas"/>
    </style:style>
    <style:style style:name="P163" style:parent-style-name="Normal" style:family="paragraph">
      <style:text-properties style:font-name="Consolas"/>
    </style:style>
    <style:style style:name="P164" style:parent-style-name="Normal" style:family="paragraph">
      <style:text-properties style:font-name="Consolas"/>
    </style:style>
    <style:style style:name="P165" style:parent-style-name="Normal" style:family="paragraph">
      <style:text-properties style:font-name="Consolas"/>
    </style:style>
    <style:style style:name="P166" style:parent-style-name="Normal" style:family="paragraph">
      <style:text-properties style:font-name="Consolas"/>
    </style:style>
    <style:style style:name="P167" style:parent-style-name="Normal" style:family="paragraph">
      <style:text-properties style:font-name="Consolas"/>
    </style:style>
    <style:style style:name="P168" style:parent-style-name="Normal" style:family="paragraph">
      <style:text-properties style:font-name="Consolas"/>
    </style:style>
    <style:style style:name="P169" style:parent-style-name="Normal" style:family="paragraph">
      <style:text-properties style:font-name="Consolas"/>
    </style:style>
    <style:style style:name="P170" style:parent-style-name="Normal" style:family="paragraph">
      <style:text-properties style:font-name="Consolas"/>
    </style:style>
    <style:style style:name="P171" style:parent-style-name="Normal" style:family="paragraph">
      <style:text-properties style:font-name="Consolas"/>
    </style:style>
    <style:style style:name="P172" style:parent-style-name="Normal" style:family="paragraph">
      <style:text-properties style:font-name="Consolas"/>
    </style:style>
    <style:style style:name="P173" style:parent-style-name="Normal" style:family="paragraph">
      <style:text-properties style:font-name="Consolas"/>
    </style:style>
    <style:style style:name="P174" style:parent-style-name="Normal" style:family="paragraph">
      <style:text-properties style:font-name="Consolas"/>
    </style:style>
    <style:style style:name="P175" style:parent-style-name="Normal" style:family="paragraph">
      <style:text-properties style:font-name="Consolas"/>
    </style:style>
    <style:style style:name="P176" style:parent-style-name="Normal" style:family="paragraph">
      <style:text-properties style:font-name="Consolas"/>
    </style:style>
    <style:style style:name="P177" style:parent-style-name="Normal" style:family="paragraph">
      <style:text-properties style:font-name="Consolas"/>
    </style:style>
    <style:style style:name="P178" style:parent-style-name="Normal" style:family="paragraph">
      <style:text-properties style:font-name="Consolas"/>
    </style:style>
    <style:style style:name="P179" style:parent-style-name="Normal" style:family="paragraph">
      <style:text-properties style:font-name="Consolas"/>
    </style:style>
    <style:style style:name="P180" style:parent-style-name="Normal" style:family="paragraph">
      <style:text-properties style:font-name="Consolas"/>
    </style:style>
    <style:style style:name="P181" style:parent-style-name="Normal" style:family="paragraph">
      <style:text-properties style:font-name="Consolas"/>
    </style:style>
    <style:style style:name="P182" style:parent-style-name="Normal" style:family="paragraph">
      <style:text-properties style:font-name="Consolas"/>
    </style:style>
    <style:style style:name="P183" style:parent-style-name="Normal" style:family="paragraph">
      <style:text-properties style:font-name="Consolas"/>
    </style:style>
    <style:style style:name="P184" style:parent-style-name="Normal" style:family="paragraph">
      <style:text-properties style:font-name="Consolas"/>
    </style:style>
    <style:style style:name="P185" style:parent-style-name="Normal" style:family="paragraph">
      <style:text-properties style:font-name="Consolas"/>
    </style:style>
    <style:style style:name="P186" style:parent-style-name="Normal" style:family="paragraph">
      <style:text-properties style:font-name="Consolas"/>
    </style:style>
    <style:style style:name="P187" style:parent-style-name="Normal" style:family="paragraph">
      <style:text-properties style:font-name="Consolas"/>
    </style:style>
    <style:style style:name="P188" style:parent-style-name="Normal" style:family="paragraph">
      <style:text-properties style:font-name="Consolas"/>
    </style:style>
    <style:style style:name="P189" style:parent-style-name="Normal" style:family="paragraph">
      <style:text-properties style:font-name="Consolas"/>
    </style:style>
    <style:style style:name="P190" style:parent-style-name="Normal" style:family="paragraph">
      <style:text-properties style:font-name="Consolas"/>
    </style:style>
    <style:style style:name="P191" style:parent-style-name="Normal" style:family="paragraph">
      <style:text-properties style:font-name="Consolas"/>
    </style:style>
    <style:style style:name="P192" style:parent-style-name="Normal" style:family="paragraph">
      <style:text-properties style:font-name="Consolas"/>
    </style:style>
    <style:style style:name="P193" style:parent-style-name="Normal" style:family="paragraph">
      <style:text-properties style:font-name="Consolas"/>
    </style:style>
    <style:style style:name="P194" style:parent-style-name="Normal" style:family="paragraph">
      <style:text-properties style:font-name="Consolas"/>
    </style:style>
    <style:style style:name="P195" style:parent-style-name="Normal" style:family="paragraph">
      <style:text-properties style:font-name="Consolas"/>
    </style:style>
    <style:style style:name="P196" style:parent-style-name="Normal" style:family="paragraph">
      <style:text-properties style:font-name="Consolas"/>
    </style:style>
    <style:style style:name="P197" style:parent-style-name="Normal" style:family="paragraph">
      <style:text-properties style:font-name="Consolas"/>
    </style:style>
    <style:style style:name="P198" style:parent-style-name="Normal" style:family="paragraph">
      <style:text-properties style:font-name="Consolas"/>
    </style:style>
    <style:style style:name="P199" style:parent-style-name="Normal" style:family="paragraph">
      <style:text-properties style:font-name="Consolas"/>
    </style:style>
    <style:style style:name="P200" style:parent-style-name="Normal" style:family="paragraph">
      <style:text-properties style:font-name="Consolas"/>
    </style:style>
    <style:style style:name="P201" style:parent-style-name="Normal" style:family="paragraph">
      <style:text-properties style:font-name="Consolas"/>
    </style:style>
    <style:style style:name="P202" style:parent-style-name="Normal" style:family="paragraph">
      <style:text-properties style:font-name="Consolas"/>
    </style:style>
    <style:style style:name="P203" style:parent-style-name="Normal" style:family="paragraph">
      <style:text-properties style:font-name="Consolas"/>
    </style:style>
    <style:style style:name="P204" style:parent-style-name="Normal" style:family="paragraph">
      <style:text-properties style:font-name="Consolas"/>
    </style:style>
    <style:style style:name="P205" style:parent-style-name="Normal" style:family="paragraph">
      <style:text-properties style:font-name="Consolas"/>
    </style:style>
    <style:style style:name="P206" style:parent-style-name="Normal" style:family="paragraph">
      <style:text-properties style:font-name="Consolas"/>
    </style:style>
    <style:style style:name="P207" style:parent-style-name="Normal" style:family="paragraph">
      <style:text-properties style:font-name="Consolas"/>
    </style:style>
    <style:style style:name="P208" style:parent-style-name="Normal" style:family="paragraph">
      <style:text-properties style:font-name="Consolas"/>
    </style:style>
    <style:style style:name="P209" style:parent-style-name="Normal" style:family="paragraph">
      <style:text-properties style:font-name="Consolas"/>
    </style:style>
    <style:style style:name="P210" style:parent-style-name="Normal" style:family="paragraph">
      <style:text-properties style:font-name="Consolas"/>
    </style:style>
    <style:style style:name="P211" style:parent-style-name="Normal" style:family="paragraph">
      <style:text-properties style:font-name="Consolas"/>
    </style:style>
    <style:style style:name="P212" style:parent-style-name="Normal" style:family="paragraph">
      <style:text-properties style:font-name="Consolas"/>
    </style:style>
    <style:style style:name="P213" style:parent-style-name="Normal" style:family="paragraph">
      <style:text-properties style:font-name="Consolas"/>
    </style:style>
    <style:style style:name="P214" style:parent-style-name="Normal" style:family="paragraph">
      <style:text-properties style:font-name="Consolas"/>
    </style:style>
    <style:style style:name="P215" style:parent-style-name="Normal" style:family="paragraph">
      <style:text-properties style:font-name="Consolas"/>
    </style:style>
    <style:style style:name="P216" style:parent-style-name="Normal" style:family="paragraph">
      <style:text-properties style:font-name="Consolas"/>
    </style:style>
    <style:style style:name="P217" style:parent-style-name="Normal" style:family="paragraph">
      <style:text-properties style:font-name="Consolas"/>
    </style:style>
    <style:style style:name="P218" style:parent-style-name="Normal" style:family="paragraph">
      <style:text-properties style:font-name="Consolas"/>
    </style:style>
    <style:style style:name="P219" style:parent-style-name="Normal" style:family="paragraph">
      <style:text-properties style:font-name="Consolas"/>
    </style:style>
    <style:style style:name="P220" style:parent-style-name="Normal" style:family="paragraph">
      <style:text-properties style:font-name="Consolas"/>
    </style:style>
    <style:style style:name="P221" style:parent-style-name="Normal" style:family="paragraph">
      <style:text-properties style:font-name="Consolas"/>
    </style:style>
    <style:style style:name="P222" style:parent-style-name="Normal" style:family="paragraph">
      <style:text-properties style:font-name="Consolas"/>
    </style:style>
    <style:style style:name="P223" style:parent-style-name="Normal" style:family="paragraph">
      <style:text-properties style:font-name="Consolas"/>
    </style:style>
    <style:style style:name="P224" style:parent-style-name="Normal" style:family="paragraph">
      <style:text-properties style:font-name="Consolas"/>
    </style:style>
    <style:style style:name="P225" style:parent-style-name="Normal" style:family="paragraph">
      <style:text-properties style:font-name="Consolas"/>
    </style:style>
    <style:style style:name="P226" style:parent-style-name="Normal" style:family="paragraph">
      <style:text-properties style:font-name="Consolas"/>
    </style:style>
    <style:style style:name="P227" style:parent-style-name="Normal" style:family="paragraph">
      <style:text-properties style:font-name="Consolas"/>
    </style:style>
    <style:style style:name="P228" style:parent-style-name="Normal" style:family="paragraph">
      <style:text-properties style:font-name="Consolas"/>
    </style:style>
    <style:style style:name="P229" style:parent-style-name="Normal" style:family="paragraph">
      <style:text-properties style:font-name="Consolas"/>
    </style:style>
    <style:style style:name="P230" style:parent-style-name="Normal" style:family="paragraph">
      <style:text-properties style:font-name="Consolas"/>
    </style:style>
    <style:style style:name="P231" style:parent-style-name="Normal" style:family="paragraph">
      <style:text-properties style:font-name="Consolas"/>
    </style:style>
    <style:style style:name="P232" style:parent-style-name="Normal" style:family="paragraph">
      <style:text-properties style:font-name="Consolas"/>
    </style:style>
    <style:style style:name="P233" style:parent-style-name="Normal" style:family="paragraph">
      <style:text-properties style:font-name="Consolas"/>
    </style:style>
    <style:style style:name="P234" style:parent-style-name="Normal" style:family="paragraph">
      <style:text-properties style:font-name="Consolas"/>
    </style:style>
    <style:style style:name="P235" style:parent-style-name="Normal" style:family="paragraph">
      <style:text-properties style:font-name="Consolas"/>
    </style:style>
    <style:style style:name="P236" style:parent-style-name="Normal" style:family="paragraph">
      <style:text-properties style:font-name="Consolas"/>
    </style:style>
    <style:style style:name="P237" style:parent-style-name="Normal" style:family="paragraph">
      <style:text-properties style:font-name="Consolas"/>
    </style:style>
    <style:style style:name="P238" style:parent-style-name="Normal" style:family="paragraph">
      <style:text-properties style:font-name="Consolas"/>
    </style:style>
    <style:style style:name="P239" style:parent-style-name="Normal" style:family="paragraph">
      <style:text-properties style:font-name="Consolas"/>
    </style:style>
    <style:style style:name="P240" style:parent-style-name="Normal" style:family="paragraph">
      <style:text-properties style:font-name="Consolas"/>
    </style:style>
    <style:style style:name="P241" style:parent-style-name="Normal" style:family="paragraph">
      <style:text-properties style:font-name="Consolas"/>
    </style:style>
    <style:style style:name="P242" style:parent-style-name="Normal" style:family="paragraph">
      <style:text-properties style:font-name="Consolas"/>
    </style:style>
    <style:style style:name="P243" style:parent-style-name="Normal" style:family="paragraph">
      <style:text-properties style:font-name="Consolas"/>
    </style:style>
    <style:style style:name="P244" style:parent-style-name="Normal" style:family="paragraph">
      <style:text-properties style:font-name="Consolas"/>
    </style:style>
    <style:style style:name="P245" style:parent-style-name="Normal" style:family="paragraph">
      <style:text-properties style:font-name="Consolas"/>
    </style:style>
    <style:style style:name="P246" style:parent-style-name="Normal" style:family="paragraph">
      <style:text-properties style:font-name="Consolas"/>
    </style:style>
    <style:style style:name="P247" style:parent-style-name="Normal" style:family="paragraph">
      <style:text-properties style:font-name="Consolas"/>
    </style:style>
    <style:style style:name="P248" style:parent-style-name="Normal" style:family="paragraph">
      <style:text-properties style:font-name="Consolas"/>
    </style:style>
    <style:style style:name="P249" style:parent-style-name="Normal" style:family="paragraph">
      <style:text-properties style:font-name="Consolas"/>
    </style:style>
    <style:style style:name="P250" style:parent-style-name="Normal" style:family="paragraph">
      <style:text-properties style:font-name="Consolas"/>
    </style:style>
    <style:style style:name="P251" style:parent-style-name="Normal" style:family="paragraph">
      <style:text-properties style:font-name="Consolas"/>
    </style:style>
    <style:style style:name="P252" style:parent-style-name="Normal" style:family="paragraph">
      <style:text-properties style:font-name="Consolas"/>
    </style:style>
    <style:style style:name="P253" style:parent-style-name="Normal" style:family="paragraph">
      <style:text-properties style:font-name="Consolas"/>
    </style:style>
    <style:style style:name="P254" style:parent-style-name="Normal" style:family="paragraph">
      <style:text-properties style:font-name="Consolas"/>
    </style:style>
    <style:style style:name="P255" style:parent-style-name="Normal" style:family="paragraph">
      <style:text-properties style:font-name="Consolas"/>
    </style:style>
    <style:style style:name="P256" style:parent-style-name="Normal" style:family="paragraph">
      <style:text-properties style:font-name="Consolas"/>
    </style:style>
    <style:style style:name="P257" style:parent-style-name="Normal" style:family="paragraph">
      <style:text-properties style:font-name="Consolas"/>
    </style:style>
    <style:style style:name="P258" style:parent-style-name="Normal" style:family="paragraph">
      <style:text-properties style:font-name="Consolas"/>
    </style:style>
    <style:style style:name="P259" style:parent-style-name="Normal" style:family="paragraph">
      <style:text-properties style:font-name="Consolas"/>
    </style:style>
    <style:style style:name="P260" style:parent-style-name="Normal" style:family="paragraph">
      <style:text-properties style:font-name="Consolas"/>
    </style:style>
    <style:style style:name="P261" style:parent-style-name="Normal" style:family="paragraph">
      <style:text-properties style:font-name="Consolas"/>
    </style:style>
    <style:style style:name="P262" style:parent-style-name="Normal" style:family="paragraph">
      <style:text-properties style:font-name="Consolas"/>
    </style:style>
    <style:style style:name="P263" style:parent-style-name="Normal" style:family="paragraph">
      <style:text-properties style:font-name="Consolas"/>
    </style:style>
    <style:style style:name="P264" style:parent-style-name="Normal" style:family="paragraph">
      <style:text-properties style:font-name="Consolas"/>
    </style:style>
    <style:style style:name="P265" style:parent-style-name="Normal" style:family="paragraph">
      <style:text-properties style:font-name="Consolas"/>
    </style:style>
    <style:style style:name="P266" style:parent-style-name="Normal" style:family="paragraph">
      <style:text-properties style:font-name="Consolas"/>
    </style:style>
    <style:style style:name="P267" style:parent-style-name="Normal" style:family="paragraph">
      <style:text-properties style:font-name="Consolas"/>
    </style:style>
    <style:style style:name="P268" style:parent-style-name="Normal" style:family="paragraph">
      <style:text-properties style:font-name="Consolas"/>
    </style:style>
    <style:style style:name="P269" style:parent-style-name="Normal" style:family="paragraph">
      <style:text-properties style:font-name="Consolas"/>
    </style:style>
    <style:style style:name="P270" style:parent-style-name="Normal" style:family="paragraph">
      <style:text-properties style:font-name="Consolas"/>
    </style:style>
    <style:style style:name="P271" style:parent-style-name="Normal" style:family="paragraph">
      <style:text-properties style:font-name="Consolas"/>
    </style:style>
    <style:style style:name="P272" style:parent-style-name="Normal" style:family="paragraph">
      <style:text-properties style:font-name="Consolas"/>
    </style:style>
    <style:style style:name="P273" style:parent-style-name="Normal" style:family="paragraph">
      <style:text-properties style:font-name="Consolas"/>
    </style:style>
    <style:style style:name="P274" style:parent-style-name="Normal" style:family="paragraph">
      <style:text-properties style:font-name="Consolas"/>
    </style:style>
    <style:style style:name="P275" style:parent-style-name="Normal" style:family="paragraph">
      <style:text-properties style:font-name="Consolas"/>
    </style:style>
    <style:style style:name="P276" style:parent-style-name="Normal" style:family="paragraph">
      <style:text-properties style:font-name="Consolas"/>
    </style:style>
    <style:style style:name="P277" style:parent-style-name="Normal" style:family="paragraph">
      <style:text-properties style:font-name="Consolas"/>
    </style:style>
    <style:style style:name="P278" style:parent-style-name="Normal" style:family="paragraph">
      <style:text-properties style:font-name="Consolas"/>
    </style:style>
    <style:style style:name="P279" style:parent-style-name="Normal" style:family="paragraph">
      <style:text-properties style:font-name="Consolas"/>
    </style:style>
    <style:style style:name="P280" style:parent-style-name="Normal" style:family="paragraph">
      <style:text-properties style:font-name="Consolas"/>
    </style:style>
    <style:style style:name="P281" style:parent-style-name="Normal" style:family="paragraph">
      <style:text-properties style:font-name="Consolas"/>
    </style:style>
    <style:style style:name="P282" style:parent-style-name="Normal" style:family="paragraph">
      <style:text-properties style:font-name="Consolas"/>
    </style:style>
    <style:style style:name="P283" style:parent-style-name="Normal" style:family="paragraph">
      <style:text-properties style:font-name="Consolas"/>
    </style:style>
    <style:style style:name="P284" style:parent-style-name="Normal" style:family="paragraph">
      <style:text-properties style:font-name="Consolas"/>
    </style:style>
    <style:style style:name="P285" style:parent-style-name="Normal" style:family="paragraph">
      <style:text-properties style:font-name="Consolas"/>
    </style:style>
    <style:style style:name="P286" style:parent-style-name="Normal" style:family="paragraph">
      <style:text-properties style:font-name="Consolas"/>
    </style:style>
    <style:style style:name="P287" style:parent-style-name="Normal" style:family="paragraph">
      <style:text-properties style:font-name="Consolas"/>
    </style:style>
    <style:style style:name="P288" style:parent-style-name="Normal" style:family="paragraph">
      <style:text-properties style:font-name="Consolas"/>
    </style:style>
    <style:style style:name="P289" style:parent-style-name="Normal" style:family="paragraph">
      <style:text-properties style:font-name="Consolas"/>
    </style:style>
    <style:style style:name="P290" style:parent-style-name="Normal" style:family="paragraph">
      <style:text-properties style:font-name="Consolas"/>
    </style:style>
    <style:style style:name="P291" style:parent-style-name="Normal" style:family="paragraph">
      <style:text-properties style:font-name="Consolas"/>
    </style:style>
    <style:style style:name="P292" style:parent-style-name="Normal" style:family="paragraph">
      <style:text-properties style:font-name="Consolas"/>
    </style:style>
    <style:style style:name="P293" style:parent-style-name="Normal" style:family="paragraph">
      <style:text-properties style:font-name="Consolas"/>
    </style:style>
    <style:style style:name="P294" style:parent-style-name="Normal" style:family="paragraph">
      <style:text-properties style:font-name="Consolas"/>
    </style:style>
    <style:style style:name="P295" style:parent-style-name="Normal" style:family="paragraph">
      <style:text-properties style:font-name="Consolas"/>
    </style:style>
    <style:style style:name="P296" style:parent-style-name="Normal" style:family="paragraph">
      <style:text-properties style:font-name="Consolas"/>
    </style:style>
    <style:style style:name="P297" style:parent-style-name="Normal" style:family="paragraph">
      <style:text-properties style:font-name="Consolas"/>
    </style:style>
    <style:style style:name="P298" style:parent-style-name="Normal" style:family="paragraph">
      <style:text-properties style:font-name="Consolas"/>
    </style:style>
    <style:style style:name="P299" style:parent-style-name="Normal" style:family="paragraph">
      <style:text-properties style:font-name="Consolas"/>
    </style:style>
    <style:style style:name="P300" style:parent-style-name="Normal" style:family="paragraph">
      <style:text-properties style:font-name="Consolas"/>
    </style:style>
    <style:style style:name="P301" style:parent-style-name="Normal" style:family="paragraph">
      <style:text-properties style:font-name="Consolas"/>
    </style:style>
    <style:style style:name="P302" style:parent-style-name="Normal" style:family="paragraph">
      <style:text-properties style:font-name="Consolas"/>
    </style:style>
    <style:style style:name="P303" style:parent-style-name="Normal" style:family="paragraph">
      <style:text-properties style:font-name="Consolas"/>
    </style:style>
    <style:style style:name="P304" style:parent-style-name="Normal" style:family="paragraph">
      <style:text-properties style:font-name="Consolas"/>
    </style:style>
    <style:style style:name="P305" style:parent-style-name="Normal" style:family="paragraph">
      <style:text-properties style:font-name="Consolas"/>
    </style:style>
    <style:style style:name="P306" style:parent-style-name="Normal" style:family="paragraph">
      <style:text-properties style:font-name="Consolas"/>
    </style:style>
    <style:style style:name="P307" style:parent-style-name="Normal" style:family="paragraph">
      <style:text-properties style:font-name="Consolas"/>
    </style:style>
    <style:style style:name="P308" style:parent-style-name="Normal" style:family="paragraph">
      <style:text-properties style:font-name="Consolas"/>
    </style:style>
    <style:style style:name="P309" style:parent-style-name="Normal" style:family="paragraph">
      <style:text-properties style:font-name="Consolas"/>
    </style:style>
    <style:style style:name="P310" style:parent-style-name="Normal" style:family="paragraph">
      <style:text-properties style:font-name="Consolas"/>
    </style:style>
    <style:style style:name="P311" style:parent-style-name="Normal" style:family="paragraph">
      <style:text-properties style:font-name="Consolas"/>
    </style:style>
    <style:style style:name="P312" style:parent-style-name="Normal" style:family="paragraph">
      <style:text-properties style:font-name="Consolas"/>
    </style:style>
    <style:style style:name="P313" style:parent-style-name="Normal" style:family="paragraph">
      <style:text-properties style:font-name="Consolas"/>
    </style:style>
    <style:style style:name="P314" style:parent-style-name="Normal" style:family="paragraph">
      <style:text-properties style:font-name="Consolas"/>
    </style:style>
    <style:style style:name="P315" style:parent-style-name="Normal" style:family="paragraph">
      <style:text-properties style:font-name="Consolas"/>
    </style:style>
    <style:style style:name="P316" style:parent-style-name="Normal" style:family="paragraph">
      <style:text-properties style:font-name="Consolas"/>
    </style:style>
    <style:style style:name="P317" style:parent-style-name="Normal" style:family="paragraph">
      <style:text-properties style:font-name="Consolas"/>
    </style:style>
    <style:style style:name="P318" style:parent-style-name="Normal" style:family="paragraph">
      <style:text-properties style:font-name="Consolas"/>
    </style:style>
    <style:style style:name="P319" style:parent-style-name="Normal" style:family="paragraph">
      <style:text-properties style:font-name="Consolas"/>
    </style:style>
    <style:style style:name="P320" style:parent-style-name="Normal" style:family="paragraph">
      <style:text-properties style:font-name="Consolas"/>
    </style:style>
    <style:style style:name="P321" style:parent-style-name="Normal" style:family="paragraph">
      <style:text-properties style:font-name="Consolas"/>
    </style:style>
    <style:style style:name="P322" style:parent-style-name="Normal" style:family="paragraph">
      <style:text-properties style:font-name="Consolas"/>
    </style:style>
    <style:style style:name="P323" style:parent-style-name="Normal" style:family="paragraph">
      <style:text-properties style:font-name="Consolas"/>
    </style:style>
    <style:style style:name="P324" style:parent-style-name="Normal" style:family="paragraph">
      <style:text-properties style:font-name="Consolas"/>
    </style:style>
    <style:style style:name="P325" style:parent-style-name="Normal" style:family="paragraph">
      <style:text-properties style:font-name="Consolas"/>
    </style:style>
    <style:style style:name="P326" style:parent-style-name="Normal" style:family="paragraph">
      <style:text-properties style:font-name="Consolas"/>
    </style:style>
    <style:style style:name="P327" style:parent-style-name="Normal" style:family="paragraph">
      <style:text-properties style:font-name="Consolas"/>
    </style:style>
    <style:style style:name="P328" style:parent-style-name="Normal" style:family="paragraph">
      <style:text-properties style:font-name="Consolas"/>
    </style:style>
    <style:style style:name="P329" style:parent-style-name="Normal" style:family="paragraph">
      <style:text-properties style:font-name="Consolas"/>
    </style:style>
    <style:style style:name="P330" style:parent-style-name="Normal" style:family="paragraph">
      <style:text-properties style:font-name="Consolas"/>
    </style:style>
    <style:style style:name="P331" style:parent-style-name="Normal" style:family="paragraph">
      <style:text-properties style:font-name="Consolas"/>
    </style:style>
    <style:style style:name="P332" style:parent-style-name="Normal" style:family="paragraph">
      <style:text-properties style:font-name="Consolas"/>
    </style:style>
    <style:style style:name="P333" style:parent-style-name="Normal" style:family="paragraph">
      <style:text-properties style:font-name="Consolas"/>
    </style:style>
    <style:style style:name="P334" style:parent-style-name="Normal" style:family="paragraph">
      <style:text-properties style:font-name="Consolas"/>
    </style:style>
    <style:style style:name="P335" style:parent-style-name="Normal" style:family="paragraph">
      <style:text-properties style:font-name="Consolas"/>
    </style:style>
    <style:style style:name="P336" style:parent-style-name="Normal" style:family="paragraph">
      <style:text-properties style:font-name="Consolas"/>
    </style:style>
    <style:style style:name="P337" style:parent-style-name="Normal" style:family="paragraph">
      <style:text-properties style:font-name="Consolas"/>
    </style:style>
    <style:style style:name="P338" style:parent-style-name="Normal" style:family="paragraph">
      <style:text-properties style:font-name="Consolas"/>
    </style:style>
    <style:style style:name="P339" style:parent-style-name="Normal" style:family="paragraph">
      <style:text-properties style:font-name="Consolas"/>
    </style:style>
    <style:style style:name="P340" style:parent-style-name="Normal" style:family="paragraph">
      <style:text-properties style:font-name="Consolas"/>
    </style:style>
    <style:style style:name="P341" style:parent-style-name="Normal" style:family="paragraph">
      <style:text-properties style:font-name="Consolas"/>
    </style:style>
    <style:style style:name="P342" style:parent-style-name="Normal" style:family="paragraph">
      <style:text-properties style:font-name="Consolas"/>
    </style:style>
    <style:style style:name="P343" style:parent-style-name="Normal" style:family="paragraph">
      <style:text-properties style:font-name="Consolas"/>
    </style:style>
    <style:style style:name="P344" style:parent-style-name="Normal" style:family="paragraph">
      <style:text-properties style:font-name="Consolas"/>
    </style:style>
    <style:style style:name="P345" style:parent-style-name="Normal" style:family="paragraph">
      <style:text-properties style:font-name="Consolas"/>
    </style:style>
    <style:style style:name="P346" style:parent-style-name="Normal" style:family="paragraph">
      <style:text-properties style:font-name="Consolas"/>
    </style:style>
    <style:style style:name="P347" style:parent-style-name="Normal" style:family="paragraph">
      <style:text-properties style:font-name="Consolas"/>
    </style:style>
    <style:style style:name="P348" style:parent-style-name="Normal" style:family="paragraph">
      <style:text-properties style:font-name="Consolas"/>
    </style:style>
    <style:style style:name="P349" style:parent-style-name="Normal" style:family="paragraph">
      <style:text-properties style:font-name="Consolas"/>
    </style:style>
    <style:style style:name="P350" style:parent-style-name="Normal" style:family="paragraph">
      <style:text-properties style:font-name="Consolas"/>
    </style:style>
    <style:style style:name="P351" style:parent-style-name="Normal" style:family="paragraph">
      <style:text-properties style:font-name="Consolas"/>
    </style:style>
    <style:style style:name="P352" style:parent-style-name="Normal" style:family="paragraph">
      <style:text-properties style:font-name="Consolas"/>
    </style:style>
    <style:style style:name="P353" style:parent-style-name="Normal" style:family="paragraph">
      <style:text-properties style:font-name="Consolas"/>
    </style:style>
    <style:style style:name="P354" style:parent-style-name="Normal" style:family="paragraph">
      <style:text-properties style:font-name="Consolas"/>
    </style:style>
    <style:style style:name="P355" style:parent-style-name="Normal" style:family="paragraph">
      <style:text-properties style:font-name="Consolas"/>
    </style:style>
    <style:style style:name="P356" style:parent-style-name="Normal" style:family="paragraph">
      <style:text-properties style:font-name="Consolas"/>
    </style:style>
    <style:style style:name="P357" style:parent-style-name="Normal" style:family="paragraph">
      <style:text-properties style:font-name="Consolas"/>
    </style:style>
    <style:style style:name="P358" style:parent-style-name="Normal" style:family="paragraph">
      <style:text-properties style:font-name="Consolas"/>
    </style:style>
    <style:style style:name="P359" style:parent-style-name="Normal" style:family="paragraph">
      <style:text-properties style:font-name="Consolas"/>
    </style:style>
    <style:style style:name="P360" style:parent-style-name="Normal" style:family="paragraph">
      <style:text-properties style:font-name="Consolas"/>
    </style:style>
    <style:style style:name="P361" style:parent-style-name="Normal" style:family="paragraph">
      <style:text-properties style:font-name="Consolas"/>
    </style:style>
    <style:style style:name="P362" style:parent-style-name="Normal" style:family="paragraph">
      <style:text-properties style:font-name="Consolas"/>
    </style:style>
    <style:style style:name="P363" style:parent-style-name="Normal" style:family="paragraph">
      <style:text-properties style:font-name="Consolas"/>
    </style:style>
    <style:style style:name="P364" style:parent-style-name="Normal" style:family="paragraph">
      <style:text-properties style:font-name="Consolas"/>
    </style:style>
    <style:style style:name="P365" style:parent-style-name="Normal" style:family="paragraph">
      <style:text-properties style:font-name="Consolas"/>
    </style:style>
    <style:style style:name="P366" style:parent-style-name="Normal" style:family="paragraph">
      <style:text-properties style:font-name="Consolas"/>
    </style:style>
    <style:style style:name="P367" style:parent-style-name="Normal" style:family="paragraph">
      <style:text-properties style:font-name="Consolas"/>
    </style:style>
    <style:style style:name="P368" style:parent-style-name="Normal" style:family="paragraph">
      <style:text-properties style:font-name="Consolas"/>
    </style:style>
    <style:style style:name="P369" style:parent-style-name="Normal" style:family="paragraph">
      <style:text-properties style:font-name="Consolas"/>
    </style:style>
    <style:style style:name="P370" style:parent-style-name="Normal" style:family="paragraph">
      <style:text-properties style:font-name="Consolas"/>
    </style:style>
    <style:style style:name="P371" style:parent-style-name="Normal" style:family="paragraph">
      <style:text-properties style:font-name="Consolas"/>
    </style:style>
    <style:style style:name="P372" style:parent-style-name="Normal" style:family="paragraph">
      <style:text-properties style:font-name="Consolas"/>
    </style:style>
    <style:style style:name="P373" style:parent-style-name="Normal" style:family="paragraph">
      <style:text-properties style:font-name="Consolas"/>
    </style:style>
    <style:style style:name="P374" style:parent-style-name="Normal" style:family="paragraph">
      <style:text-properties style:font-name="Consolas"/>
    </style:style>
    <style:style style:name="P375" style:parent-style-name="Normal" style:family="paragraph">
      <style:text-properties style:font-name="Consolas"/>
    </style:style>
    <style:style style:name="P376" style:parent-style-name="Normal" style:family="paragraph">
      <style:text-properties style:font-name="Consolas"/>
    </style:style>
    <style:style style:name="P377" style:parent-style-name="Normal" style:family="paragraph">
      <style:text-properties style:font-name="Consolas"/>
    </style:style>
    <style:style style:name="P378" style:parent-style-name="Normal" style:family="paragraph">
      <style:text-properties style:font-name="Consolas"/>
    </style:style>
    <style:style style:name="P379" style:parent-style-name="Normal" style:family="paragraph">
      <style:text-properties style:font-name="Consolas"/>
    </style:style>
    <style:style style:name="P380" style:parent-style-name="Normal" style:family="paragraph">
      <style:text-properties style:font-name="Consolas"/>
    </style:style>
    <style:style style:name="P381" style:parent-style-name="Normal" style:family="paragraph">
      <style:text-properties style:font-name="Consolas"/>
    </style:style>
    <style:style style:name="P382" style:parent-style-name="Normal" style:family="paragraph">
      <style:text-properties style:font-name="Consolas"/>
    </style:style>
    <style:style style:name="P383" style:parent-style-name="Normal" style:family="paragraph">
      <style:text-properties style:font-name="Consolas"/>
    </style:style>
    <style:style style:name="P384" style:parent-style-name="Normal" style:family="paragraph">
      <style:text-properties style:font-name="Consolas"/>
    </style:style>
    <style:style style:name="P385" style:parent-style-name="Normal" style:family="paragraph">
      <style:text-properties style:font-name="Consolas"/>
    </style:style>
    <style:style style:name="P386" style:parent-style-name="Normal" style:family="paragraph">
      <style:text-properties style:font-name="Consolas"/>
    </style:style>
    <style:style style:name="P387" style:parent-style-name="Normal" style:family="paragraph">
      <style:text-properties style:font-name="Consolas"/>
    </style:style>
    <style:style style:name="P388" style:parent-style-name="Normal" style:family="paragraph">
      <style:text-properties style:font-name="Consolas"/>
    </style:style>
    <style:style style:name="P389" style:parent-style-name="Normal" style:family="paragraph">
      <style:text-properties style:font-name="Consolas"/>
    </style:style>
    <style:style style:name="P390" style:parent-style-name="Normal" style:family="paragraph">
      <style:text-properties style:font-name="Consolas"/>
    </style:style>
    <style:style style:name="P391" style:parent-style-name="Normal" style:family="paragraph">
      <style:text-properties style:font-name="Consolas"/>
    </style:style>
    <style:style style:name="P392" style:parent-style-name="Normal" style:family="paragraph">
      <style:text-properties style:font-name="Consolas"/>
    </style:style>
    <style:style style:name="P393" style:parent-style-name="Normal" style:family="paragraph">
      <style:text-properties style:font-name="Consolas"/>
    </style:style>
    <style:style style:name="P394" style:parent-style-name="Normal" style:family="paragraph">
      <style:text-properties style:font-name="Consolas"/>
    </style:style>
    <style:style style:name="P395" style:parent-style-name="Normal" style:family="paragraph">
      <style:text-properties style:font-name="Consolas"/>
    </style:style>
    <style:style style:name="P396" style:parent-style-name="Normal" style:family="paragraph">
      <style:text-properties style:font-name="Consolas"/>
    </style:style>
    <style:style style:name="P397" style:parent-style-name="Normal" style:family="paragraph">
      <style:text-properties style:font-name="Consolas"/>
    </style:style>
    <style:style style:name="P398" style:parent-style-name="Normal" style:family="paragraph">
      <style:text-properties style:font-name="Consolas"/>
    </style:style>
    <style:style style:name="P399" style:parent-style-name="Normal" style:family="paragraph">
      <style:text-properties style:font-name="Consolas"/>
    </style:style>
    <style:style style:name="P400" style:parent-style-name="Normal" style:family="paragraph">
      <style:text-properties style:font-name="Consolas"/>
    </style:style>
    <style:style style:name="P401" style:parent-style-name="Normal" style:family="paragraph">
      <style:text-properties style:font-name="Consolas"/>
    </style:style>
    <style:style style:name="P402" style:parent-style-name="Normal" style:family="paragraph">
      <style:text-properties style:font-name="Consolas"/>
    </style:style>
    <style:style style:name="P403" style:parent-style-name="Normal" style:family="paragraph">
      <style:text-properties style:font-name="Consolas"/>
    </style:style>
    <style:style style:name="P404" style:parent-style-name="Normal" style:family="paragraph">
      <style:text-properties style:font-name="Consolas"/>
    </style:style>
    <style:style style:name="P405" style:parent-style-name="Normal" style:family="paragraph">
      <style:text-properties style:font-name="Consolas"/>
    </style:style>
    <style:style style:name="P406" style:parent-style-name="Normal" style:family="paragraph">
      <style:text-properties style:font-name="Consolas"/>
    </style:style>
    <style:style style:name="P407" style:parent-style-name="Normal" style:family="paragraph">
      <style:text-properties style:font-name="Consolas"/>
    </style:style>
    <style:style style:name="P408" style:parent-style-name="Normal" style:family="paragraph">
      <style:text-properties style:font-name="Consolas"/>
    </style:style>
    <style:style style:name="P409" style:parent-style-name="Normal" style:family="paragraph">
      <style:text-properties style:font-name="Consolas"/>
    </style:style>
    <style:style style:name="P410" style:parent-style-name="Normal" style:family="paragraph">
      <style:text-properties style:font-name="Consolas"/>
    </style:style>
    <style:style style:name="P411" style:parent-style-name="Normal" style:family="paragraph">
      <style:text-properties style:font-name="Consolas"/>
    </style:style>
    <style:style style:name="P412" style:parent-style-name="Normal" style:family="paragraph">
      <style:text-properties style:font-name="Consolas"/>
    </style:style>
    <style:style style:name="P413" style:parent-style-name="Normal" style:family="paragraph">
      <style:text-properties style:font-name="Consolas"/>
    </style:style>
    <style:style style:name="P414" style:parent-style-name="Normal" style:family="paragraph">
      <style:text-properties style:font-name="Consolas"/>
    </style:style>
    <style:style style:name="P415" style:parent-style-name="Normal" style:family="paragraph">
      <style:text-properties style:font-name="Consolas"/>
    </style:style>
    <style:style style:name="P416" style:parent-style-name="Normal" style:family="paragraph">
      <style:text-properties style:font-name="Consolas"/>
    </style:style>
    <style:style style:name="P417" style:parent-style-name="Normal" style:family="paragraph">
      <style:text-properties style:font-name="Consolas"/>
    </style:style>
    <style:style style:name="P418" style:parent-style-name="Normal" style:family="paragraph">
      <style:text-properties style:font-name="Consolas"/>
    </style:style>
    <style:style style:name="P419" style:parent-style-name="Normal" style:family="paragraph">
      <style:text-properties style:font-name="Consolas"/>
    </style:style>
    <style:style style:name="P420" style:parent-style-name="Normal" style:family="paragraph">
      <style:text-properties style:font-name="Consolas"/>
    </style:style>
    <style:style style:name="P421" style:parent-style-name="Normal" style:family="paragraph">
      <style:text-properties style:font-name="Consolas"/>
    </style:style>
    <style:style style:name="P422" style:parent-style-name="Normal" style:family="paragraph">
      <style:text-properties style:font-name="Consolas"/>
    </style:style>
    <style:style style:name="P423" style:parent-style-name="Normal" style:family="paragraph">
      <style:text-properties style:font-name="Consolas"/>
    </style:style>
    <style:style style:name="P424" style:parent-style-name="Normal" style:family="paragraph">
      <style:text-properties style:font-name="Consolas"/>
    </style:style>
    <style:style style:name="P425" style:parent-style-name="Normal" style:family="paragraph">
      <style:text-properties style:font-name="Consolas"/>
    </style:style>
    <style:style style:name="P426" style:parent-style-name="Normal" style:family="paragraph">
      <style:text-properties style:font-name="Consolas"/>
    </style:style>
    <style:style style:name="P427" style:parent-style-name="Normal" style:family="paragraph">
      <style:text-properties style:font-name="Consolas"/>
    </style:style>
    <style:style style:name="P428" style:parent-style-name="Normal" style:family="paragraph">
      <style:text-properties style:font-name="Consolas"/>
    </style:style>
    <style:style style:name="P429" style:parent-style-name="Normal" style:family="paragraph">
      <style:text-properties style:font-name="Consolas"/>
    </style:style>
    <style:style style:name="P430" style:parent-style-name="Normal" style:family="paragraph">
      <style:text-properties style:font-name="Consolas"/>
    </style:style>
    <style:style style:name="P431" style:parent-style-name="Normal" style:family="paragraph">
      <style:text-properties style:font-name="Consolas"/>
    </style:style>
    <style:style style:name="P432" style:parent-style-name="Normal" style:family="paragraph">
      <style:text-properties style:font-name="Consolas"/>
    </style:style>
    <style:style style:name="P433" style:parent-style-name="Normal" style:family="paragraph">
      <style:text-properties style:font-name="Consolas"/>
    </style:style>
    <style:style style:name="P434" style:parent-style-name="Normal" style:family="paragraph">
      <style:text-properties style:font-name="Consolas"/>
    </style:style>
    <style:style style:name="P435" style:parent-style-name="Normal" style:family="paragraph">
      <style:text-properties style:font-name="Consolas"/>
    </style:style>
    <style:style style:name="P436" style:parent-style-name="Normal" style:family="paragraph">
      <style:text-properties style:font-name="Consolas"/>
    </style:style>
    <style:style style:name="P437" style:parent-style-name="Normal" style:family="paragraph">
      <style:text-properties style:font-name="Consolas"/>
    </style:style>
    <style:style style:name="P438" style:parent-style-name="Normal" style:family="paragraph">
      <style:text-properties style:font-name="Consolas"/>
    </style:style>
    <style:style style:name="P439" style:parent-style-name="Normal" style:family="paragraph">
      <style:text-properties style:font-name="Consolas"/>
    </style:style>
    <style:style style:name="P440" style:parent-style-name="Normal" style:family="paragraph">
      <style:text-properties style:font-name="Consolas"/>
    </style:style>
    <style:style style:name="P441" style:parent-style-name="Normal" style:family="paragraph">
      <style:text-properties style:font-name="Consolas"/>
    </style:style>
    <style:style style:name="P442" style:parent-style-name="Normal" style:family="paragraph">
      <style:text-properties style:font-name="Consolas"/>
    </style:style>
    <style:style style:name="P443" style:parent-style-name="Normal" style:family="paragraph">
      <style:text-properties style:font-name="Consolas"/>
    </style:style>
    <style:style style:name="P444" style:parent-style-name="Normal" style:family="paragraph">
      <style:text-properties style:font-name="Consolas"/>
    </style:style>
    <style:style style:name="P445" style:parent-style-name="Normal" style:family="paragraph">
      <style:text-properties style:font-name="Consolas"/>
    </style:style>
    <style:style style:name="P446" style:parent-style-name="Normal" style:family="paragraph">
      <style:text-properties style:font-name="Consolas"/>
    </style:style>
    <style:style style:name="P447" style:parent-style-name="Normal" style:family="paragraph">
      <style:text-properties style:font-name="Consolas"/>
    </style:style>
    <style:style style:name="P448" style:parent-style-name="Normal" style:family="paragraph">
      <style:text-properties style:font-name="Consolas"/>
    </style:style>
    <style:style style:name="P449" style:parent-style-name="Normal" style:family="paragraph">
      <style:text-properties style:font-name="Consolas"/>
    </style:style>
    <style:style style:name="P450" style:parent-style-name="Normal" style:family="paragraph">
      <style:text-properties style:font-name="Consolas"/>
    </style:style>
    <style:style style:name="P451" style:parent-style-name="Normal" style:family="paragraph">
      <style:text-properties style:font-name="Consolas"/>
    </style:style>
    <style:style style:name="P452" style:parent-style-name="Normal" style:family="paragraph">
      <style:text-properties style:font-name="Consolas"/>
    </style:style>
    <style:style style:name="P453" style:parent-style-name="Normal" style:family="paragraph">
      <style:text-properties style:font-name="Consolas"/>
    </style:style>
    <style:style style:name="P454" style:parent-style-name="Normal" style:family="paragraph">
      <style:text-properties style:font-name="Consolas"/>
    </style:style>
    <style:style style:name="P455" style:parent-style-name="Normal" style:family="paragraph">
      <style:text-properties style:font-name="Consolas"/>
    </style:style>
    <style:style style:name="P456" style:parent-style-name="Normal" style:family="paragraph">
      <style:text-properties style:font-name="Consolas"/>
    </style:style>
    <style:style style:name="P457" style:parent-style-name="Normal" style:family="paragraph">
      <style:text-properties style:font-name="Consolas"/>
    </style:style>
    <style:style style:name="P458" style:parent-style-name="Normal" style:family="paragraph">
      <style:text-properties style:font-name="Consolas"/>
    </style:style>
    <style:style style:name="P459" style:parent-style-name="Normal" style:family="paragraph">
      <style:text-properties style:font-name="Consolas"/>
    </style:style>
    <style:style style:name="P460" style:parent-style-name="Normal" style:family="paragraph">
      <style:text-properties style:font-name="Consolas"/>
    </style:style>
    <style:style style:name="P461" style:parent-style-name="Normal" style:family="paragraph">
      <style:text-properties style:font-name="Consolas"/>
    </style:style>
    <style:style style:name="P462" style:parent-style-name="Normal" style:family="paragraph">
      <style:text-properties style:font-name="Consolas"/>
    </style:style>
    <style:style style:name="P463" style:parent-style-name="Normal" style:family="paragraph">
      <style:text-properties style:font-name="Consolas"/>
    </style:style>
    <style:style style:name="P464" style:parent-style-name="Normal" style:family="paragraph">
      <style:text-properties style:font-name="Consolas"/>
    </style:style>
    <style:style style:name="P465" style:parent-style-name="Normal" style:family="paragraph">
      <style:text-properties style:font-name="Consolas"/>
    </style:style>
    <style:style style:name="P466" style:parent-style-name="Normal" style:family="paragraph">
      <style:text-properties style:font-name="Consolas"/>
    </style:style>
    <style:style style:name="P467" style:parent-style-name="Normal" style:family="paragraph">
      <style:text-properties style:font-name="Consolas"/>
    </style:style>
    <style:style style:name="P468" style:parent-style-name="Normal" style:family="paragraph">
      <style:text-properties style:font-name="Consolas"/>
    </style:style>
    <style:style style:name="P469" style:parent-style-name="Normal" style:family="paragraph">
      <style:text-properties style:font-name="Consolas"/>
    </style:style>
    <style:style style:name="P470" style:parent-style-name="Normal" style:family="paragraph">
      <style:text-properties style:font-name="Consolas"/>
    </style:style>
    <style:style style:name="P471" style:parent-style-name="Normal" style:family="paragraph">
      <style:text-properties style:font-name="Consolas"/>
    </style:style>
    <style:style style:name="P472" style:parent-style-name="Normal" style:family="paragraph">
      <style:text-properties style:font-name="Consolas"/>
    </style:style>
    <style:style style:name="P473" style:parent-style-name="Normal" style:family="paragraph">
      <style:text-properties style:font-name="Consolas"/>
    </style:style>
    <style:style style:name="P474" style:parent-style-name="Normal" style:family="paragraph">
      <style:text-properties style:font-name="Consolas"/>
    </style:style>
    <style:style style:name="P475" style:parent-style-name="Normal" style:family="paragraph">
      <style:text-properties style:font-name="Consolas"/>
    </style:style>
    <style:style style:name="P476" style:parent-style-name="Normal" style:family="paragraph">
      <style:text-properties style:font-name="Consolas"/>
    </style:style>
    <style:style style:name="P477" style:parent-style-name="Normal" style:family="paragraph">
      <style:text-properties style:font-name="Consolas"/>
    </style:style>
    <style:style style:name="P478" style:parent-style-name="Normal" style:family="paragraph">
      <style:text-properties style:font-name="Consolas"/>
    </style:style>
    <style:style style:name="P479" style:parent-style-name="Normal" style:family="paragraph">
      <style:text-properties style:font-name="Consolas"/>
    </style:style>
    <style:style style:name="P480" style:parent-style-name="Normal" style:family="paragraph">
      <style:text-properties style:font-name="Consolas"/>
    </style:style>
    <style:style style:name="P481" style:parent-style-name="Normal" style:family="paragraph">
      <style:text-properties style:font-name="Consolas"/>
    </style:style>
    <style:style style:name="P482" style:parent-style-name="Normal" style:family="paragraph">
      <style:text-properties style:font-name="Consolas"/>
    </style:style>
    <style:style style:name="P483" style:parent-style-name="Normal" style:family="paragraph">
      <style:text-properties style:font-name="Consolas"/>
    </style:style>
    <style:style style:name="P484" style:parent-style-name="Normal" style:family="paragraph">
      <style:text-properties style:font-name="Consolas"/>
    </style:style>
    <style:style style:name="P485" style:parent-style-name="Normal" style:family="paragraph">
      <style:text-properties style:font-name="Consolas"/>
    </style:style>
    <style:style style:name="P486" style:parent-style-name="Normal" style:family="paragraph">
      <style:text-properties style:font-name="Consolas"/>
    </style:style>
    <style:style style:name="P487" style:parent-style-name="Normal" style:family="paragraph">
      <style:text-properties style:font-name="Consolas"/>
    </style:style>
    <style:style style:name="P488" style:parent-style-name="Normal" style:family="paragraph">
      <style:text-properties style:font-name="Consolas"/>
    </style:style>
    <style:style style:name="P489" style:parent-style-name="Normal" style:family="paragraph">
      <style:text-properties style:font-name="Consolas"/>
    </style:style>
    <style:style style:name="P490" style:parent-style-name="Normal" style:family="paragraph">
      <style:text-properties style:font-name="Consolas"/>
    </style:style>
    <style:style style:name="P491" style:parent-style-name="Normal" style:family="paragraph">
      <style:text-properties style:font-name="Consolas"/>
    </style:style>
    <style:style style:name="P492" style:parent-style-name="Normal" style:family="paragraph">
      <style:text-properties style:font-name="Consolas"/>
    </style:style>
    <style:style style:name="P493" style:parent-style-name="Normal" style:family="paragraph">
      <style:text-properties style:font-name="Consolas"/>
    </style:style>
    <style:style style:name="P494" style:parent-style-name="Normal" style:family="paragraph">
      <style:text-properties style:font-name="Consolas"/>
    </style:style>
    <style:style style:name="P495" style:parent-style-name="Normal" style:family="paragraph">
      <style:text-properties style:font-name="Consolas"/>
    </style:style>
    <style:style style:name="P496" style:parent-style-name="Normal" style:family="paragraph">
      <style:text-properties style:font-name="Consolas"/>
    </style:style>
    <style:style style:name="P497" style:parent-style-name="Normal" style:family="paragraph">
      <style:text-properties style:font-name="Consolas"/>
    </style:style>
    <style:style style:name="P498" style:parent-style-name="Normal" style:family="paragraph">
      <style:text-properties style:font-name="Consolas"/>
    </style:style>
    <style:style style:name="P499" style:parent-style-name="Normal" style:family="paragraph">
      <style:text-properties style:font-name="Consolas"/>
    </style:style>
    <style:style style:name="P500" style:parent-style-name="Normal" style:family="paragraph">
      <style:text-properties style:font-name="Consolas"/>
    </style:style>
    <style:style style:name="P501" style:parent-style-name="Normal" style:family="paragraph">
      <style:text-properties style:font-name="Consolas"/>
    </style:style>
    <style:style style:name="P502" style:parent-style-name="Normal" style:family="paragraph">
      <style:text-properties style:font-name="Consolas"/>
    </style:style>
    <style:style style:name="P503" style:parent-style-name="Normal" style:family="paragraph">
      <style:text-properties style:font-name="Consolas"/>
    </style:style>
    <style:style style:name="P504" style:parent-style-name="Normal" style:family="paragraph">
      <style:text-properties style:font-name="Consolas"/>
    </style:style>
    <style:style style:name="P505" style:parent-style-name="Normal" style:family="paragraph">
      <style:text-properties style:font-name="Consolas"/>
    </style:style>
    <style:style style:name="P506" style:parent-style-name="Normal" style:family="paragraph">
      <style:text-properties style:font-name="Consolas"/>
    </style:style>
    <style:style style:name="P507" style:parent-style-name="Normal" style:family="paragraph">
      <style:text-properties style:font-name="Consolas"/>
    </style:style>
    <style:style style:name="P508" style:parent-style-name="Normal" style:family="paragraph">
      <style:text-properties style:font-name="Consolas"/>
    </style:style>
    <style:style style:name="P509" style:parent-style-name="Normal" style:family="paragraph">
      <style:text-properties style:font-name="Consolas"/>
    </style:style>
    <style:style style:name="P510" style:parent-style-name="Normal" style:family="paragraph">
      <style:text-properties style:font-name="Consolas"/>
    </style:style>
    <style:style style:name="P511" style:parent-style-name="Normal" style:family="paragraph">
      <style:text-properties style:font-name="Consolas"/>
    </style:style>
    <style:style style:name="P512" style:parent-style-name="Normal" style:family="paragraph">
      <style:text-properties style:font-name="Consolas"/>
    </style:style>
    <style:style style:name="P513" style:parent-style-name="Normal" style:family="paragraph">
      <style:text-properties style:font-name="Consolas"/>
    </style:style>
    <style:style style:name="P514" style:parent-style-name="Normal" style:family="paragraph">
      <style:text-properties style:font-name="Consolas"/>
    </style:style>
    <style:style style:name="P515" style:parent-style-name="Normal" style:family="paragraph">
      <style:text-properties style:font-name="Consolas"/>
    </style:style>
    <style:style style:name="P516" style:parent-style-name="Normal" style:family="paragraph">
      <style:text-properties style:font-name="Consolas"/>
    </style:style>
    <style:style style:name="P517" style:parent-style-name="Normal" style:family="paragraph">
      <style:text-properties style:font-name="Consolas"/>
    </style:style>
    <style:style style:name="P518" style:parent-style-name="Normal" style:family="paragraph">
      <style:text-properties style:font-name="Consolas"/>
    </style:style>
    <style:style style:name="P519" style:parent-style-name="Normal" style:family="paragraph">
      <style:text-properties style:font-name="Consolas"/>
    </style:style>
    <style:style style:name="P520" style:parent-style-name="Normal" style:family="paragraph">
      <style:text-properties style:font-name="Consolas"/>
    </style:style>
    <style:style style:name="P521" style:parent-style-name="Normal" style:family="paragraph">
      <style:text-properties style:font-name="Consolas"/>
    </style:style>
    <style:style style:name="P522" style:parent-style-name="Normal" style:family="paragraph">
      <style:text-properties style:font-name="Consolas"/>
    </style:style>
    <style:style style:name="P523" style:parent-style-name="Normal" style:family="paragraph">
      <style:text-properties style:font-name="Consolas"/>
    </style:style>
    <style:style style:name="P524" style:parent-style-name="Normal" style:family="paragraph">
      <style:text-properties style:font-name="Consolas"/>
    </style:style>
    <style:style style:name="P525" style:parent-style-name="Normal" style:family="paragraph">
      <style:text-properties style:font-name="Consolas"/>
    </style:style>
    <style:style style:name="P526" style:parent-style-name="Normal" style:family="paragraph">
      <style:text-properties style:font-name="Consolas"/>
    </style:style>
    <style:style style:name="P527" style:parent-style-name="Normal" style:family="paragraph">
      <style:text-properties style:font-name="Consolas"/>
    </style:style>
    <style:style style:name="P528" style:parent-style-name="Normal" style:family="paragraph">
      <style:text-properties style:font-name="Consolas"/>
    </style:style>
    <style:style style:name="P529" style:parent-style-name="Normal" style:family="paragraph">
      <style:text-properties style:font-name="Consolas"/>
    </style:style>
    <style:style style:name="P530" style:parent-style-name="Normal" style:family="paragraph">
      <style:text-properties style:font-name="Consolas"/>
    </style:style>
    <style:style style:name="P531" style:parent-style-name="Normal" style:family="paragraph">
      <style:text-properties style:font-name="Consolas"/>
    </style:style>
    <style:style style:name="P532" style:parent-style-name="Normal" style:family="paragraph">
      <style:text-properties style:font-name="Consolas"/>
    </style:style>
    <style:style style:name="P533" style:parent-style-name="Normal" style:family="paragraph">
      <style:text-properties style:font-name="Consolas"/>
    </style:style>
    <style:style style:name="P534" style:parent-style-name="Normal" style:family="paragraph">
      <style:text-properties style:font-name="Consolas"/>
    </style:style>
    <style:style style:name="P535" style:parent-style-name="Normal" style:family="paragraph">
      <style:text-properties style:font-name="Consolas"/>
    </style:style>
    <style:style style:name="P536" style:parent-style-name="Normal" style:family="paragraph">
      <style:text-properties style:font-name="Consolas"/>
    </style:style>
    <style:style style:name="P537" style:parent-style-name="Normal" style:family="paragraph">
      <style:text-properties style:font-name="Consolas"/>
    </style:style>
    <style:style style:name="P538" style:parent-style-name="Normal" style:family="paragraph">
      <style:text-properties style:font-name="Consolas"/>
    </style:style>
    <style:style style:name="P539" style:parent-style-name="Normal" style:family="paragraph">
      <style:text-properties style:font-name="Consolas"/>
    </style:style>
    <style:style style:name="P540" style:parent-style-name="Normal" style:family="paragraph">
      <style:text-properties style:font-name="Consolas"/>
    </style:style>
    <style:style style:name="P541" style:parent-style-name="Normal" style:family="paragraph">
      <style:text-properties style:font-name="Consolas"/>
    </style:style>
    <style:style style:name="P542" style:parent-style-name="Normal" style:family="paragraph">
      <style:text-properties style:font-name="Consolas"/>
    </style:style>
    <style:style style:name="P543" style:parent-style-name="Normal" style:family="paragraph">
      <style:text-properties style:font-name="Consolas"/>
    </style:style>
    <style:style style:name="P544" style:parent-style-name="Normal" style:family="paragraph">
      <style:text-properties style:font-name="Consolas"/>
    </style:style>
    <style:style style:name="P545" style:parent-style-name="Normal" style:family="paragraph">
      <style:text-properties style:font-name="Consolas"/>
    </style:style>
    <style:style style:name="P546" style:parent-style-name="Normal" style:family="paragraph">
      <style:text-properties style:font-name="Consolas"/>
    </style:style>
    <style:style style:name="P547" style:parent-style-name="Normal" style:family="paragraph">
      <style:text-properties style:font-name="Consolas"/>
    </style:style>
    <style:style style:name="P548" style:parent-style-name="Normal" style:family="paragraph">
      <style:text-properties style:font-name="Consolas"/>
    </style:style>
    <style:style style:name="P549" style:parent-style-name="Normal" style:family="paragraph">
      <style:text-properties style:font-name="Consolas"/>
    </style:style>
    <style:style style:name="P550" style:parent-style-name="Normal" style:family="paragraph">
      <style:text-properties style:font-name="Consolas"/>
    </style:style>
    <style:style style:name="P551" style:parent-style-name="Normal" style:family="paragraph">
      <style:text-properties style:font-name="Consolas"/>
    </style:style>
    <style:style style:name="P552" style:parent-style-name="Normal" style:family="paragraph">
      <style:text-properties style:font-name="Consolas"/>
    </style:style>
    <style:style style:name="P553" style:parent-style-name="Normal" style:family="paragraph">
      <style:text-properties style:font-name="Consolas"/>
    </style:style>
    <style:style style:name="P554" style:parent-style-name="Normal" style:family="paragraph">
      <style:text-properties style:font-name="Consolas"/>
    </style:style>
    <style:style style:name="P555" style:parent-style-name="Normal" style:family="paragraph">
      <style:text-properties style:font-name="Consolas"/>
    </style:style>
    <style:style style:name="P556" style:parent-style-name="Normal" style:family="paragraph">
      <style:text-properties style:font-name="Consolas"/>
    </style:style>
    <style:style style:name="P557" style:parent-style-name="Normal" style:family="paragraph">
      <style:text-properties style:font-name="Consolas"/>
    </style:style>
    <style:style style:name="P558" style:parent-style-name="Normal" style:family="paragraph">
      <style:text-properties style:font-name="Consolas"/>
    </style:style>
    <style:style style:name="P559" style:parent-style-name="Normal" style:family="paragraph">
      <style:text-properties style:font-name="Consolas"/>
    </style:style>
    <style:style style:name="P560" style:parent-style-name="Normal" style:family="paragraph">
      <style:text-properties style:font-name="Consolas"/>
    </style:style>
    <style:style style:name="P561" style:parent-style-name="Normal" style:family="paragraph">
      <style:text-properties style:font-name="Consolas"/>
    </style:style>
    <style:style style:name="P562" style:parent-style-name="Normal" style:family="paragraph">
      <style:text-properties style:font-name="Consolas"/>
    </style:style>
    <style:style style:name="P563" style:parent-style-name="Normal" style:family="paragraph">
      <style:text-properties style:font-name="Consolas"/>
    </style:style>
    <style:style style:name="P564" style:parent-style-name="Normal" style:family="paragraph">
      <style:text-properties style:font-name="Consolas"/>
    </style:style>
    <style:style style:name="P565" style:parent-style-name="Normal" style:family="paragraph">
      <style:text-properties style:font-name="Consolas"/>
    </style:style>
    <style:style style:name="P566" style:parent-style-name="Normal" style:family="paragraph">
      <style:text-properties style:font-name="Consolas"/>
    </style:style>
    <style:style style:name="P567" style:parent-style-name="Normal" style:family="paragraph">
      <style:text-properties style:font-name="Consolas"/>
    </style:style>
    <style:style style:name="P568" style:parent-style-name="Normal" style:family="paragraph">
      <style:text-properties style:font-name="Consolas"/>
    </style:style>
    <style:style style:name="P569" style:parent-style-name="Normal" style:family="paragraph">
      <style:text-properties style:font-name="Consolas"/>
    </style:style>
    <style:style style:name="P570" style:parent-style-name="Normal" style:family="paragraph">
      <style:text-properties style:font-name="Consolas"/>
    </style:style>
    <style:style style:name="P571" style:parent-style-name="Normal" style:family="paragraph">
      <style:text-properties style:font-name="Consolas"/>
    </style:style>
    <style:style style:name="P572" style:parent-style-name="Normal" style:family="paragraph">
      <style:text-properties style:font-name="Consolas"/>
    </style:style>
    <style:style style:name="P573" style:parent-style-name="Normal" style:family="paragraph">
      <style:text-properties style:font-name="Consolas"/>
    </style:style>
    <style:style style:name="P574" style:parent-style-name="Normal" style:family="paragraph">
      <style:text-properties style:font-name="Consolas"/>
    </style:style>
    <style:style style:name="P575" style:parent-style-name="Normal" style:family="paragraph">
      <style:text-properties style:font-name="Consolas"/>
    </style:style>
    <style:style style:name="P576" style:parent-style-name="Normal" style:family="paragraph">
      <style:text-properties style:font-name="Consolas"/>
    </style:style>
    <style:style style:name="P577" style:parent-style-name="Normal" style:family="paragraph">
      <style:text-properties style:font-name="Consolas"/>
    </style:style>
    <style:style style:name="P578" style:parent-style-name="Normal" style:family="paragraph">
      <style:text-properties style:font-name="Consolas"/>
    </style:style>
    <style:style style:name="P579" style:parent-style-name="Normal" style:family="paragraph">
      <style:text-properties style:font-name="Consolas"/>
    </style:style>
    <style:style style:name="P580" style:parent-style-name="Normal" style:family="paragraph">
      <style:text-properties style:font-name="Consolas"/>
    </style:style>
    <style:style style:name="P581" style:parent-style-name="Normal" style:family="paragraph">
      <style:text-properties style:font-name="Consolas"/>
    </style:style>
    <style:style style:name="P582" style:parent-style-name="Normal" style:family="paragraph">
      <style:text-properties style:font-name="Consolas"/>
    </style:style>
    <style:style style:name="P583" style:parent-style-name="Normal" style:family="paragraph">
      <style:text-properties style:font-name="Consolas"/>
    </style:style>
    <style:style style:name="P584" style:parent-style-name="Normal" style:family="paragraph">
      <style:text-properties style:font-name="Consolas"/>
    </style:style>
    <style:style style:name="P585" style:parent-style-name="Normal" style:family="paragraph">
      <style:text-properties style:font-name="Consolas"/>
    </style:style>
    <style:style style:name="P586" style:parent-style-name="Normal" style:family="paragraph">
      <style:text-properties style:font-name="Consolas"/>
    </style:style>
    <style:style style:name="P587" style:parent-style-name="Normal" style:family="paragraph">
      <style:text-properties style:font-name="Consolas"/>
    </style:style>
    <style:style style:name="P588" style:parent-style-name="Normal" style:family="paragraph">
      <style:text-properties style:font-name="Consolas"/>
    </style:style>
    <style:style style:name="P589" style:parent-style-name="Normal" style:family="paragraph">
      <style:text-properties style:font-name="Consolas"/>
    </style:style>
    <style:style style:name="P590" style:parent-style-name="Normal" style:family="paragraph">
      <style:text-properties style:font-name="Consolas"/>
    </style:style>
    <style:style style:name="P591" style:parent-style-name="Normal" style:family="paragraph">
      <style:text-properties style:font-name="Consolas"/>
    </style:style>
    <style:style style:name="P592" style:parent-style-name="Normal" style:family="paragraph">
      <style:text-properties style:font-name="Consolas"/>
    </style:style>
    <style:style style:name="P593" style:parent-style-name="Normal" style:family="paragraph">
      <style:text-properties style:font-name="Consolas"/>
    </style:style>
    <style:style style:name="P594" style:parent-style-name="Normal" style:family="paragraph">
      <style:text-properties style:font-name="Consolas"/>
    </style:style>
    <style:style style:name="P595" style:parent-style-name="Normal" style:family="paragraph">
      <style:text-properties style:font-name="Consolas"/>
    </style:style>
    <style:style style:name="P596" style:parent-style-name="Normal" style:family="paragraph">
      <style:text-properties style:font-name="Consolas"/>
    </style:style>
    <style:style style:name="P597" style:parent-style-name="Normal" style:family="paragraph">
      <style:text-properties style:font-name="Consolas"/>
    </style:style>
    <style:style style:name="P598" style:parent-style-name="Normal" style:family="paragraph">
      <style:text-properties style:font-name="Consolas"/>
    </style:style>
    <style:style style:name="P599" style:parent-style-name="Normal" style:family="paragraph">
      <style:text-properties style:font-name="Consolas"/>
    </style:style>
    <style:style style:name="P600" style:parent-style-name="Normal" style:family="paragraph">
      <style:text-properties style:font-name="Consolas"/>
    </style:style>
    <style:style style:name="P601" style:parent-style-name="Normal" style:family="paragraph">
      <style:text-properties style:font-name="Consolas"/>
    </style:style>
    <style:style style:name="P602" style:parent-style-name="Normal" style:family="paragraph">
      <style:text-properties style:font-name="Consolas"/>
    </style:style>
    <style:style style:name="P603" style:parent-style-name="Normal" style:family="paragraph">
      <style:text-properties style:font-name="Consolas"/>
    </style:style>
    <style:style style:name="P604" style:parent-style-name="Normal" style:family="paragraph">
      <style:text-properties style:font-name="Consolas"/>
    </style:style>
    <style:style style:name="P605" style:parent-style-name="Normal" style:family="paragraph">
      <style:text-properties style:font-name="Consolas"/>
    </style:style>
    <style:style style:name="P606" style:parent-style-name="Normal" style:family="paragraph">
      <style:text-properties style:font-name="Consolas"/>
    </style:style>
    <style:style style:name="P607" style:parent-style-name="Normal" style:family="paragraph">
      <style:text-properties style:font-name="Consolas"/>
    </style:style>
    <style:style style:name="P608" style:parent-style-name="Normal" style:family="paragraph">
      <style:text-properties style:font-name="Consolas"/>
    </style:style>
    <style:style style:name="P609" style:parent-style-name="Normal" style:family="paragraph">
      <style:text-properties style:font-name="Consolas"/>
    </style:style>
    <style:style style:name="P610" style:parent-style-name="Normal" style:family="paragraph">
      <style:text-properties style:font-name="Consolas"/>
    </style:style>
    <style:style style:name="P611" style:parent-style-name="Normal" style:family="paragraph">
      <style:text-properties style:font-name="Consolas"/>
    </style:style>
    <style:style style:name="P612" style:parent-style-name="Normal" style:family="paragraph">
      <style:text-properties style:font-name="Consolas"/>
    </style:style>
    <style:style style:name="P613" style:parent-style-name="Normal" style:family="paragraph">
      <style:text-properties style:font-name="Consolas"/>
    </style:style>
    <style:style style:name="P614" style:parent-style-name="Normal" style:family="paragraph">
      <style:text-properties style:font-name="Consolas"/>
    </style:style>
    <style:style style:name="P615" style:parent-style-name="Normal" style:family="paragraph">
      <style:text-properties style:font-name="Consolas"/>
    </style:style>
    <style:style style:name="P616" style:parent-style-name="Normal" style:family="paragraph">
      <style:text-properties style:font-name="Consolas"/>
    </style:style>
    <style:style style:name="P617" style:parent-style-name="Normal" style:family="paragraph">
      <style:text-properties style:font-name="Consolas"/>
    </style:style>
    <style:style style:name="P618" style:parent-style-name="Normal" style:family="paragraph">
      <style:text-properties style:font-name="Consolas"/>
    </style:style>
    <style:style style:name="P619" style:parent-style-name="Normal" style:family="paragraph">
      <style:text-properties style:font-name="Consolas"/>
    </style:style>
    <style:style style:name="P620" style:parent-style-name="Normal" style:family="paragraph">
      <style:text-properties style:font-name="Consolas"/>
    </style:style>
    <style:style style:name="P621" style:parent-style-name="Normal" style:family="paragraph">
      <style:text-properties style:font-name="Consolas"/>
    </style:style>
    <style:style style:name="P622" style:parent-style-name="Normal" style:family="paragraph">
      <style:text-properties style:font-name="Consolas"/>
    </style:style>
    <style:style style:name="P623" style:parent-style-name="Normal" style:family="paragraph">
      <style:text-properties style:font-name="Consolas"/>
    </style:style>
    <style:style style:name="P624" style:parent-style-name="Normal" style:family="paragraph">
      <style:text-properties style:font-name="Consolas"/>
    </style:style>
    <style:style style:name="P625" style:parent-style-name="Normal" style:family="paragraph">
      <style:text-properties style:font-name="Consolas"/>
    </style:style>
    <style:style style:name="P626" style:parent-style-name="Normal" style:family="paragraph">
      <style:text-properties style:font-name="Consolas"/>
    </style:style>
    <style:style style:name="P627" style:parent-style-name="Normal" style:family="paragraph">
      <style:text-properties style:font-name="Consolas"/>
    </style:style>
    <style:style style:name="P628" style:parent-style-name="Normal" style:family="paragraph">
      <style:text-properties style:font-name="Consolas"/>
    </style:style>
    <style:style style:name="P629" style:parent-style-name="Normal" style:family="paragraph">
      <style:text-properties style:font-name="Consolas"/>
    </style:style>
    <style:style style:name="P630" style:parent-style-name="Normal" style:family="paragraph">
      <style:text-properties style:font-name="Consolas"/>
    </style:style>
    <style:style style:name="P631" style:parent-style-name="Normal" style:family="paragraph">
      <style:text-properties style:font-name="Consolas"/>
    </style:style>
    <style:style style:name="P632" style:parent-style-name="Normal" style:family="paragraph">
      <style:text-properties style:font-name="Consolas"/>
    </style:style>
    <style:style style:name="P633" style:parent-style-name="Normal" style:family="paragraph">
      <style:text-properties style:font-name="Consolas"/>
    </style:style>
    <style:style style:name="P634" style:parent-style-name="Normal" style:family="paragraph">
      <style:text-properties style:font-name="Consolas"/>
    </style:style>
    <style:style style:name="P635" style:parent-style-name="Normal" style:family="paragraph">
      <style:text-properties style:font-name="Consolas"/>
    </style:style>
    <style:style style:name="P636" style:parent-style-name="Normal" style:family="paragraph">
      <style:text-properties style:font-name="Consolas"/>
    </style:style>
    <style:style style:name="P637" style:parent-style-name="Normal" style:family="paragraph">
      <style:text-properties style:font-name="Consolas"/>
    </style:style>
    <style:style style:name="P638" style:parent-style-name="Normal" style:family="paragraph">
      <style:text-properties style:font-name="Consolas"/>
    </style:style>
    <style:style style:name="P639" style:parent-style-name="Normal" style:family="paragraph">
      <style:text-properties style:font-name="Consolas"/>
    </style:style>
    <style:style style:name="P640" style:parent-style-name="Normal" style:family="paragraph">
      <style:text-properties style:font-name="Consolas"/>
    </style:style>
    <style:style style:name="P641" style:parent-style-name="Normal" style:family="paragraph">
      <style:text-properties style:font-name="Consolas"/>
    </style:style>
    <style:style style:name="P642" style:parent-style-name="Normal" style:family="paragraph">
      <style:text-properties style:font-name="Consolas"/>
    </style:style>
    <style:style style:name="P643" style:parent-style-name="Normal" style:family="paragraph">
      <style:text-properties style:font-name="Consolas"/>
    </style:style>
    <style:style style:name="P644" style:parent-style-name="Normal" style:family="paragraph">
      <style:text-properties style:font-name="Consolas"/>
    </style:style>
    <style:style style:name="P645" style:parent-style-name="Normal" style:family="paragraph">
      <style:text-properties style:font-name="Consolas"/>
    </style:style>
    <style:style style:name="P646" style:parent-style-name="Normal" style:family="paragraph">
      <style:text-properties style:font-name="Consolas"/>
    </style:style>
    <style:style style:name="P647" style:parent-style-name="Normal" style:family="paragraph">
      <style:text-properties style:font-name="Consolas"/>
    </style:style>
    <style:style style:name="P648" style:parent-style-name="Normal" style:family="paragraph">
      <style:text-properties style:font-name="Consolas"/>
    </style:style>
    <style:style style:name="P649" style:parent-style-name="Normal" style:family="paragraph">
      <style:text-properties style:font-name="Consolas"/>
    </style:style>
    <style:style style:name="P650" style:parent-style-name="Normal" style:family="paragraph">
      <style:text-properties style:font-name="Consolas"/>
    </style:style>
    <style:style style:name="P651" style:parent-style-name="Normal" style:family="paragraph">
      <style:text-properties style:font-name="Consolas"/>
    </style:style>
    <style:style style:name="P652" style:parent-style-name="Normal" style:family="paragraph">
      <style:text-properties style:font-name="Consolas"/>
    </style:style>
    <style:style style:name="P653" style:parent-style-name="Normal" style:family="paragraph">
      <style:text-properties style:font-name="Consolas"/>
    </style:style>
    <style:style style:name="P654" style:parent-style-name="Normal" style:family="paragraph">
      <style:text-properties style:font-name="Consolas"/>
    </style:style>
    <style:style style:name="P655" style:parent-style-name="Normal" style:family="paragraph">
      <style:text-properties style:font-name="Consolas"/>
    </style:style>
    <style:style style:name="P656" style:parent-style-name="Normal" style:family="paragraph">
      <style:text-properties style:font-name="Consolas"/>
    </style:style>
    <style:style style:name="P657" style:parent-style-name="Normal" style:family="paragraph">
      <style:text-properties style:font-name="Consolas"/>
    </style:style>
    <style:style style:name="P658" style:parent-style-name="Normal" style:family="paragraph">
      <style:text-properties style:font-name="Consolas"/>
    </style:style>
    <style:style style:name="P659" style:parent-style-name="Normal" style:family="paragraph">
      <style:text-properties style:font-name="Consolas"/>
    </style:style>
    <style:style style:name="P660" style:parent-style-name="Normal" style:family="paragraph">
      <style:text-properties style:font-name="Consolas"/>
    </style:style>
    <style:style style:name="P661" style:parent-style-name="Normal" style:family="paragraph">
      <style:text-properties style:font-name="Consolas"/>
    </style:style>
    <style:style style:name="P662" style:parent-style-name="Normal" style:family="paragraph">
      <style:text-properties style:font-name="Consolas"/>
    </style:style>
    <style:style style:name="P663" style:parent-style-name="Normal" style:family="paragraph">
      <style:text-properties style:font-name="Consolas"/>
    </style:style>
    <style:style style:name="P664" style:parent-style-name="Normal" style:family="paragraph">
      <style:text-properties style:font-name="Consolas"/>
    </style:style>
    <style:style style:name="P665" style:parent-style-name="Normal" style:family="paragraph">
      <style:text-properties style:font-name="Consolas"/>
    </style:style>
    <style:style style:name="P666" style:parent-style-name="Normal" style:family="paragraph">
      <style:text-properties style:font-name="Consolas"/>
    </style:style>
    <style:style style:name="P667" style:parent-style-name="Normal" style:family="paragraph">
      <style:text-properties style:font-name="Consolas"/>
    </style:style>
    <style:style style:name="P668" style:parent-style-name="Normal" style:family="paragraph">
      <style:text-properties style:font-name="Consolas"/>
    </style:style>
    <style:style style:name="P669" style:parent-style-name="Normal" style:family="paragraph">
      <style:text-properties style:font-name="Consolas"/>
    </style:style>
    <style:style style:name="P670" style:parent-style-name="Normal" style:family="paragraph">
      <style:text-properties style:font-name="Consolas"/>
    </style:style>
    <style:style style:name="P671" style:parent-style-name="Normal" style:family="paragraph">
      <style:text-properties style:font-name="Consolas"/>
    </style:style>
    <style:style style:name="P672" style:parent-style-name="Normal" style:family="paragraph">
      <style:text-properties style:font-name="Consolas"/>
    </style:style>
    <style:style style:name="P673" style:parent-style-name="Normal" style:family="paragraph">
      <style:text-properties style:font-name="Consolas"/>
    </style:style>
    <style:style style:name="P674" style:parent-style-name="Normal" style:family="paragraph">
      <style:text-properties style:font-name="Consolas"/>
    </style:style>
    <style:style style:name="P675" style:parent-style-name="Normal" style:family="paragraph">
      <style:text-properties style:font-name="Consolas"/>
    </style:style>
    <style:style style:name="P676" style:parent-style-name="Normal" style:family="paragraph">
      <style:text-properties style:font-name="Consolas"/>
    </style:style>
    <style:style style:name="P677" style:parent-style-name="Normal" style:family="paragraph">
      <style:text-properties style:font-name="Consolas"/>
    </style:style>
    <style:style style:name="P678" style:parent-style-name="Normal" style:family="paragraph">
      <style:text-properties style:font-name="Consolas"/>
    </style:style>
    <style:style style:name="P679" style:parent-style-name="Normal" style:family="paragraph">
      <style:text-properties style:font-name="Consolas"/>
    </style:style>
    <style:style style:name="P680" style:parent-style-name="Normal" style:family="paragraph">
      <style:text-properties style:font-name="Consolas"/>
    </style:style>
    <style:style style:name="P681" style:parent-style-name="Normal" style:family="paragraph">
      <style:text-properties style:font-name="Consolas"/>
    </style:style>
    <style:style style:name="P682" style:parent-style-name="Normal" style:family="paragraph">
      <style:text-properties style:font-name="Consolas"/>
    </style:style>
    <style:style style:name="P683" style:parent-style-name="Normal" style:family="paragraph">
      <style:text-properties style:font-name="Consolas"/>
    </style:style>
    <style:style style:name="P684" style:parent-style-name="Normal" style:family="paragraph">
      <style:text-properties style:font-name="Consolas"/>
    </style:style>
    <style:style style:name="P685" style:parent-style-name="Normal" style:family="paragraph">
      <style:text-properties style:font-name="Consolas"/>
    </style:style>
    <style:style style:name="P686" style:parent-style-name="Normal" style:family="paragraph">
      <style:text-properties style:font-name="Consolas"/>
    </style:style>
    <style:style style:name="P687" style:parent-style-name="Normal" style:family="paragraph">
      <style:text-properties style:font-name="Consolas"/>
    </style:style>
    <style:style style:name="P688" style:parent-style-name="Normal" style:family="paragraph">
      <style:text-properties style:font-name="Consolas"/>
    </style:style>
    <style:style style:name="P689" style:parent-style-name="Normal" style:family="paragraph">
      <style:text-properties style:font-name="Consolas"/>
    </style:style>
    <style:style style:name="P690" style:parent-style-name="Normal" style:family="paragraph">
      <style:text-properties style:font-name="Consolas"/>
    </style:style>
    <style:style style:name="P691" style:parent-style-name="Normal" style:family="paragraph">
      <style:text-properties style:font-name="Consolas"/>
    </style:style>
    <style:style style:name="P692" style:parent-style-name="Normal" style:family="paragraph">
      <style:text-properties style:font-name="Consolas"/>
    </style:style>
    <style:style style:name="P693" style:parent-style-name="Normal" style:family="paragraph">
      <style:text-properties style:font-name="Consolas"/>
    </style:style>
    <style:style style:name="P694" style:parent-style-name="Normal" style:family="paragraph">
      <style:text-properties style:font-name="Consolas"/>
    </style:style>
    <style:style style:name="P695" style:parent-style-name="Normal" style:family="paragraph">
      <style:text-properties style:font-name="Consolas"/>
    </style:style>
    <style:style style:name="P696" style:parent-style-name="Normal" style:family="paragraph">
      <style:text-properties style:font-name="Consolas"/>
    </style:style>
    <style:style style:name="P697" style:parent-style-name="Normal" style:family="paragraph">
      <style:text-properties style:font-name="Consolas"/>
    </style:style>
    <style:style style:name="P698" style:parent-style-name="Normal" style:family="paragraph">
      <style:text-properties style:font-name="Consolas"/>
    </style:style>
    <style:style style:name="P699" style:parent-style-name="Normal" style:family="paragraph">
      <style:text-properties style:font-name="Consolas"/>
    </style:style>
    <style:style style:name="P700" style:parent-style-name="Normal" style:family="paragraph">
      <style:text-properties style:font-name="Consolas"/>
    </style:style>
    <style:style style:name="P701" style:parent-style-name="Normal" style:family="paragraph">
      <style:text-properties style:font-name="Consolas"/>
    </style:style>
    <style:style style:name="P702" style:parent-style-name="Normal" style:family="paragraph">
      <style:text-properties style:font-name="Consolas"/>
    </style:style>
    <style:style style:name="P703" style:parent-style-name="Normal" style:family="paragraph">
      <style:text-properties style:font-name="Consolas"/>
    </style:style>
    <style:style style:name="P704" style:parent-style-name="Normal" style:family="paragraph">
      <style:text-properties style:font-name="Consolas"/>
    </style:style>
    <style:style style:name="P705" style:parent-style-name="Normal" style:family="paragraph">
      <style:text-properties style:font-name="Consolas"/>
    </style:style>
    <style:style style:name="P706" style:parent-style-name="Normal" style:family="paragraph">
      <style:text-properties style:font-name="Consolas"/>
    </style:style>
    <style:style style:name="P707" style:parent-style-name="Normal" style:family="paragraph">
      <style:text-properties style:font-name="Consolas"/>
    </style:style>
    <style:style style:name="P708" style:parent-style-name="Normal" style:family="paragraph">
      <style:text-properties style:font-name="Consolas"/>
    </style:style>
    <style:style style:name="P709" style:parent-style-name="Normal" style:family="paragraph">
      <style:text-properties style:font-name="Consolas"/>
    </style:style>
    <style:style style:name="P710" style:parent-style-name="Normal" style:family="paragraph">
      <style:text-properties style:font-name="Consolas"/>
    </style:style>
    <style:style style:name="P711" style:parent-style-name="Normal" style:family="paragraph">
      <style:text-properties style:font-name="Consolas"/>
    </style:style>
    <style:style style:name="P712" style:parent-style-name="Normal" style:family="paragraph">
      <style:text-properties style:font-name="Consolas"/>
    </style:style>
    <style:style style:name="P713" style:parent-style-name="Normal" style:family="paragraph">
      <style:text-properties style:font-name="Consolas"/>
    </style:style>
    <style:style style:name="P714" style:parent-style-name="Normal" style:family="paragraph">
      <style:text-properties style:font-name="Consolas"/>
    </style:style>
    <style:style style:name="P715" style:parent-style-name="Normal" style:family="paragraph">
      <style:text-properties style:font-name="Consolas"/>
    </style:style>
    <style:style style:name="P716" style:parent-style-name="Normal" style:family="paragraph">
      <style:text-properties style:font-name="Consolas"/>
    </style:style>
    <style:style style:name="P717" style:parent-style-name="Normal" style:family="paragraph">
      <style:text-properties style:font-name="Consolas"/>
    </style:style>
    <style:style style:name="P718" style:parent-style-name="Normal" style:family="paragraph">
      <style:text-properties style:font-name="Consolas"/>
    </style:style>
    <style:style style:name="P719" style:parent-style-name="Normal" style:family="paragraph">
      <style:text-properties style:font-name="Consolas"/>
    </style:style>
    <style:style style:name="P720" style:parent-style-name="Normal" style:family="paragraph">
      <style:text-properties style:font-name="Consolas"/>
    </style:style>
    <style:style style:name="P721" style:parent-style-name="Normal" style:family="paragraph">
      <style:text-properties style:font-name="Consolas"/>
    </style:style>
    <style:style style:name="P722" style:parent-style-name="Normal" style:family="paragraph">
      <style:text-properties style:font-name="Consolas"/>
    </style:style>
    <style:style style:name="P723" style:parent-style-name="Normal" style:family="paragraph">
      <style:text-properties style:font-name="Consolas"/>
    </style:style>
    <style:style style:name="P724" style:parent-style-name="Normal" style:family="paragraph">
      <style:text-properties style:font-name="Consolas"/>
    </style:style>
    <style:style style:name="P725" style:parent-style-name="Normal" style:family="paragraph">
      <style:text-properties style:font-name="Consolas"/>
    </style:style>
    <style:style style:name="P726" style:parent-style-name="Normal" style:family="paragraph">
      <style:text-properties style:font-name="Consolas"/>
    </style:style>
    <style:style style:name="P727" style:parent-style-name="Normal" style:family="paragraph">
      <style:text-properties style:font-name="Consolas"/>
    </style:style>
    <style:style style:name="P728" style:parent-style-name="Normal" style:family="paragraph">
      <style:text-properties style:font-name="Consolas"/>
    </style:style>
    <style:style style:name="P729" style:parent-style-name="Normal" style:family="paragraph">
      <style:text-properties style:font-name="Consolas"/>
    </style:style>
    <style:style style:name="P730" style:parent-style-name="Normal" style:family="paragraph">
      <style:text-properties style:font-name="Consolas"/>
    </style:style>
    <style:style style:name="P731" style:parent-style-name="Normal" style:family="paragraph">
      <style:text-properties style:font-name="Consolas"/>
    </style:style>
    <style:style style:name="P732" style:parent-style-name="Normal" style:family="paragraph">
      <style:text-properties style:font-name="Consolas"/>
    </style:style>
    <style:style style:name="P733" style:parent-style-name="Normal" style:family="paragraph">
      <style:text-properties style:font-name="Consolas"/>
    </style:style>
    <style:style style:name="P734" style:parent-style-name="Normal" style:family="paragraph">
      <style:text-properties style:font-name="Consolas"/>
    </style:style>
    <style:style style:name="P735" style:parent-style-name="Normal" style:family="paragraph">
      <style:text-properties style:font-name="Consolas"/>
    </style:style>
    <style:style style:name="P736" style:parent-style-name="Normal" style:family="paragraph">
      <style:text-properties style:font-name="Consolas"/>
    </style:style>
    <style:style style:name="P737" style:parent-style-name="Normal" style:family="paragraph">
      <style:text-properties style:font-name="Consolas"/>
    </style:style>
    <style:style style:name="P738" style:parent-style-name="Normal" style:family="paragraph">
      <style:text-properties style:font-name="Consolas"/>
    </style:style>
    <style:style style:name="P739" style:parent-style-name="Normal" style:family="paragraph">
      <style:text-properties style:font-name="Consolas"/>
    </style:style>
    <style:style style:name="P740" style:parent-style-name="Normal" style:family="paragraph">
      <style:text-properties style:font-name="Consolas"/>
    </style:style>
    <style:style style:name="P741" style:parent-style-name="Normal" style:family="paragraph">
      <style:text-properties style:font-name="Consolas"/>
    </style:style>
    <style:style style:name="P742" style:parent-style-name="Normal" style:family="paragraph">
      <style:text-properties style:font-name="Consolas"/>
    </style:style>
    <style:style style:name="P743" style:parent-style-name="Normal" style:family="paragraph">
      <style:text-properties style:font-name="Consolas"/>
    </style:style>
    <style:style style:name="P744" style:parent-style-name="Normal" style:family="paragraph">
      <style:text-properties style:font-name="Consolas"/>
    </style:style>
    <style:style style:name="P745" style:parent-style-name="Normal" style:family="paragraph">
      <style:text-properties style:font-name="Consolas"/>
    </style:style>
    <style:style style:name="P746" style:parent-style-name="Normal" style:family="paragraph">
      <style:text-properties style:font-name="Consolas"/>
    </style:style>
    <style:style style:name="P747" style:parent-style-name="Normal" style:family="paragraph">
      <style:text-properties style:font-name="Consolas"/>
    </style:style>
    <style:style style:name="P748" style:parent-style-name="Normal" style:family="paragraph">
      <style:text-properties style:font-name="Consolas"/>
    </style:style>
    <style:style style:name="P749" style:parent-style-name="Normal" style:family="paragraph">
      <style:text-properties style:font-name="Consolas"/>
    </style:style>
    <style:style style:name="P750" style:parent-style-name="Normal" style:family="paragraph">
      <style:text-properties style:font-name="Consolas"/>
    </style:style>
    <style:style style:name="P751" style:parent-style-name="Normal" style:family="paragraph">
      <style:text-properties style:font-name="Consolas"/>
    </style:style>
    <style:style style:name="P752" style:parent-style-name="Normal" style:family="paragraph">
      <style:text-properties style:font-name="Consolas"/>
    </style:style>
    <style:style style:name="P753" style:parent-style-name="Normal" style:family="paragraph">
      <style:text-properties style:font-name="Consolas"/>
    </style:style>
    <style:style style:name="P754" style:parent-style-name="Normal" style:family="paragraph">
      <style:text-properties style:font-name="Consolas"/>
    </style:style>
    <style:style style:name="P755" style:parent-style-name="Normal" style:family="paragraph">
      <style:text-properties style:font-name="Consolas"/>
    </style:style>
    <style:style style:name="P756" style:parent-style-name="Normal" style:family="paragraph">
      <style:text-properties style:font-name="Consolas"/>
    </style:style>
    <style:style style:name="P757" style:parent-style-name="Normal" style:family="paragraph">
      <style:text-properties style:font-name="Consolas"/>
    </style:style>
    <style:style style:name="P758" style:parent-style-name="Normal" style:family="paragraph">
      <style:text-properties style:font-name="Consolas"/>
    </style:style>
    <style:style style:name="P759" style:parent-style-name="Normal" style:family="paragraph">
      <style:text-properties style:font-name="Consolas"/>
    </style:style>
    <style:style style:name="P760" style:parent-style-name="Normal" style:family="paragraph">
      <style:text-properties style:font-name="Consolas"/>
    </style:style>
    <style:style style:name="P761" style:parent-style-name="Normal" style:family="paragraph">
      <style:text-properties style:font-name="Consolas"/>
    </style:style>
    <style:style style:name="P762" style:parent-style-name="Normal" style:family="paragraph">
      <style:text-properties style:font-name="Consolas"/>
    </style:style>
    <style:style style:name="P763" style:parent-style-name="Normal" style:family="paragraph">
      <style:text-properties style:font-name="Consolas"/>
    </style:style>
    <style:style style:name="P764" style:parent-style-name="Normal" style:family="paragraph">
      <style:text-properties style:font-name="Consolas"/>
    </style:style>
    <style:style style:name="P765" style:parent-style-name="Normal" style:family="paragraph">
      <style:text-properties style:font-name="Consolas"/>
    </style:style>
    <style:style style:name="P766" style:parent-style-name="Normal" style:family="paragraph">
      <style:text-properties style:font-name="Consolas"/>
    </style:style>
    <style:style style:name="P767" style:parent-style-name="Normal" style:family="paragraph">
      <style:text-properties style:font-name="Consolas"/>
    </style:style>
    <style:style style:name="P768" style:parent-style-name="Normal" style:family="paragraph">
      <style:text-properties style:font-name="Consolas"/>
    </style:style>
    <style:style style:name="P769" style:parent-style-name="Normal" style:family="paragraph">
      <style:text-properties style:font-name="Consolas"/>
    </style:style>
    <style:style style:name="P770" style:parent-style-name="Normal" style:family="paragraph">
      <style:text-properties style:font-name="Consolas"/>
    </style:style>
    <style:style style:name="P771" style:parent-style-name="Normal" style:family="paragraph">
      <style:text-properties style:font-name="Consolas"/>
    </style:style>
    <style:style style:name="P772" style:parent-style-name="Normal" style:family="paragraph">
      <style:text-properties style:font-name="Consolas"/>
    </style:style>
    <style:style style:name="P773" style:parent-style-name="Normal" style:family="paragraph">
      <style:text-properties style:font-name="Consolas"/>
    </style:style>
    <style:style style:name="P774" style:parent-style-name="Normal" style:family="paragraph">
      <style:text-properties style:font-name="Consolas"/>
    </style:style>
    <style:style style:name="P775" style:parent-style-name="Normal" style:family="paragraph">
      <style:text-properties style:font-name="Consolas"/>
    </style:style>
    <style:style style:name="P776" style:parent-style-name="Normal" style:family="paragraph">
      <style:text-properties style:font-name="Consolas"/>
    </style:style>
    <style:style style:name="P777" style:parent-style-name="Normal" style:family="paragraph">
      <style:text-properties style:font-name="Consolas"/>
    </style:style>
    <style:style style:name="P778" style:parent-style-name="Normal" style:family="paragraph">
      <style:text-properties style:font-name="Consolas"/>
    </style:style>
    <style:style style:name="P779" style:parent-style-name="Normal" style:family="paragraph">
      <style:text-properties style:font-name="Consolas"/>
    </style:style>
    <style:style style:name="P780" style:parent-style-name="Normal" style:family="paragraph">
      <style:text-properties style:font-name="Consolas"/>
    </style:style>
    <style:style style:name="P781" style:parent-style-name="Normal" style:family="paragraph">
      <style:text-properties style:font-name="Consolas"/>
    </style:style>
    <style:style style:name="P782" style:parent-style-name="Normal" style:family="paragraph">
      <style:text-properties style:font-name="Consolas"/>
    </style:style>
    <style:style style:name="P783" style:parent-style-name="Normal" style:family="paragraph">
      <style:text-properties style:font-name="Consolas"/>
    </style:style>
    <style:style style:name="P784" style:parent-style-name="Normal" style:family="paragraph">
      <style:text-properties style:font-name="Consolas"/>
    </style:style>
    <style:style style:name="P785" style:parent-style-name="Normal" style:family="paragraph">
      <style:text-properties style:font-name="Consolas"/>
    </style:style>
    <style:style style:name="P786" style:parent-style-name="Normal" style:family="paragraph">
      <style:text-properties style:font-name="Consolas"/>
    </style:style>
    <style:style style:name="P787" style:parent-style-name="Normal" style:family="paragraph">
      <style:text-properties style:font-name="Consolas"/>
    </style:style>
    <style:style style:name="P788" style:parent-style-name="Normal" style:family="paragraph">
      <style:text-properties style:font-name="Consolas"/>
    </style:style>
    <style:style style:name="P789" style:parent-style-name="Normal" style:family="paragraph">
      <style:text-properties style:font-name="Consolas"/>
    </style:style>
    <style:style style:name="P790" style:parent-style-name="Normal" style:family="paragraph">
      <style:text-properties style:font-name="Consolas"/>
    </style:style>
    <style:style style:name="P791" style:parent-style-name="Normal" style:family="paragraph">
      <style:text-properties style:font-name="Consolas"/>
    </style:style>
    <style:style style:name="P792" style:parent-style-name="Normal" style:family="paragraph">
      <style:text-properties style:font-name="Consolas"/>
    </style:style>
    <style:style style:name="P793" style:parent-style-name="Normal" style:family="paragraph">
      <style:text-properties style:font-name="Consolas"/>
    </style:style>
    <style:style style:name="P794" style:parent-style-name="Normal" style:family="paragraph">
      <style:text-properties style:font-name="Consolas"/>
    </style:style>
    <style:style style:name="P795" style:parent-style-name="Normal" style:family="paragraph">
      <style:text-properties style:font-name="Consolas"/>
    </style:style>
    <style:style style:name="P796" style:parent-style-name="Normal" style:family="paragraph">
      <style:text-properties style:font-name="Consolas"/>
    </style:style>
    <style:style style:name="P797" style:parent-style-name="Normal" style:family="paragraph">
      <style:text-properties style:font-name="Consolas"/>
    </style:style>
    <style:style style:name="P798" style:parent-style-name="Normal" style:family="paragraph">
      <style:text-properties style:font-name="Consolas"/>
    </style:style>
    <style:style style:name="P799" style:parent-style-name="Normal" style:family="paragraph">
      <style:text-properties style:font-name="Consolas"/>
    </style:style>
    <style:style style:name="P800" style:parent-style-name="Normal" style:family="paragraph">
      <style:text-properties style:font-name="Consolas"/>
    </style:style>
    <style:style style:name="P801" style:parent-style-name="Normal" style:family="paragraph">
      <style:text-properties style:font-name="Consolas"/>
    </style:style>
    <style:style style:name="P802" style:parent-style-name="Normal" style:family="paragraph">
      <style:text-properties style:font-name="Consolas"/>
    </style:style>
    <style:style style:name="P803" style:parent-style-name="Normal" style:family="paragraph">
      <style:text-properties style:font-name="Consolas"/>
    </style:style>
    <style:style style:name="P804" style:parent-style-name="Normal" style:family="paragraph">
      <style:text-properties style:font-name="Consolas"/>
    </style:style>
    <style:style style:name="P805" style:parent-style-name="Normal" style:family="paragraph">
      <style:text-properties style:font-name="Consolas"/>
    </style:style>
    <style:style style:name="P806" style:parent-style-name="Normal" style:family="paragraph">
      <style:text-properties style:font-name="Consolas"/>
    </style:style>
    <style:style style:name="P807" style:parent-style-name="Normal" style:family="paragraph">
      <style:text-properties style:font-name="Consolas"/>
    </style:style>
    <style:style style:name="P808" style:parent-style-name="Normal" style:family="paragraph">
      <style:text-properties style:font-name="Consolas"/>
    </style:style>
    <style:style style:name="P809" style:parent-style-name="Normal" style:family="paragraph">
      <style:text-properties style:font-name="Consolas"/>
    </style:style>
    <style:style style:name="P810" style:parent-style-name="Normal" style:family="paragraph">
      <style:text-properties style:font-name="Consolas"/>
    </style:style>
    <style:style style:name="P811" style:parent-style-name="Normal" style:family="paragraph">
      <style:text-properties style:font-name="Consolas"/>
    </style:style>
    <style:style style:name="P812" style:parent-style-name="Normal" style:family="paragraph">
      <style:text-properties style:font-name="Consolas"/>
    </style:style>
    <style:style style:name="P813" style:parent-style-name="Normal" style:family="paragraph">
      <style:text-properties style:font-name="Consolas"/>
    </style:style>
    <style:style style:name="P814" style:parent-style-name="Normal" style:family="paragraph">
      <style:text-properties style:font-name="Consolas"/>
    </style:style>
    <style:style style:name="P815" style:parent-style-name="Normal" style:family="paragraph">
      <style:text-properties style:font-name="Consolas"/>
    </style:style>
    <style:style style:name="P816" style:parent-style-name="Normal" style:family="paragraph">
      <style:text-properties style:font-name="Consolas"/>
    </style:style>
    <style:style style:name="P817" style:parent-style-name="Normal" style:family="paragraph">
      <style:text-properties style:font-name="Consolas"/>
    </style:style>
    <style:style style:name="P818" style:parent-style-name="Normal" style:family="paragraph">
      <style:text-properties style:font-name="Consolas"/>
    </style:style>
    <style:style style:name="P819" style:parent-style-name="Normal" style:family="paragraph">
      <style:text-properties style:font-name="Consolas"/>
    </style:style>
    <style:style style:name="P820" style:parent-style-name="Normal" style:family="paragraph">
      <style:text-properties style:font-name="Consolas"/>
    </style:style>
    <style:style style:name="P821" style:parent-style-name="Normal" style:family="paragraph">
      <style:text-properties style:font-name="Consolas"/>
    </style:style>
    <style:style style:name="P822" style:parent-style-name="Normal" style:family="paragraph">
      <style:text-properties style:font-name="Consolas"/>
    </style:style>
    <style:style style:name="P823" style:parent-style-name="Normal" style:family="paragraph">
      <style:text-properties style:font-name="Consolas"/>
    </style:style>
    <style:style style:name="P824" style:parent-style-name="Normal" style:family="paragraph">
      <style:text-properties style:font-name="Consolas"/>
    </style:style>
    <style:style style:name="P825" style:parent-style-name="Normal" style:family="paragraph">
      <style:text-properties style:font-name="Consolas"/>
    </style:style>
    <style:style style:name="P826" style:parent-style-name="Normal" style:family="paragraph">
      <style:text-properties style:font-name="Consolas"/>
    </style:style>
    <style:style style:name="P827" style:parent-style-name="Normal" style:family="paragraph">
      <style:text-properties style:font-name="Consolas"/>
    </style:style>
    <style:style style:name="P828" style:parent-style-name="Normal" style:family="paragraph">
      <style:text-properties style:font-name="Consolas"/>
    </style:style>
    <style:style style:name="P829" style:parent-style-name="Normal" style:family="paragraph">
      <style:text-properties style:font-name="Consolas"/>
    </style:style>
    <style:style style:name="P830" style:parent-style-name="Normal" style:family="paragraph">
      <style:text-properties style:font-name="Consolas"/>
    </style:style>
    <style:style style:name="P831" style:parent-style-name="Normal" style:family="paragraph">
      <style:text-properties style:font-name="Consolas"/>
    </style:style>
    <style:style style:name="P832" style:parent-style-name="Normal" style:family="paragraph">
      <style:text-properties style:font-name="Consolas"/>
    </style:style>
    <style:style style:name="P833" style:parent-style-name="Normal" style:family="paragraph">
      <style:text-properties style:font-name="Consolas"/>
    </style:style>
    <style:style style:name="P834" style:parent-style-name="Normal" style:family="paragraph">
      <style:text-properties style:font-name="Consolas"/>
    </style:style>
    <style:style style:name="P835" style:parent-style-name="Normal" style:family="paragraph">
      <style:text-properties style:font-name="Consolas"/>
    </style:style>
    <style:style style:name="P836" style:parent-style-name="Normal" style:family="paragraph">
      <style:text-properties style:font-name="Consolas"/>
    </style:style>
    <style:style style:name="P837" style:parent-style-name="Normal" style:family="paragraph">
      <style:text-properties style:font-name="Consolas"/>
    </style:style>
    <style:style style:name="P838" style:parent-style-name="Normal" style:family="paragraph">
      <style:text-properties style:font-name="Consolas"/>
    </style:style>
    <style:style style:name="P839" style:parent-style-name="Normal" style:family="paragraph">
      <style:text-properties style:font-name="Consolas"/>
    </style:style>
    <style:style style:name="P840" style:parent-style-name="Normal" style:family="paragraph">
      <style:text-properties style:font-name="Consolas"/>
    </style:style>
    <style:style style:name="P841" style:parent-style-name="Normal" style:family="paragraph">
      <style:text-properties style:font-name="Consolas"/>
    </style:style>
    <style:style style:name="P842" style:parent-style-name="Normal" style:family="paragraph">
      <style:text-properties style:font-name="Consolas"/>
    </style:style>
    <style:style style:name="P843" style:parent-style-name="Normal" style:family="paragraph">
      <style:text-properties style:font-name="Consolas"/>
    </style:style>
    <style:style style:name="P844" style:parent-style-name="Normal" style:family="paragraph">
      <style:text-properties style:font-name="Consolas"/>
    </style:style>
    <style:style style:name="P845" style:parent-style-name="Normal" style:family="paragraph">
      <style:text-properties style:font-name="Consolas"/>
    </style:style>
    <style:style style:name="P846" style:parent-style-name="Normal" style:family="paragraph">
      <style:text-properties style:font-name="Consolas"/>
    </style:style>
    <style:style style:name="P847" style:parent-style-name="Normal" style:family="paragraph">
      <style:text-properties style:font-name="Consolas"/>
    </style:style>
    <style:style style:name="P848" style:parent-style-name="Normal" style:family="paragraph">
      <style:text-properties style:font-name="Consolas"/>
    </style:style>
    <style:style style:name="P849" style:parent-style-name="Normal" style:family="paragraph">
      <style:text-properties style:font-name="Consolas"/>
    </style:style>
    <style:style style:name="P850" style:parent-style-name="Normal" style:family="paragraph">
      <style:text-properties style:font-name="Consolas"/>
    </style:style>
    <style:style style:name="P851" style:parent-style-name="Normal" style:family="paragraph">
      <style:text-properties style:font-name="Consolas"/>
    </style:style>
    <style:style style:name="P852" style:parent-style-name="Normal" style:family="paragraph">
      <style:text-properties style:font-name="Consolas"/>
    </style:style>
    <style:style style:name="P853" style:parent-style-name="Normal" style:family="paragraph">
      <style:text-properties style:font-name="Consolas"/>
    </style:style>
    <style:style style:name="P854" style:parent-style-name="Normal" style:family="paragraph">
      <style:text-properties style:font-name="Consolas"/>
    </style:style>
    <style:style style:name="P855" style:parent-style-name="Normal" style:family="paragraph">
      <style:text-properties style:font-name="Consolas"/>
    </style:style>
    <style:style style:name="P856" style:parent-style-name="Normal" style:family="paragraph">
      <style:text-properties style:font-name="Consolas"/>
    </style:style>
    <style:style style:name="P857" style:parent-style-name="Normal" style:family="paragraph">
      <style:text-properties style:font-name="Consolas"/>
    </style:style>
    <style:style style:name="P858" style:parent-style-name="Normal" style:family="paragraph">
      <style:text-properties style:font-name="Consolas"/>
    </style:style>
    <style:style style:name="P859" style:parent-style-name="Normal" style:family="paragraph">
      <style:text-properties style:font-name="Consolas"/>
    </style:style>
    <style:style style:name="P860" style:parent-style-name="Normal" style:family="paragraph">
      <style:text-properties style:font-name="Consolas"/>
    </style:style>
    <style:style style:name="P861" style:parent-style-name="Normal" style:family="paragraph">
      <style:text-properties style:font-name="Consolas"/>
    </style:style>
    <style:style style:name="P862" style:parent-style-name="Normal" style:family="paragraph">
      <style:text-properties style:font-name="Consolas"/>
    </style:style>
    <style:style style:name="P863" style:parent-style-name="Normal" style:family="paragraph">
      <style:text-properties style:font-name="Consolas"/>
    </style:style>
    <style:style style:name="P864" style:parent-style-name="Normal" style:family="paragraph">
      <style:text-properties style:font-name="Consolas"/>
    </style:style>
    <style:style style:name="P865" style:parent-style-name="Normal" style:family="paragraph">
      <style:text-properties style:font-name="Consolas"/>
    </style:style>
    <style:style style:name="P866" style:parent-style-name="Normal" style:family="paragraph">
      <style:text-properties style:font-name="Consolas"/>
    </style:style>
    <style:style style:name="P867" style:parent-style-name="Normal" style:family="paragraph">
      <style:text-properties style:font-name="Consolas"/>
    </style:style>
    <style:style style:name="P868" style:parent-style-name="Normal" style:family="paragraph">
      <style:text-properties style:font-name="Consolas"/>
    </style:style>
    <style:style style:name="P869" style:parent-style-name="Normal" style:family="paragraph">
      <style:text-properties style:font-name="Consolas"/>
    </style:style>
    <style:style style:name="P870" style:parent-style-name="Normal" style:family="paragraph">
      <style:text-properties style:font-name="Consolas"/>
    </style:style>
    <style:style style:name="P871" style:parent-style-name="Normal" style:family="paragraph">
      <style:text-properties style:font-name="Consolas"/>
    </style:style>
    <style:style style:name="P872" style:parent-style-name="Normal" style:family="paragraph">
      <style:text-properties style:font-name="Consolas"/>
    </style:style>
    <style:style style:name="P873" style:parent-style-name="Normal" style:family="paragraph">
      <style:text-properties style:font-name="Consolas"/>
    </style:style>
    <style:style style:name="P874" style:parent-style-name="Normal" style:family="paragraph">
      <style:text-properties style:font-name="Consolas"/>
    </style:style>
    <style:style style:name="P875" style:parent-style-name="Normal" style:family="paragraph">
      <style:text-properties style:font-name="Consolas"/>
    </style:style>
    <style:style style:name="P876" style:parent-style-name="Normal" style:family="paragraph">
      <style:text-properties style:font-name="Consolas"/>
    </style:style>
    <style:style style:name="P877" style:parent-style-name="Normal" style:family="paragraph">
      <style:text-properties style:font-name="Consolas"/>
    </style:style>
    <style:style style:name="P878" style:parent-style-name="Normal" style:family="paragraph">
      <style:text-properties style:font-name="Consolas"/>
    </style:style>
    <style:style style:name="P879" style:parent-style-name="Normal" style:family="paragraph">
      <style:text-properties style:font-name="Consolas"/>
    </style:style>
    <style:style style:name="P880" style:parent-style-name="Normal" style:family="paragraph">
      <style:text-properties style:font-name="Consolas"/>
    </style:style>
    <style:style style:name="P881" style:parent-style-name="Normal" style:family="paragraph">
      <style:text-properties style:font-name="Consolas"/>
    </style:style>
    <style:style style:name="P882" style:parent-style-name="Normal" style:family="paragraph">
      <style:text-properties style:font-name="Consolas"/>
    </style:style>
    <style:style style:name="P883" style:parent-style-name="Normal" style:family="paragraph">
      <style:text-properties style:font-name="Consolas"/>
    </style:style>
    <style:style style:name="P884" style:parent-style-name="Normal" style:family="paragraph">
      <style:text-properties style:font-name="Consolas"/>
    </style:style>
    <style:style style:name="P885" style:parent-style-name="Normal" style:family="paragraph">
      <style:text-properties style:font-name="Consolas"/>
    </style:style>
    <style:style style:name="P886" style:parent-style-name="Normal" style:family="paragraph">
      <style:text-properties style:font-name="Consolas"/>
    </style:style>
    <style:style style:name="P887" style:parent-style-name="Normal" style:family="paragraph">
      <style:text-properties style:font-name="Consolas"/>
    </style:style>
    <style:style style:name="P888" style:parent-style-name="Normal" style:family="paragraph">
      <style:text-properties style:font-name="Consolas"/>
    </style:style>
    <style:style style:name="P889" style:parent-style-name="Normal" style:family="paragraph">
      <style:text-properties style:font-name="Consolas"/>
    </style:style>
    <style:style style:name="P890" style:parent-style-name="Normal" style:family="paragraph">
      <style:text-properties style:font-name="Consolas"/>
    </style:style>
    <style:style style:name="P891" style:parent-style-name="Normal" style:family="paragraph">
      <style:text-properties style:font-name="Consolas"/>
    </style:style>
    <style:style style:name="P892" style:parent-style-name="Normal" style:family="paragraph">
      <style:text-properties style:font-name="Consolas"/>
    </style:style>
    <style:style style:name="P893" style:parent-style-name="Normal" style:family="paragraph">
      <style:text-properties style:font-name="Consolas"/>
    </style:style>
    <style:style style:name="P894" style:parent-style-name="Normal" style:family="paragraph">
      <style:text-properties style:font-name="Consolas"/>
    </style:style>
    <style:style style:name="P895" style:parent-style-name="Normal" style:family="paragraph">
      <style:text-properties style:font-name="Consolas"/>
    </style:style>
    <style:style style:name="P896" style:parent-style-name="Normal" style:family="paragraph">
      <style:text-properties style:font-name="Consolas"/>
    </style:style>
    <style:style style:name="P897" style:parent-style-name="Normal" style:family="paragraph">
      <style:text-properties style:font-name="Consolas"/>
    </style:style>
    <style:style style:name="P898" style:parent-style-name="Normal" style:family="paragraph">
      <style:text-properties style:font-name="Consolas"/>
    </style:style>
    <style:style style:name="P899" style:parent-style-name="Normal" style:family="paragraph">
      <style:text-properties style:font-name="Consolas"/>
    </style:style>
    <style:style style:name="P900" style:parent-style-name="Normal" style:family="paragraph">
      <style:text-properties style:font-name="Consolas"/>
    </style:style>
    <style:style style:name="P901" style:parent-style-name="Normal" style:family="paragraph">
      <style:text-properties style:font-name="Consolas"/>
    </style:style>
    <style:style style:name="P902" style:parent-style-name="Normal" style:family="paragraph">
      <style:text-properties style:font-name="Consolas"/>
    </style:style>
    <style:style style:name="P903" style:parent-style-name="Normal" style:family="paragraph">
      <style:text-properties style:font-name="Consolas"/>
    </style:style>
    <style:style style:name="P904" style:parent-style-name="Normal" style:family="paragraph">
      <style:text-properties style:font-name="Consolas"/>
    </style:style>
    <style:style style:name="P905" style:parent-style-name="Normal" style:family="paragraph">
      <style:text-properties style:font-name="Consolas"/>
    </style:style>
    <style:style style:name="P906" style:parent-style-name="Normal" style:family="paragraph">
      <style:text-properties style:font-name="Consolas"/>
    </style:style>
    <style:style style:name="P907" style:parent-style-name="Normal" style:family="paragraph">
      <style:text-properties style:font-name="Consolas"/>
    </style:style>
    <style:style style:name="P908" style:parent-style-name="Normal" style:family="paragraph">
      <style:text-properties style:font-name="Consolas"/>
    </style:style>
    <style:style style:name="P909" style:parent-style-name="Normal" style:family="paragraph">
      <style:text-properties style:font-name="Consolas"/>
    </style:style>
    <style:style style:name="P910" style:parent-style-name="Normal" style:family="paragraph">
      <style:text-properties style:font-name="Consolas"/>
    </style:style>
    <style:style style:name="P911" style:parent-style-name="Normal" style:family="paragraph">
      <style:text-properties style:font-name="Consolas"/>
    </style:style>
    <style:style style:name="P912" style:parent-style-name="Normal" style:family="paragraph">
      <style:text-properties style:font-name="Consolas"/>
    </style:style>
    <style:style style:name="P913" style:parent-style-name="Normal" style:family="paragraph">
      <style:text-properties style:font-name="Consolas"/>
    </style:style>
    <style:style style:name="P914" style:parent-style-name="Normal" style:family="paragraph">
      <style:text-properties style:font-name="Consolas"/>
    </style:style>
    <style:style style:name="P915" style:parent-style-name="Normal" style:family="paragraph">
      <style:text-properties style:font-name="Consolas"/>
    </style:style>
    <style:style style:name="P916" style:parent-style-name="Normal" style:family="paragraph">
      <style:text-properties style:font-name="Consolas"/>
    </style:style>
    <style:style style:name="P917" style:parent-style-name="Normal" style:family="paragraph">
      <style:text-properties style:font-name="Consolas"/>
    </style:style>
    <style:style style:name="P918" style:parent-style-name="Normal" style:family="paragraph">
      <style:text-properties style:font-name="Consolas"/>
    </style:style>
    <style:style style:name="P919" style:parent-style-name="Normal" style:family="paragraph">
      <style:text-properties style:font-name="Consolas"/>
    </style:style>
    <style:style style:name="P920" style:parent-style-name="Normal" style:family="paragraph">
      <style:text-properties style:font-name="Consolas"/>
    </style:style>
    <style:style style:name="P921" style:parent-style-name="Normal" style:family="paragraph">
      <style:text-properties style:font-name="Consolas"/>
    </style:style>
    <style:style style:name="P922" style:parent-style-name="Normal" style:family="paragraph">
      <style:text-properties style:font-name="Consolas"/>
    </style:style>
    <style:style style:name="P923" style:parent-style-name="Normal" style:family="paragraph">
      <style:text-properties style:font-name="Consolas"/>
    </style:style>
    <style:style style:name="P924" style:parent-style-name="Normal" style:family="paragraph">
      <style:text-properties style:font-name="Consolas"/>
    </style:style>
    <style:style style:name="P925" style:parent-style-name="Normal" style:family="paragraph">
      <style:text-properties style:font-name="Consolas"/>
    </style:style>
    <style:style style:name="P926" style:parent-style-name="Normal" style:family="paragraph">
      <style:text-properties style:font-name="Consolas"/>
    </style:style>
    <style:style style:name="P927" style:parent-style-name="Normal" style:family="paragraph">
      <style:text-properties style:font-name="Consolas"/>
    </style:style>
    <style:style style:name="P928" style:parent-style-name="Normal" style:family="paragraph">
      <style:text-properties style:font-name="Consolas"/>
    </style:style>
    <style:style style:name="P929" style:parent-style-name="Normal" style:family="paragraph">
      <style:text-properties style:font-name="Consolas"/>
    </style:style>
    <style:style style:name="P930" style:parent-style-name="Normal" style:family="paragraph">
      <style:text-properties style:font-name="Consolas"/>
    </style:style>
    <style:style style:name="P931" style:parent-style-name="Normal" style:family="paragraph">
      <style:text-properties style:font-name="Consolas"/>
    </style:style>
    <style:style style:name="P932" style:parent-style-name="Normal" style:family="paragraph">
      <style:text-properties style:font-name="Consolas"/>
    </style:style>
    <style:style style:name="P933" style:parent-style-name="Normal" style:family="paragraph">
      <style:text-properties style:font-name="Consolas"/>
    </style:style>
    <style:style style:name="P934" style:parent-style-name="Normal" style:family="paragraph">
      <style:text-properties style:font-name="Consolas"/>
    </style:style>
    <style:style style:name="P935" style:parent-style-name="Normal" style:family="paragraph">
      <style:text-properties style:font-name="Consolas"/>
    </style:style>
    <style:style style:name="P936" style:parent-style-name="Normal" style:family="paragraph">
      <style:text-properties style:font-name="Consolas"/>
    </style:style>
    <style:style style:name="P937" style:parent-style-name="Normal" style:family="paragraph">
      <style:text-properties style:font-name="Consolas"/>
    </style:style>
    <style:style style:name="P938" style:parent-style-name="Normal" style:family="paragraph">
      <style:text-properties style:font-name="Consolas"/>
    </style:style>
    <style:style style:name="P939" style:parent-style-name="Normal" style:family="paragraph">
      <style:text-properties style:font-name="Consolas"/>
    </style:style>
    <style:style style:name="P940" style:parent-style-name="Normal" style:family="paragraph">
      <style:text-properties style:font-name="Consolas"/>
    </style:style>
    <style:style style:name="P941" style:parent-style-name="Normal" style:family="paragraph">
      <style:text-properties style:font-name="Consolas"/>
    </style:style>
    <style:style style:name="P942" style:parent-style-name="Normal" style:family="paragraph">
      <style:text-properties style:font-name="Consolas"/>
    </style:style>
    <style:style style:name="P943" style:parent-style-name="Normal" style:family="paragraph">
      <style:text-properties style:font-name="Consolas"/>
    </style:style>
    <style:style style:name="P944" style:parent-style-name="Normal" style:family="paragraph">
      <style:text-properties style:font-name="Consolas"/>
    </style:style>
    <style:style style:name="P945" style:parent-style-name="Normal" style:family="paragraph">
      <style:text-properties style:font-name="Consolas"/>
    </style:style>
    <style:style style:name="P946" style:parent-style-name="Normal" style:family="paragraph">
      <style:text-properties style:font-name="Consolas"/>
    </style:style>
    <style:style style:name="P947" style:parent-style-name="Normal" style:family="paragraph">
      <style:text-properties style:font-name="Consolas"/>
    </style:style>
    <style:style style:name="P948" style:parent-style-name="Normal" style:family="paragraph">
      <style:text-properties style:font-name="Consolas"/>
    </style:style>
    <style:style style:name="P949" style:parent-style-name="Normal" style:family="paragraph">
      <style:text-properties style:font-name="Consolas"/>
    </style:style>
    <style:style style:name="P950" style:parent-style-name="Normal" style:family="paragraph">
      <style:text-properties style:font-name="Consolas"/>
    </style:style>
    <style:style style:name="P951" style:parent-style-name="Normal" style:family="paragraph">
      <style:text-properties style:font-name="Consolas"/>
    </style:style>
    <style:style style:name="P952" style:parent-style-name="Normal" style:family="paragraph">
      <style:text-properties style:font-name="Consolas"/>
    </style:style>
    <style:style style:name="P953" style:parent-style-name="Normal" style:family="paragraph">
      <style:text-properties style:font-name="Consolas"/>
    </style:style>
    <style:style style:name="P954" style:parent-style-name="Normal" style:family="paragraph">
      <style:text-properties style:font-name="Consolas"/>
    </style:style>
    <style:style style:name="P955" style:parent-style-name="Normal" style:family="paragraph">
      <style:text-properties style:font-name="Consolas"/>
    </style:style>
    <style:style style:name="P956" style:parent-style-name="Normal" style:family="paragraph">
      <style:text-properties style:font-name="Consolas"/>
    </style:style>
    <style:style style:name="P957" style:parent-style-name="Normal" style:family="paragraph">
      <style:text-properties style:font-name="Consolas"/>
    </style:style>
    <style:style style:name="P958" style:parent-style-name="Normal" style:family="paragraph">
      <style:text-properties style:font-name="Consolas"/>
    </style:style>
    <style:style style:name="P959" style:parent-style-name="Normal" style:family="paragraph">
      <style:text-properties style:font-name="Consolas"/>
    </style:style>
    <style:style style:name="P960" style:parent-style-name="Normal" style:family="paragraph">
      <style:text-properties style:font-name="Consolas"/>
    </style:style>
    <style:style style:name="P961" style:parent-style-name="Normal" style:family="paragraph">
      <style:text-properties style:font-name="Consolas"/>
    </style:style>
    <style:style style:name="P962" style:parent-style-name="Normal" style:family="paragraph">
      <style:text-properties style:font-name="Consolas"/>
    </style:style>
    <style:style style:name="P963" style:parent-style-name="Normal" style:family="paragraph">
      <style:text-properties style:font-name="Consolas"/>
    </style:style>
    <style:style style:name="P964" style:parent-style-name="Normal" style:family="paragraph">
      <style:text-properties style:font-name="Consolas"/>
    </style:style>
    <style:style style:name="P965" style:parent-style-name="Normal" style:family="paragraph">
      <style:text-properties style:font-name="Consolas"/>
    </style:style>
    <style:style style:name="P966" style:parent-style-name="Normal" style:family="paragraph">
      <style:text-properties style:font-name="Consolas"/>
    </style:style>
    <style:style style:name="P967" style:parent-style-name="Normal" style:family="paragraph">
      <style:text-properties style:font-name="Consolas"/>
    </style:style>
    <style:style style:name="P968" style:parent-style-name="Normal" style:family="paragraph">
      <style:text-properties style:font-name="Consolas"/>
    </style:style>
    <style:style style:name="P969" style:parent-style-name="Normal" style:family="paragraph">
      <style:text-properties style:font-name="Consolas"/>
    </style:style>
    <style:style style:name="P970" style:parent-style-name="Normal" style:family="paragraph">
      <style:text-properties style:font-name="Consolas"/>
    </style:style>
    <style:style style:name="P971" style:parent-style-name="Normal" style:family="paragraph">
      <style:text-properties style:font-name="Consolas"/>
    </style:style>
    <style:style style:name="P972" style:parent-style-name="Normal" style:family="paragraph">
      <style:text-properties style:font-name="Consolas"/>
    </style:style>
    <style:style style:name="P973" style:parent-style-name="Normal" style:family="paragraph">
      <style:text-properties style:font-name="Consolas"/>
    </style:style>
    <style:style style:name="P974" style:parent-style-name="Normal" style:family="paragraph">
      <style:text-properties style:font-name="Consolas"/>
    </style:style>
    <style:style style:name="P975" style:parent-style-name="Normal" style:family="paragraph">
      <style:text-properties style:font-name="Consolas"/>
    </style:style>
    <style:style style:name="P976" style:parent-style-name="Normal" style:family="paragraph">
      <style:text-properties style:font-name="Consolas"/>
    </style:style>
    <style:style style:name="P977" style:parent-style-name="Normal" style:family="paragraph">
      <style:text-properties style:font-name="Consolas"/>
    </style:style>
    <style:style style:name="P978" style:parent-style-name="Normal" style:family="paragraph">
      <style:text-properties style:font-name="Consolas"/>
    </style:style>
    <style:style style:name="P979" style:parent-style-name="Normal" style:family="paragraph">
      <style:text-properties style:font-name="Consolas"/>
    </style:style>
    <style:style style:name="P980" style:parent-style-name="Normal" style:family="paragraph">
      <style:text-properties style:font-name="Consolas"/>
    </style:style>
    <style:style style:name="P981" style:parent-style-name="Normal" style:family="paragraph">
      <style:text-properties style:font-name="Consolas"/>
    </style:style>
    <style:style style:name="P982" style:parent-style-name="Normal" style:family="paragraph">
      <style:text-properties style:font-name="Consolas"/>
    </style:style>
    <style:style style:name="P983" style:parent-style-name="Normal" style:family="paragraph">
      <style:text-properties style:font-name="Consolas"/>
    </style:style>
    <style:style style:name="P984" style:parent-style-name="Normal" style:family="paragraph">
      <style:text-properties style:font-name="Consolas"/>
    </style:style>
    <style:style style:name="P985" style:parent-style-name="Normal" style:family="paragraph">
      <style:text-properties style:font-name="Consolas"/>
    </style:style>
    <style:style style:name="P986" style:parent-style-name="Normal" style:family="paragraph">
      <style:text-properties style:font-name="Consolas"/>
    </style:style>
    <style:style style:name="P987" style:parent-style-name="Normal" style:family="paragraph">
      <style:text-properties style:font-name="Consolas"/>
    </style:style>
    <style:style style:name="P988" style:parent-style-name="Normal" style:family="paragraph">
      <style:text-properties style:font-name="Consolas"/>
    </style:style>
    <style:style style:name="P989" style:parent-style-name="Normal" style:family="paragraph">
      <style:text-properties style:font-name="Consolas"/>
    </style:style>
    <style:style style:name="P990" style:parent-style-name="Normal" style:family="paragraph">
      <style:text-properties style:font-name="Consolas"/>
    </style:style>
    <style:style style:name="P991" style:parent-style-name="Normal" style:family="paragraph">
      <style:text-properties style:font-name="Consolas"/>
    </style:style>
    <style:style style:name="P992" style:parent-style-name="Normal" style:family="paragraph">
      <style:text-properties style:font-name="Consolas"/>
    </style:style>
    <style:style style:name="P993" style:parent-style-name="Normal" style:family="paragraph">
      <style:text-properties style:font-name="Consolas"/>
    </style:style>
    <style:style style:name="P994" style:parent-style-name="Normal" style:family="paragraph">
      <style:text-properties style:font-name="Consolas"/>
    </style:style>
    <style:style style:name="P995" style:parent-style-name="Normal" style:family="paragraph">
      <style:text-properties style:font-name="Consolas"/>
    </style:style>
    <style:style style:name="P996" style:parent-style-name="Normal" style:family="paragraph">
      <style:text-properties style:font-name="Consolas"/>
    </style:style>
    <style:style style:name="P997" style:parent-style-name="Normal" style:family="paragraph">
      <style:text-properties style:font-name="Consolas"/>
    </style:style>
    <style:style style:name="P998" style:parent-style-name="Normal" style:family="paragraph">
      <style:text-properties style:font-name="Consolas"/>
    </style:style>
    <style:style style:name="P999" style:parent-style-name="Normal" style:family="paragraph">
      <style:text-properties style:font-name="Consolas"/>
    </style:style>
    <style:style style:name="P1000" style:parent-style-name="Normal" style:family="paragraph">
      <style:text-properties style:font-name="Consolas"/>
    </style:style>
    <style:style style:name="P1001" style:parent-style-name="Normal" style:family="paragraph">
      <style:text-properties style:font-name="Consolas"/>
    </style:style>
    <style:style style:name="P1002" style:parent-style-name="Normal" style:family="paragraph">
      <style:text-properties style:font-name="Consolas"/>
    </style:style>
    <style:style style:name="P1003" style:parent-style-name="Normal" style:family="paragraph">
      <style:text-properties style:font-name="Consolas"/>
    </style:style>
    <style:style style:name="P1004" style:parent-style-name="Normal" style:family="paragraph">
      <style:text-properties style:font-name="Consolas"/>
    </style:style>
    <style:style style:name="P1005" style:parent-style-name="Normal" style:family="paragraph">
      <style:text-properties style:font-name="Consolas"/>
    </style:style>
    <style:style style:name="P1006" style:parent-style-name="Normal" style:family="paragraph">
      <style:text-properties style:font-name="Consolas"/>
    </style:style>
    <style:style style:name="P1007" style:parent-style-name="Normal" style:family="paragraph">
      <style:text-properties style:font-name="Consolas"/>
    </style:style>
    <style:style style:name="P1008" style:parent-style-name="Normal" style:family="paragraph">
      <style:text-properties style:font-name="Consolas"/>
    </style:style>
    <style:style style:name="P1009" style:parent-style-name="Normal" style:family="paragraph">
      <style:text-properties style:font-name="Consolas"/>
    </style:style>
    <style:style style:name="P1010" style:parent-style-name="Normal" style:family="paragraph">
      <style:text-properties style:font-name="Consolas"/>
    </style:style>
    <style:style style:name="P1011" style:parent-style-name="Normal" style:family="paragraph">
      <style:text-properties style:font-name="Consolas"/>
    </style:style>
    <style:style style:name="P1012" style:parent-style-name="Normal" style:family="paragraph">
      <style:text-properties style:font-name="Consolas"/>
    </style:style>
    <style:style style:name="P1013" style:parent-style-name="Normal" style:family="paragraph">
      <style:text-properties style:font-name="Consolas"/>
    </style:style>
    <style:style style:name="P1014" style:parent-style-name="Normal" style:family="paragraph">
      <style:text-properties style:font-name="Consolas"/>
    </style:style>
    <style:style style:name="P1015" style:parent-style-name="Normal" style:family="paragraph">
      <style:text-properties style:font-name="Consolas"/>
    </style:style>
    <style:style style:name="P1016" style:parent-style-name="Normal" style:family="paragraph">
      <style:text-properties style:font-name="Consolas"/>
    </style:style>
    <style:style style:name="T1017" style:parent-style-name="DefaultParagraphFont" style:family="text">
      <style:text-properties style:font-name="Consolas"/>
    </style:style>
  </office:automatic-styles>
  <office:body>
    <office:text text:use-soft-page-breaks="true">
      <text:p text:style-name="P1"/>
      <text:p text:style-name="P2">'''</text:p>
      <text:p text:style-name="P3">in progress comments and notes :</text:p>
      <text:p text:style-name="P4"/>
      <text:p text:style-name="P5">create random objects in path of the Ai to projectile</text:p>
      <text:p text:style-name="P6"><text:s text:c="4"/>- be OOP instantiantions</text:p>
      <text:p text:style-name="P7">get the AI to go around these objects ( stuck counter, etc... )</text:p>
      <text:p text:style-name="P8">if AI wins too much then add more objects to level making it harder for the AI</text:p>
      <text:p text:style-name="P9"/>
      <text:p text:style-name="P10"/>
      <text:p text:style-name="P11">Screen_View.blit(air_mine_img,(200,200))</text:p>
      <text:p text:style-name="P12"/>
      <text:p text:style-name="P13"/>
      <text:p text:style-name="P14">^^^ <text:s/>no longer needed -- comment out the code i did</text:p>
      <text:p text:style-name="P15"/>
      <text:p text:style-name="P16">all i need to do is to include a variable difficulty</text:p>
      <text:p text:style-name="P17">this will be based on a global variable measuring the AI's effectiveness</text:p>
      <text:p text:style-name="P18">if ai is strong difficulty decreases vice versa</text:p>
      <text:p text:style-name="P19">dificulty will be implemeneted by altering the speed of the AI using the division factor thhing for diffy/diffX</text:p>
      <text:p text:style-name="P20">add the difficulty scroller back to the menu -- in sample things</text:p>
      <text:p text:style-name="P21"/>
      <text:p text:style-name="P22">'''</text:p>
      <text:p text:style-name="P23"/>
      <text:p text:style-name="P24">import pygame, math, sys, random, copy</text:p>
      <text:p text:style-name="P25">from pygame.locals import *</text:p>
      <text:p text:style-name="P26">import pygame_menu <text:s/># this is the pygame module that makes this task so simple, as it handles the imputs and the GUI</text:p>
      <text:p text:style-name="P27">pygame.init()</text:p>
      <text:p text:style-name="P28">surface = pygame.display.set_mode((1200, 800)) <text:s/># sets the scren dimensions</text:p>
      <text:p text:style-name="P29"/>
      <text:p text:style-name="P30">mytheme = pygame_menu.themes.THEME_DARK.copy()</text:p>
      <text:p text:style-name="P31">#mytheme.title_background_color=(0, 0, 0)</text:p>
      <text:p text:style-name="P32">myimage = pygame_menu.baseimage.BaseImage(image_path="background.jpg",</text:p>
      <text:p text:style-name="P33"><text:s text:c="4"/>drawing_mode=pygame_menu.baseimage.IMAGE_MODE_FILL</text:p>
      <text:p text:style-name="P34">)</text:p>
      <text:p text:style-name="P35">mytheme.background_color = myimage</text:p>
      <text:p text:style-name="P36">X_view, Y_view = 1200, 800 # sets screen dimensions</text:p>
      <text:p text:style-name="P37">Screen_View = pygame.display.set_mode((X_view, Y_view), 0, 32) #Main screen that I will add stuff on</text:p>
      <text:p text:style-name="P38"/>
      <text:p text:style-name="P39">WHITE = (255, 255, 255)</text:p>
      <text:p text:style-name="P40">BLACK = ( <text:s/>0, <text:s text:c="2"/>0, <text:s text:c="2"/>0)</text:p>
      <text:p text:style-name="P41">CYAN = <text:s/>( <text:s/>0, 255, 255)</text:p>
      <text:p text:style-name="P42">MAGNETA=(255, <text:s text:c="2"/>0, 255)</text:p>
      <text:p text:style-name="P43">GREEN = ( <text:s/>1, <text:s/>50, <text:s/>32)</text:p>
      <text:p text:style-name="P44">GREY = <text:s/>(211, 211, 211)</text:p>
      <text:p text:style-name="P45">RED = <text:s text:c="2"/>(255, <text:s text:c="2"/>0, <text:s text:c="2"/>0)</text:p>
      <text:p text:style-name="P46">FPS = 30 #defines how many times the screen will refresh per seccond</text:p>
      <text:p text:style-name="P47">global AI_win_count</text:p>
      <text:p text:style-name="P48">AI_win_count = 0</text:p>
      <text:p text:style-name="P49">global AI_difficulty</text:p>
      <text:p text:style-name="P50">AI_difficulty = 100</text:p>
      <text:p text:style-name="P51">#air_mine_img = pygame.image.load('airmine.png')</text:p>
      <text:p text:style-name="P52">#air_mine_img = pygame.transform.scale(air_mine_img,(20,15))</text:p>
      <text:p text:style-name="P53"/>
      <text:p text:style-name="P54">'''</text:p>
      <text:p text:style-name="P55">for these clases below i did folow a tutorial</text:p>
      <text:p text:style-name="P56">'''</text:p>
      <text:p text:style-name="P57"/>
      <text:p text:style-name="P58">class Button: <text:s text:c="2"/># this is a class i have mad eto handle the buttons (tutorial)</text:p>
      <text:p text:style-name="P59"><text:s text:c="4"/>def __init__(self, Label, PosXStart, PosYStart, Width, Length, Surface):</text:p>
      <text:p text:style-name="P60"><text:s text:c="8"/>self.Label = Label</text:p>
      <text:p text:style-name="P61"><text:s text:c="8"/>self.Font = pygame.font.Font(None, 32)</text:p>
      <text:p text:style-name="P62"><text:s text:c="8"/>self.TextColour = (255,255,255) <text:s text:c="3"/>#( <text:s/>0, <text:s/>0, <text:s/>0) <text:s text:c="4"/>#white text</text:p>
      <text:p text:style-name="P63"><text:s text:c="8"/>self.PosXStart = PosXStart</text:p>
      <text:p text:style-name="P64"><text:s text:c="8"/>self.Width = Width</text:p>
      <text:p text:style-name="P65"><text:s text:c="8"/>self.Length = Length</text:p>
      <text:p text:style-name="P66"><text:s text:c="8"/>self.PosYStart = PosYStart</text:p>
      <text:p text:style-name="P67"><text:s text:c="8"/>self.BackgroundColour = ( <text:s/>10, 200, <text:s/>52) <text:s/># green buttons</text:p>
      <text:p text:style-name="P68"><text:s text:c="8"/>self.Surface = Surface</text:p>
      <text:p text:style-name="P69"><text:s text:c="4"/>def DisplayButton(self): # function called to actually draw</text:p>
      <text:p text:style-name="P70"><text:s text:c="8"/>Button = pygame.draw.rect(self.Surface, self.BackgroundColour, (self.PosXStart, self.PosYStart, self.Length, self.Width))</text:p>
      <text:p text:style-name="P71"><text:s text:c="8"/>self._MakeLabel()</text:p>
      <text:p text:style-name="P72"/>
      <text:p text:style-name="P73"><text:s text:c="4"/>def _MakeLabel(self):</text:p>
      <text:p text:style-name="P74"><text:s text:c="8"/>LabelX = (self.PosXStart + 10)</text:p>
      <text:p text:style-name="P75"><text:s text:c="8"/>LabelY = (self.PosYStart + (self.Length//20))</text:p>
      <text:p text:style-name="P76"><text:s text:c="8"/>ButtonText = self.Font.render(self.Label,1,self.TextColour)</text:p>
      <text:p text:style-name="P77"><text:s text:c="8"/>self.Surface.blit(ButtonText, (LabelX,LabelY))</text:p>
      <text:p text:style-name="P78"/>
      <text:p text:style-name="P79"><text:s text:c="4"/>def click_seen(self, PositionTuple):</text:p>
      <text:p text:style-name="P80"><text:s text:c="8"/>if (PositionTuple[0] in range(self.PosXStart, self.PosXStart+self.Length+1)) and (PositionTuple[1] in range(self.PosYStart, self.PosYStart+self.Width+1)):</text:p>
      <text:p text:style-name="P81"><text:s text:c="12"/>return True</text:p>
      <text:p text:style-name="P82"><text:s text:c="8"/>else:</text:p>
      <text:p text:style-name="P83"><text:s text:c="12"/>return False</text:p>
      <text:p text:style-name="P84">class CheckBox:</text:p>
      <text:p text:style-name="P85"><text:s text:c="4"/>def __init__(self, PosX, PosY, Width,Surface,Label,WordDistance):</text:p>
      <text:p text:style-name="P86"><text:s text:c="8"/>self.Font= pygame.font.Font(None,25)</text:p>
      <text:p text:style-name="P87"><text:s text:c="8"/>self.WHITE = (255,255,255)</text:p>
      <text:p text:style-name="P88"><text:s text:c="8"/>self.TextColour = self.WHITE</text:p>
      <text:p text:style-name="P89"><text:s text:c="8"/>self.WordDistance = WordDistance</text:p>
      <text:p text:style-name="P90"><text:s text:c="8"/>self.Surface = Surface</text:p>
      <text:p text:style-name="P91"><text:s text:c="8"/>self.GREEN = (0,255,0) #tick colour</text:p>
      <text:p text:style-name="P92"><text:s text:c="8"/>self.Clicked = False</text:p>
      <text:p text:style-name="P93"><text:s text:c="8"/>self.StartX = PosX</text:p>
      <text:p text:style-name="P94"><text:s text:c="8"/>self.StartY = PosY</text:p>
      <text:p text:style-name="P95"><text:s text:c="8"/>self.Width = Width <text:s text:c="3"/>#button box dimensions</text:p>
      <text:p text:style-name="P96"><text:s text:c="8"/>self.Thickness = 8</text:p>
      <text:p text:style-name="P97"><text:s text:c="8"/>self.Label = Label</text:p>
      <text:p text:style-name="P98"><text:s text:c="4"/>def MakeBox(self): # draws the box by darwing lines in a rectangle</text:p>
      <text:p text:style-name="P99"><text:s text:c="8"/>TopLine = pygame.draw.line(self.Surface, self.WHITE,(self.StartX-2,self.StartY),</text:p>
      <text:p text:style-name="P100"><text:s text:c="35"/>(self.StartX+self.Width+2,self.StartY),1)</text:p>
      <text:p text:style-name="P101"><text:s text:c="8"/>BottomLine = pygame.draw.line(self.Surface,self.WHITE,(self.StartX-2,self.StartY+self.Width+2),</text:p>
      <text:p text:style-name="P102"><text:s text:c="35"/>(self.StartX+self.Width+2,self.StartY+self.Width+2),1)</text:p>
      <text:p text:style-name="P103"><text:s text:c="8"/>RightLine = pygame.draw.line(self.Surface,self.WHITE,(self.StartX+self.Width+2,self.StartY),</text:p>
      <text:p text:style-name="P104"><text:s text:c="36"/>(self.StartX+self.Width+2,self.StartY+self.Width+2),1)</text:p>
      <text:p text:style-name="P105"><text:s text:c="8"/>LeftLine = pygame.draw.line(self.Surface,self.WHITE,(self.StartX-2,self.StartY),</text:p>
      <text:p text:style-name="P106"><text:s text:c="36"/>(self.StartX-2,self.StartY+self.Width+2),1)</text:p>
      <text:p text:style-name="P107"/>
      <text:p text:style-name="P108"><text:s text:c="8"/>self._AddLabel()</text:p>
      <text:p text:style-name="P109"><text:s text:c="8"/>if self.Clicked == True:</text:p>
      <text:p text:style-name="P110"><text:s text:c="12"/>self._AddTick()</text:p>
      <text:p text:style-name="P111"><text:s text:c="4"/>def click_seen(self, PositionTuple): # to see if user has clicked in the area</text:p>
      <text:p text:style-name="P112"><text:s text:c="8"/>if (PositionTuple[0] in range(self.StartX, self.StartX+self.Width+1)) and (PositionTuple[1] in range(self.StartY, self.StartY+self.Width+1)):</text:p>
      <text:p text:style-name="P113"><text:s text:c="12"/>if self.Clicked == True:</text:p>
      <text:p text:style-name="P114"><text:s text:c="16"/>self.Clicked = False</text:p>
      <text:p text:style-name="P115"><text:s text:c="12"/>else:</text:p>
      <text:p text:style-name="P116"><text:s text:c="16"/>self.Clicked = True</text:p>
      <text:p text:style-name="P117"/>
      <text:p text:style-name="P118"><text:s text:c="4"/>def _TickCoordinates(self): # retrives the tick position (private)</text:p>
      <text:p text:style-name="P119"><text:s text:c="8"/>X1 = self.StartX</text:p>
      <text:p text:style-name="P120"><text:s text:c="8"/>Y1 = self.StartY + (self.Width//2)</text:p>
      <text:p text:style-name="P121"><text:s text:c="8"/>X2 = self.StartX + (self.Width//2)</text:p>
      <text:p text:style-name="P122"><text:s text:c="8"/>Y2 = self.StartY + self.Width</text:p>
      <text:p text:style-name="P123"><text:s text:c="8"/>X3 = self.StartX + self.Width</text:p>
      <text:p text:style-name="P124"><text:s text:c="8"/>Y3 = self.StartY</text:p>
      <text:p text:style-name="P125"><text:s text:c="8"/>return X1,Y1,X2,Y2, X3,Y3</text:p>
      <text:p text:style-name="P126"/>
      <text:p text:style-name="P127"><text:s text:c="4"/>def _AddTick(self):</text:p>
      <text:p text:style-name="P128"><text:s text:c="11"/>FirstX,FirstY,SecondX,SecondY,ThirdX,ThirdY = self._TickCoordinates()</text:p>
      <text:p text:style-name="P129"><text:s text:c="11"/>pygame.draw.line(self.Surface, self.GREEN, (FirstX,FirstY),(SecondX,SecondY),self.Thickness)</text:p>
      <text:p text:style-name="P130"><text:s text:c="11"/>pygame.draw.line(self.Surface, self.GREEN, (SecondX, SecondY),(ThirdX,ThirdY),self.Thickness)</text:p>
      <text:p text:style-name="P131"><text:s text:c="4"/>def _AddLabel(self):</text:p>
      <text:p text:style-name="P132"><text:s text:c="8"/>LabelX = self.StartX - self.WordDistance</text:p>
      <text:p text:style-name="P133"><text:s text:c="8"/>LabelY = self.StartY + 8</text:p>
      <text:p text:style-name="P134"><text:s text:c="8"/>Text = self.Font.render(self.Label,1,self.TextColour)</text:p>
      <text:p text:style-name="P135"><text:s text:c="8"/>self.Surface.blit(Text, (LabelX,LabelY))</text:p>
      <text:p text:style-name="P136">class RandomButton(Button): <text:s/># inheritance</text:p>
      <text:p text:style-name="P137"><text:s text:c="4"/>def __init__(self,Label, PosXStart, PosYStart, Width, Length, Surface, Range):</text:p>
      <text:p text:style-name="P138"><text:s text:c="8"/>super().__init__(Label, PosXStart, PosYStart, Width, Length, Surface)</text:p>
      <text:p text:style-name="P139"><text:s text:c="8"/>self._Range = Range</text:p>
      <text:p text:style-name="P140"/>
      <text:p text:style-name="P141"><text:s text:c="4"/>def GetNumInRange(self):</text:p>
      <text:p text:style-name="P142"><text:s text:c="8"/>return str(round(random.uniform(self._Range[0], self._Range[1]),1))</text:p>
      <text:p text:style-name="P143">class InputBox: #class for taking an input</text:p>
      <text:p text:style-name="P144"><text:s text:c="4"/>def __init__(self,PosX, PosY, Label,WordDistance,LengthValidation,RangeTuple):</text:p>
      <text:p text:style-name="P145"><text:s text:c="8"/>self.StartX = PosX</text:p>
      <text:p text:style-name="P146"><text:s text:c="8"/>self.StringLength = LengthValidation # inout validation &lt;5 characters</text:p>
      <text:p text:style-name="P147"><text:s text:c="8"/>self.Range = RangeTuple # input validate of min and max range</text:p>
      <text:p text:style-name="P148"><text:s text:c="8"/>self.StartY = PosY</text:p>
      <text:p text:style-name="P149"><text:s text:c="8"/>self.Variable = ""</text:p>
      <text:p text:style-name="P150"><text:s text:c="8"/>self.Width = 30</text:p>
      <text:p text:style-name="P151"><text:s text:c="8"/>self.Length = 200</text:p>
      <text:p text:style-name="P152"><text:s text:c="8"/>self.WordDistance = WordDistance</text:p>
      <text:p text:style-name="P153"><text:s text:c="8"/>self.Clicked = False</text:p>
      <text:p text:style-name="P154"><text:s text:c="8"/>self.Label = Label <text:s text:c="3"/># ID given to box</text:p>
      <text:p text:style-name="P155"><text:s text:c="8"/>self.Surface = Screen_View</text:p>
      <text:p text:style-name="P156"><text:s text:c="8"/>self.Font = pygame.font.Font(None,25)</text:p>
      <text:p text:style-name="P157"><text:s text:c="8"/>self.WHITE = (255,255,255)</text:p>
      <text:p text:style-name="P158"><text:s text:c="8"/>self.TextColour = self.WHITE</text:p>
      <text:p text:style-name="P159"><text:s text:c="4"/>def MakeBox(self): <text:s text:c="2"/># draws the user input box</text:p>
      <text:p text:style-name="P160"><text:s text:c="8"/>TopLine = pygame.draw.line(self.Surface, self.WHITE,(self.StartX-2,self.StartY),</text:p>
      <text:p text:style-name="P161"><text:s text:c="35"/>(self.StartX+self.Length+2,self.StartY),1)</text:p>
      <text:p text:style-name="P162"><text:s text:c="8"/>BottomLine = pygame.draw.line(self.Surface,self.WHITE,(self.StartX-2,self.StartY+self.Width+2),</text:p>
      <text:p text:style-name="P163"><text:s text:c="36"/>(self.StartX+self.Length+2,self.StartY+self.Width+2),1)</text:p>
      <text:p text:style-name="P164"><text:s text:c="8"/>RightLine = pygame.draw.line(self.Surface,self.WHITE,(self.StartX+self.Length+2,self.StartY),</text:p>
      <text:p text:style-name="P165"><text:s text:c="36"/>(self.StartX+self.Length+2,self.StartY+self.Width+2),1)</text:p>
      <text:p text:style-name="P166"><text:s text:c="8"/>LeftLine = pygame.draw.line(self.Surface,self.WHITE,(self.StartX-2,self.StartY),</text:p>
      <text:p text:style-name="P167"><text:s text:c="36"/>(self.StartX-2,self.StartY+self.Width+2),1)</text:p>
      <text:p text:style-name="P168"><text:s text:c="8"/>self._AddLabel()</text:p>
      <text:p text:style-name="P169"><text:s text:c="8"/>self._DisplayVariable()</text:p>
      <text:p text:style-name="P170"><text:s text:c="4"/>def _AddLabel(self):</text:p>
      <text:p text:style-name="P171"><text:s text:c="8"/>LabelX = self.StartX - self.WordDistance - 5</text:p>
      <text:p text:style-name="P172"><text:s text:c="8"/>LabelY = self.StartY + 3</text:p>
      <text:p text:style-name="P173"><text:s text:c="8"/>Text = self.Font.render(self.Label,1,self.TextColour)</text:p>
      <text:p text:style-name="P174"><text:s text:c="8"/>self._AddText(Text, (LabelX,LabelY))</text:p>
      <text:p text:style-name="P175"><text:s text:c="4"/>def _DisplayVariable(self):</text:p>
      <text:p text:style-name="P176"><text:s text:c="8"/>XStart = self.StartX + 5</text:p>
      <text:p text:style-name="P177"><text:s text:c="8"/>YStart = self.StartY + 3</text:p>
      <text:p text:style-name="P178"><text:s text:c="8"/>Text = self.Font.render(self.Variable,1,self.TextColour)</text:p>
      <text:p text:style-name="P179"><text:s text:c="8"/>self._AddText(Text, (XStart,YStart))</text:p>
      <text:p text:style-name="P180"><text:s text:c="4"/>def _AddText(self, Text, CoordinatesTuple):</text:p>
      <text:p text:style-name="P181"><text:s text:c="8"/>self.Surface.blit(Text, (CoordinatesTuple[0], CoordinatesTuple[1]))</text:p>
      <text:p text:style-name="P182"><text:s text:c="4"/>def click_seen(self, PositionTuple):</text:p>
      <text:p text:style-name="P183"><text:s text:c="8"/>if (PositionTuple[0] in range(self.StartX, self.StartX+self.Length+1)) and (PositionTuple[1] in range(self.StartY, self.StartY+self.Width+1)):</text:p>
      <text:p text:style-name="P184"><text:s text:c="12"/>self.Clicked = True</text:p>
      <text:p text:style-name="P185"><text:s text:c="8"/>else:</text:p>
      <text:p text:style-name="P186"><text:s text:c="12"/>self.Clicked = False</text:p>
      <text:p text:style-name="P187"><text:s text:c="4"/>def AddCharacter(self, Input):</text:p>
      <text:p text:style-name="P188"><text:s text:c="8"/>if (Input == K_1) and (len(self.Variable)&lt;self.StringLength):</text:p>
      <text:p text:style-name="P189"><text:s text:c="12"/>if self._NumInRange(1)==True:</text:p>
      <text:p text:style-name="P190"><text:s text:c="16"/>if "." in self.Variable:</text:p>
      <text:p text:style-name="P191"><text:s text:c="20"/>self.Variable = self._AdjustVariable(1)</text:p>
      <text:p text:style-name="P192"><text:s text:c="16"/>else:</text:p>
      <text:p text:style-name="P193"><text:s text:c="20"/>self.Variable += "1"</text:p>
      <text:p text:style-name="P194"><text:s text:c="8"/>elif (Input == K_2) and (len(self.Variable)&lt;self.StringLength):</text:p>
      <text:p text:style-name="P195"><text:s text:c="12"/>if self._NumInRange(2)==True:</text:p>
      <text:p text:style-name="P196"><text:s text:c="16"/>if "." in self.Variable:</text:p>
      <text:p text:style-name="P197"><text:s text:c="20"/>self.Variable = self._AdjustVariable(2)</text:p>
      <text:p text:style-name="P198"><text:s text:c="16"/>else:</text:p>
      <text:p text:style-name="P199"><text:s text:c="20"/>self.Variable += "2"</text:p>
      <text:p text:style-name="P200"><text:s text:c="8"/>elif (Input == K_3) and (len(self.Variable)&lt;self.StringLength):</text:p>
      <text:p text:style-name="P201"><text:s text:c="12"/>if self._NumInRange(3)==True:</text:p>
      <text:p text:style-name="P202"><text:s text:c="16"/>if "." in self.Variable:</text:p>
      <text:p text:style-name="P203"><text:s text:c="20"/>self.Variable = self._AdjustVariable(3)</text:p>
      <text:p text:style-name="P204"><text:s text:c="16"/>else:</text:p>
      <text:p text:style-name="P205"><text:s text:c="20"/>self.Variable += "3"</text:p>
      <text:p text:style-name="P206"><text:s text:c="8"/>elif (Input == K_4) and (len(self.Variable)&lt;self.StringLength):</text:p>
      <text:p text:style-name="P207"><text:s text:c="12"/>if self._NumInRange(4)==True:</text:p>
      <text:p text:style-name="P208"><text:s text:c="16"/>if "." in self.Variable:</text:p>
      <text:p text:style-name="P209"><text:s text:c="20"/>self.Variable = self._AdjustVariable(4)</text:p>
      <text:p text:style-name="P210"><text:s text:c="16"/>else:</text:p>
      <text:p text:style-name="P211"><text:s text:c="20"/>self.Variable += "4"</text:p>
      <text:p text:style-name="P212"><text:s text:c="8"/>elif (Input == K_5) and (len(self.Variable)&lt;self.StringLength):</text:p>
      <text:p text:style-name="P213"><text:s text:c="12"/>if self._NumInRange(5)==True:</text:p>
      <text:p text:style-name="P214"><text:s text:c="16"/>if "." in self.Variable:</text:p>
      <text:p text:style-name="P215"><text:s text:c="20"/>self.Variable = self._AdjustVariable(5)</text:p>
      <text:p text:style-name="P216"><text:s text:c="16"/>else:</text:p>
      <text:p text:style-name="P217"><text:s text:c="20"/>self.Variable += "5"</text:p>
      <text:p text:style-name="P218"><text:s text:c="8"/>elif (Input == K_6) and (len(self.Variable)&lt;self.StringLength):</text:p>
      <text:p text:style-name="P219"><text:s text:c="12"/>if self._NumInRange(6)==True:</text:p>
      <text:p text:style-name="P220"><text:s text:c="16"/>if "." in self.Variable:</text:p>
      <text:p text:style-name="P221"><text:s text:c="20"/>self.Variable = self._AdjustVariable(6)</text:p>
      <text:p text:style-name="P222"><text:s text:c="16"/>else:</text:p>
      <text:p text:style-name="P223"><text:s text:c="20"/>self.Variable += "6"</text:p>
      <text:p text:style-name="P224"><text:s text:c="8"/>elif (Input == K_7) and (len(self.Variable)&lt;self.StringLength):</text:p>
      <text:p text:style-name="P225"><text:s text:c="12"/>if self._NumInRange(7)==True:</text:p>
      <text:p text:style-name="P226"><text:s text:c="16"/>if "." in self.Variable:</text:p>
      <text:p text:style-name="P227"><text:s text:c="20"/>self.Variable = self._AdjustVariable(7)</text:p>
      <text:p text:style-name="P228"><text:s text:c="16"/>else:</text:p>
      <text:p text:style-name="P229"><text:s text:c="20"/>self.Variable += "7"</text:p>
      <text:p text:style-name="P230"><text:s text:c="8"/>elif (Input == K_8) and (len(self.Variable)&lt;self.StringLength):</text:p>
      <text:p text:style-name="P231"><text:s text:c="12"/>if self._NumInRange(8)==True:</text:p>
      <text:p text:style-name="P232"><text:s text:c="16"/>if "." in self.Variable:</text:p>
      <text:p text:style-name="P233"><text:s text:c="20"/>self.Variable = self._AdjustVariable(8)</text:p>
      <text:p text:style-name="P234"><text:s text:c="16"/>else:</text:p>
      <text:p text:style-name="P235"><text:s text:c="20"/>self.Variable += "8"</text:p>
      <text:p text:style-name="P236"><text:s text:c="8"/>elif (Input == K_9) and (len(self.Variable)&lt;self.StringLength):</text:p>
      <text:p text:style-name="P237"><text:s text:c="12"/>if self._NumInRange(9)==True:</text:p>
      <text:p text:style-name="P238"><text:s text:c="16"/>if "." in self.Variable:</text:p>
      <text:p text:style-name="P239"><text:s text:c="20"/>self.Variable = self._AdjustVariable(9)</text:p>
      <text:p text:style-name="P240"><text:s text:c="16"/>else:</text:p>
      <text:p text:style-name="P241"><text:s text:c="20"/>self.Variable += "9"</text:p>
      <text:p text:style-name="P242"><text:s text:c="8"/>elif (Input == K_0) and (len(self.Variable)&lt;self.StringLength):</text:p>
      <text:p text:style-name="P243"><text:s text:c="12"/>if self._NumInRange(0)==True:</text:p>
      <text:p text:style-name="P244"><text:s text:c="16"/>if "." in self.Variable:</text:p>
      <text:p text:style-name="P245"><text:s text:c="20"/>self.Variable = self._AdjustVariable(0)</text:p>
      <text:p text:style-name="P246"><text:s text:c="16"/>else:</text:p>
      <text:p text:style-name="P247"><text:s text:c="20"/>self.Variable += "0"</text:p>
      <text:p text:style-name="P248"><text:s text:c="8"/>elif (Input == K_PERIOD) and (len(self.Variable)&lt;self.StringLength):</text:p>
      <text:p text:style-name="P249"><text:s text:c="12"/>if "." not in self.Variable:</text:p>
      <text:p text:style-name="P250"><text:s text:c="16"/>self.Variable += "."</text:p>
      <text:p text:style-name="P251"/>
      <text:p text:style-name="P252"><text:s text:c="8"/>elif (Input == K_BACKSPACE):</text:p>
      <text:p text:style-name="P253"><text:s text:c="12"/>self.Variable = self.Variable[:-1]</text:p>
      <text:p text:style-name="P254"><text:s text:c="4"/>def _AdjustVariable(self,String):</text:p>
      <text:p text:style-name="P255"><text:s text:c="8"/>self.Variable += str(String)</text:p>
      <text:p text:style-name="P256"><text:s text:c="8"/>self.Variable = "%0.2f" % float(self.Variable)</text:p>
      <text:p text:style-name="P257"><text:s text:c="8"/>return self.Variable[:-1]</text:p>
      <text:p text:style-name="P258"><text:s text:c="4"/>def _NumInRange(self, Num):</text:p>
      <text:p text:style-name="P259"><text:s text:c="8"/>if (float(self.Variable + str(Num))&gt;=self.Range[0]) and (float(self.Variable + str(Num))&lt;=self.Range[1]):</text:p>
      <text:p text:style-name="P260"><text:s text:c="12"/>return True</text:p>
      <text:p text:style-name="P261"><text:s text:c="8"/>else:</text:p>
      <text:p text:style-name="P262"><text:s text:c="12"/>return False</text:p>
      <text:p text:style-name="P263"/>
      <text:p text:style-name="P264"/>
      <text:p text:style-name="P265">TARGET= pygame.image.load("soilder.png")</text:p>
      <text:p text:style-name="P266">TARGET = pygame.transform.scale(TARGET,(20,40))</text:p>
      <text:p text:style-name="P267">BALL = pygame.image.load("missle.png")</text:p>
      <text:p text:style-name="P268">BALL = pygame.transform.scale(BALL,(40,15))</text:p>
      <text:p text:style-name="P269">Font = pygame.font.Font(None, 64) #</text:p>
      <text:p text:style-name="P270">questionfont=pygame.font.Font(None, 20)</text:p>
      <text:p text:style-name="P271">fpsClock = pygame.time.Clock()</text:p>
      <text:p text:style-name="P272">X_view, Y_view = 900, 600 # screendimensions</text:p>
      <text:p text:style-name="P273">Screen_View = pygame.display.set_mode((X_view, Y_view), 0, 32)</text:p>
      <text:p text:style-name="P274">main_background = pygame.image.load("main_back.jpg")</text:p>
      <text:p text:style-name="P275">main_background = pygame.transform.scale(main_background,(900,375))</text:p>
      <text:p text:style-name="P276">pygame.display.set_caption("Zain's coursework simulation v3")</text:p>
      <text:p text:style-name="P277">global win_loss_screen</text:p>
      <text:p text:style-name="P278">win_loss_screen = False</text:p>
      <text:p text:style-name="P279">global level</text:p>
      <text:p text:style-name="P280">level = 0</text:p>
      <text:p text:style-name="P281"/>
      <text:p text:style-name="P282"/>
      <text:p text:style-name="P283">def InputScreen(): # the main screen where users pass values in</text:p>
      <text:p text:style-name="P284"><text:s text:c="4"/>Title = Font.render("Answer/variable Input Screen", 1, WHITE)</text:p>
      <text:p text:style-name="P285"><text:s text:c="4"/>warning = questionfont.render("to input, select the box and type (max 2 digits), enter the given variables",1,RED)</text:p>
      <text:p text:style-name="P286"><text:s text:c="4"/>question= questionfont.render("If a missile is launched from ground level with an initial velocity of x at an angle of theta degrees",1,CYAN)</text:p>
      <text:p text:style-name="P287"><text:s text:c="4"/>questiona= questionfont.render("a) Calculate the time taken until it detonates the target",1,CYAN)</text:p>
      <text:p text:style-name="P288"><text:s text:c="4"/>questionb= questionfont.render("b) How far was the target from the launch site",1,CYAN)</text:p>
      <text:p text:style-name="P289"><text:s text:c="4"/>questionc= questionfont.render("c) If the target changed to being y kilometres away, what angle would you have to fire at assuming velocity is unchanged.",1,CYAN)</text:p>
      <text:p text:style-name="P290"><text:s text:c="4"/>questiond1= questionfont.render("d) Still firing at this new target, the shells have been changed thus altering the initial velocity.",1,CYAN)</text:p>
      <text:p text:style-name="P291"><text:s text:c="4"/>questiond2= questionfont.render("Provide a combination of theta and initial velocity that these new shells will hit the target.",1,CYAN)</text:p>
      <text:p text:style-name="P292"><text:s text:c="4"/>DisplacementBox, InitialVBox, AngleBox, MassBox, AIcheck, HideCheck, SubmitButton= create_widgets()</text:p>
      <text:p text:style-name="P293"><text:s text:c="4"/>Running = True</text:p>
      <text:p text:style-name="P294"><text:s text:c="4"/>Px = random.randint(10,100)</text:p>
      <text:p text:style-name="P295"><text:s text:c="4"/>Py = random.randint(10,100)</text:p>
      <text:p text:style-name="P296"><text:s text:c="4"/>Ptheta = random.randint(10,85)</text:p>
      <text:p text:style-name="P297"><text:s text:c="4"/>x = questionfont.render(("x =" + str(Px)),1,MAGNETA)</text:p>
      <text:p text:style-name="P298"><text:s text:c="4"/>theta = questionfont.render(("theta =" + str(Ptheta)),1,MAGNETA)</text:p>
      <text:p text:style-name="P299"><text:s text:c="4"/>y = questionfont.render(("y =" + str(Py)),1,MAGNETA)</text:p>
      <text:p text:style-name="P300"><text:s text:c="4"/>radPtheta = Ptheta*((math.pi)/180)</text:p>
      <text:p text:style-name="P301"><text:s text:c="4"/>global a_ans</text:p>
      <text:p text:style-name="P302"><text:s text:c="4"/>a_ans = (math.sin(radPtheta)*Px*2)/9.81</text:p>
      <text:p text:style-name="P303"><text:s text:c="4"/>print(a_ans)</text:p>
      <text:p text:style-name="P304"><text:s text:c="4"/>global b_ans</text:p>
      <text:p text:style-name="P305"><text:s text:c="4"/>b_ans = math.cos(radPtheta) *Px * a_ans <text:s/>## need to fix this</text:p>
      <text:p text:style-name="P306"><text:s text:c="4"/>print(b_ans)</text:p>
      <text:p text:style-name="P307"><text:s text:c="4"/>print(level)</text:p>
      <text:p text:style-name="P308"><text:s text:c="4"/>'''</text:p>
      <text:p text:style-name="P309"><text:s text:c="4"/>get the answers working</text:p>
      <text:p text:style-name="P310"><text:s text:c="4"/>'''</text:p>
      <text:p text:style-name="P311"><text:s text:c="4"/>while Running:</text:p>
      <text:p text:style-name="P312"><text:s text:c="8"/>Screen_View.fill(BLACK)</text:p>
      <text:p text:style-name="P313"><text:s text:c="8"/>Screen_View.blit(Title,(120,5)) # displays the title</text:p>
      <text:p text:style-name="P314"><text:s text:c="8"/>Screen_View.blit(warning,(230,55))</text:p>
      <text:p text:style-name="P315"><text:s text:c="8"/>#pygame.draw.line(Screen_View, GREEN, (450,0), (450,600),5)</text:p>
      <text:p text:style-name="P316"><text:s text:c="8"/>if level == 5:</text:p>
      <text:p text:style-name="P317"><text:s text:c="12"/>Screen_View.blit(question,(160,80)) #displays the questions</text:p>
      <text:p text:style-name="P318"><text:s text:c="12"/>Screen_View.blit(questiona,(280,110))</text:p>
      <text:p text:style-name="P319"><text:s text:c="12"/>Screen_View.blit(x,(430,130)) <text:s/>#displays the random variables</text:p>
      <text:p text:style-name="P320"><text:s text:c="12"/>Screen_View.blit(theta,(420,150))</text:p>
      <text:p text:style-name="P321"><text:s text:c="8"/>elif level == 6:</text:p>
      <text:p text:style-name="P322"><text:s text:c="12"/>Screen_View.blit(questionb,(290,80))</text:p>
      <text:p text:style-name="P323"><text:s text:c="8"/>elif level == 7:</text:p>
      <text:p text:style-name="P324"><text:s text:c="12"/>Screen_View.blit(questionc,(80,80))</text:p>
      <text:p text:style-name="P325"><text:s text:c="12"/>Screen_View.blit(y,(350,130))</text:p>
      <text:p text:style-name="P326"><text:s text:c="8"/>elif level == 8:</text:p>
      <text:p text:style-name="P327"><text:s text:c="12"/>Screen_View.blit(questiond1,(165,80))</text:p>
      <text:p text:style-name="P328"><text:s text:c="12"/>Screen_View.blit(questiond2,(180,110))</text:p>
      <text:p text:style-name="P329"><text:s text:c="8"/>DisplacementBox.MakeBox() , InitialVBox.MakeBox(), AngleBox.MakeBox(),MassBox.MakeBox(),AIcheck.MakeBox(), HideCheck.MakeBox(), SubmitButton.DisplayButton()</text:p>
      <text:p text:style-name="P330"><text:s text:c="8"/>for event in pygame.event.get():</text:p>
      <text:p text:style-name="P331"><text:s text:c="12"/>if event.type == QUIT:</text:p>
      <text:p text:style-name="P332"><text:s text:c="16"/>pygame.quit()</text:p>
      <text:p text:style-name="P333"><text:s text:c="16"/>sys.exit()</text:p>
      <text:p text:style-name="P334"><text:s text:c="12"/>elif event.type == pygame.MOUSEBUTTONDOWN:</text:p>
      <text:p text:style-name="P335"><text:s text:c="16"/>(PosX,PosY) <text:s/>= pygame.mouse.get_pos()</text:p>
      <text:p text:style-name="P336"><text:s text:c="16"/>InitialVBox.click_seen((PosX,PosY))</text:p>
      <text:p text:style-name="P337"><text:s text:c="16"/>DisplacementBox.click_seen((PosX,PosY))</text:p>
      <text:p text:style-name="P338"><text:s text:c="16"/>AngleBox.click_seen((PosX,PosY))</text:p>
      <text:p text:style-name="P339"><text:s text:c="16"/>MassBox.click_seen((PosX,PosY))</text:p>
      <text:p text:style-name="P340"><text:s text:c="16"/>HideCheck.click_seen((PosX,PosY))</text:p>
      <text:p text:style-name="P341"><text:s text:c="16"/>AIcheck.click_seen((PosX,PosY))</text:p>
      <text:p text:style-name="P342"><text:s text:c="16"/>if SubmitButton.click_seen((PosX,PosY)) == True:</text:p>
      <text:p text:style-name="P343"><text:s text:c="20"/>Running = False</text:p>
      <text:p text:style-name="P344"><text:s text:c="12"/>elif (event.type == KEYDOWN) and (DisplacementBox.Clicked == True):</text:p>
      <text:p text:style-name="P345"><text:s text:c="12"/><text:tab/>DisplacementBox.AddCharacter(event.key)</text:p>
      <text:p text:style-name="P346"><text:s text:c="12"/>elif (event.type == KEYDOWN) and (InitialVBox.Clicked == True):</text:p>
      <text:p text:style-name="P347"><text:s text:c="12"/><text:tab/>InitialVBox.AddCharacter(event.key)</text:p>
      <text:p text:style-name="P348"><text:s text:c="12"/>elif (event.type == KEYDOWN) and (AngleBox.Clicked == True):</text:p>
      <text:p text:style-name="P349"><text:s text:c="12"/><text:tab/>AngleBox.AddCharacter(event.key)</text:p>
      <text:p text:style-name="P350"><text:s text:c="12"/>elif (event.type == KEYDOWN) and (MassBox.Clicked == True):</text:p>
      <text:p text:style-name="P351"><text:s text:c="12"/><text:tab/>MassBox.AddCharacter(event.key)</text:p>
      <text:p text:style-name="P352"><text:s text:c="8"/>pygame.display.update()</text:p>
      <text:p text:style-name="P353"><text:s text:c="8"/>fpsClock.tick(FPS)</text:p>
      <text:p text:style-name="P354"/>
      <text:p text:style-name="P355"/>
      <text:p text:style-name="P356"><text:s text:c="4"/>h, u, Angle = Convert(DisplacementBox.Variable,InitialVBox.Variable,AngleBox.Variable)</text:p>
      <text:p text:style-name="P357"><text:s text:c="4"/>if (u!="") and ((Angle!="") or (h!="")):</text:p>
      <text:p text:style-name="P358"><text:s text:c="8"/>global b_input</text:p>
      <text:p text:style-name="P359"><text:s text:c="8"/>b_input = h</text:p>
      <text:p text:style-name="P360"><text:s text:c="8"/>h, u, v, t, Angle,Mode = calculate_ans(h,u,Angle)</text:p>
      <text:p text:style-name="P361"><text:s text:c="8"/>run_sim(h,u,v,t,Angle,AIcheck.Clicked,HideCheck.Clicked,Mode)</text:p>
      <text:p text:style-name="P362"><text:s text:c="8"/>error_msg()</text:p>
      <text:p text:style-name="P363"/>
      <text:p text:style-name="P364">def change_AI_difficulty():</text:p>
      <text:p text:style-name="P365"><text:s text:c="4"/>global AI_difficulty</text:p>
      <text:p text:style-name="P366"><text:s text:c="4"/>global AI_win_count</text:p>
      <text:p text:style-name="P367"><text:s text:c="4"/>print("funct",AI_difficulty, AI_win_count)</text:p>
      <text:p text:style-name="P368"><text:s text:c="4"/>'''r</text:p>
      <text:p text:style-name="P369"><text:s text:c="4"/>if AI_win_count == 0:</text:p>
      <text:p text:style-name="P370"><text:s text:c="8"/>pass</text:p>
      <text:p text:style-name="P371"><text:s text:c="4"/>if AI_win_count &lt; 0 :</text:p>
      <text:p text:style-name="P372"><text:s text:c="8"/>AI_difficulty += 50</text:p>
      <text:p text:style-name="P373"><text:s text:c="4"/>if AI_win_count &gt; 0 :</text:p>
      <text:p text:style-name="P374"/>
      <text:p text:style-name="P375"><text:s text:c="8"/>AI_difficulty -= 50</text:p>
      <text:p text:style-name="P376"><text:s text:c="4"/>#return AI_difficulty#</text:p>
      <text:p text:style-name="P377"><text:s text:c="4"/>#this function is now effectivley obsolete</text:p>
      <text:p text:style-name="P378"><text:s text:c="4"/>'''</text:p>
      <text:p text:style-name="P379"/>
      <text:p text:style-name="P380">def run_sim(h,u,v,t,Angle,AI,Hide,Mode):</text:p>
      <text:p text:style-name="P381"><text:s text:c="4"/>if u &lt; 15 or Angle &lt; 15 :</text:p>
      <text:p text:style-name="P382"><text:s text:c="8"/>InputScreen()</text:p>
      <text:p text:style-name="P383"><text:s text:c="4"/>print(AI)</text:p>
      <text:p text:style-name="P384"><text:s text:c="4"/>global AI_difficulty</text:p>
      <text:p text:style-name="P385"><text:s text:c="4"/>global AI_win_count</text:p>
      <text:p text:style-name="P386"><text:s text:c="4"/>InputButton = Button("Inputs", 600, 400, 35,200,Screen_View)</text:p>
      <text:p text:style-name="P387"><text:s text:c="4"/>ExplainButton = Button("Explain", 600, 470, 35, 200, Screen_View)</text:p>
      <text:p text:style-name="P388"><text:s text:c="4"/>MENUButton = <text:s/>Button("Return to Main menu", 550, 540, 40, 270,Screen_View)</text:p>
      <text:p text:style-name="P389"><text:s text:c="4"/>HIDE = CheckBox(500,400,30,Screen_View,"Hide Parameters:",160)</text:p>
      <text:p text:style-name="P390"><text:s text:c="4"/>HIDE.Clicked = Hide</text:p>
      <text:p text:style-name="P391"><text:s text:c="4"/>Input = False</text:p>
      <text:p text:style-name="P392"><text:s text:c="4"/>Explain = False</text:p>
      <text:p text:style-name="P393"><text:s text:c="4"/>floorY_co_ord = 350</text:p>
      <text:p text:style-name="P394"><text:s text:c="4"/>h = h</text:p>
      <text:p text:style-name="P395"><text:s text:c="4"/>PosX = 50</text:p>
      <text:p text:style-name="P396"><text:s text:c="4"/>PosY = floorY_co_ord #As the particle will start at the ground</text:p>
      <text:p text:style-name="P397"><text:s text:c="4"/>g = -9.8</text:p>
      <text:p text:style-name="P398"><text:s text:c="4"/>ANGLEDEGREES = round(Angle,1)</text:p>
      <text:p text:style-name="P399"><text:s text:c="4"/>ANGLERADIANS = math.radians(ANGLEDEGREES)</text:p>
      <text:p text:style-name="P400"><text:s text:c="4"/>u = u</text:p>
      <text:p text:style-name="P401"><text:s text:c="4"/>i = u * round(math.cos(ANGLERADIANS), 1) #horizont velcoity compnent</text:p>
      <text:p text:style-name="P402"><text:s text:c="4"/>j = u * round(math.sin(ANGLERADIANS), 1) # vertical velocity component</text:p>
      <text:p text:style-name="P403"><text:s text:c="4"/>SCALEFACTOR = 1.3 # makes it look better</text:p>
      <text:p text:style-name="P404"><text:s text:c="4"/>CoordinatesList = list_get(i,j,PosX,PosY)</text:p>
      <text:p text:style-name="P405"><text:s text:c="4"/>TrailList = copy.deepcopy(CoordinatesList) # this is a recursive call of copying the file over</text:p>
      <text:p text:style-name="P406"><text:s text:c="4"/>TrailList = trail_tweek(TrailList)</text:p>
      <text:p text:style-name="P407"><text:s text:c="4"/>Motion = True</text:p>
      <text:p text:style-name="P408"><text:s text:c="4"/>Pointer = 0</text:p>
      <text:p text:style-name="P409"><text:s text:c="4"/>Screen_View.fill(WHITE)</text:p>
      <text:p text:style-name="P410"><text:s text:c="4"/>Running = True</text:p>
      <text:p text:style-name="P411"><text:s text:c="4"/>PosXAI = 500</text:p>
      <text:p text:style-name="P412"><text:s text:c="4"/>PosYAI = floorY_co_ord</text:p>
      <text:p text:style-name="P413"><text:s text:c="4"/>intercepter=pygame.image.load('flare.png')</text:p>
      <text:p text:style-name="P414"><text:s text:c="4"/>collision = False</text:p>
      <text:p text:style-name="P415"><text:s text:c="4"/>win = False</text:p>
      <text:p text:style-name="P416"><text:s text:c="4"/>change_AI_difficulty()</text:p>
      <text:p text:style-name="P417"><text:s text:c="4"/>print("run sim",AI_difficulty, AI_win_count)</text:p>
      <text:p text:style-name="P418"><text:s text:c="4"/>while Running:</text:p>
      <text:p text:style-name="P419"><text:s text:c="8"/>Screen_View.fill(BLACK)</text:p>
      <text:p text:style-name="P420"><text:s text:c="8"/>Screen_View.blit(main_background,(0,0))</text:p>
      <text:p text:style-name="P421"><text:s text:c="8"/>InputButton.DisplayButton()</text:p>
      <text:p text:style-name="P422"><text:s text:c="8"/>ExplainButton.DisplayButton()</text:p>
      <text:p text:style-name="P423"><text:s text:c="8"/>MENUButton.DisplayButton()</text:p>
      <text:p text:style-name="P424"><text:s text:c="8"/>HIDE.MakeBox()</text:p>
      <text:p text:style-name="P425"><text:s text:c="8"/>if HIDE.Clicked == False:</text:p>
      <text:p text:style-name="P426"><text:s text:c="12"/>printvalues(h,u,v,t,ANGLEDEGREES)</text:p>
      <text:p text:style-name="P427"><text:s text:c="8"/>if Motion == True:</text:p>
      <text:p text:style-name="P428"><text:s text:c="12"/>PosX, PosY = CoordinatesList[Pointer][0], CoordinatesList[Pointer][1]</text:p>
      <text:p text:style-name="P429"><text:s text:c="12"/>#print('(',PosX,',',PosY,')')</text:p>
      <text:p text:style-name="P430"><text:s text:c="12"/>Screen_View.blit(BALL, (PosX, PosY))</text:p>
      <text:p text:style-name="P431"><text:s text:c="12"/>r'''</text:p>
      <text:p text:style-name="P432"/>
      <text:p text:style-name="P433"><text:s text:c="12"/>#Makes trail</text:p>
      <text:p text:style-name="P434"><text:s text:c="12"/>dotimg=pygame.image.load('dot.png')</text:p>
      <text:p text:style-name="P435"><text:s text:c="12"/>dotimg=pygame.transform.scale(dotimg,(5,5))</text:p>
      <text:p text:style-name="P436"><text:s text:c="12"/>Screen_View.blit(dotimg, ((PosX-5), (PosY+5)))</text:p>
      <text:p text:style-name="P437"><text:s text:c="12"/>'''</text:p>
      <text:p text:style-name="P438"><text:s text:c="12"/>if level == 5 or level == 6 or level==7 or level==8 :</text:p>
      <text:p text:style-name="P439"><text:s text:c="16"/>Screen_View.blit(TARGET,((CoordinatesList[-1][0]) ,330))</text:p>
      <text:p text:style-name="P440"><text:s text:c="12"/>if AI==True:</text:p>
      <text:p text:style-name="P441"><text:s text:c="16"/>diffX = PosXAI - PosX</text:p>
      <text:p text:style-name="P442"><text:s text:c="16"/>diffY = PosYAI - PosY</text:p>
      <text:p text:style-name="P443"><text:s text:c="16"/>#print('(',diffX,',',diffY,')')</text:p>
      <text:p text:style-name="P444"><text:s text:c="16"/>moveX = diffX / AI_difficulty</text:p>
      <text:p text:style-name="P445"><text:s text:c="16"/>moveY = diffY / AI_difficulty</text:p>
      <text:p text:style-name="P446"><text:s text:c="16"/>x=random.randint(-2,2)</text:p>
      <text:p text:style-name="P447"><text:s text:c="16"/>y=random.randint(-2,2)</text:p>
      <text:p text:style-name="P448"><text:s text:c="16"/>#x=min((u/(random.randint(-2,2))),2)</text:p>
      <text:p text:style-name="P449"><text:s text:c="16"/>PosXAI -= (moveX + x)</text:p>
      <text:p text:style-name="P450"><text:s text:c="16"/>PosYAI -= (moveY + y)</text:p>
      <text:p text:style-name="P451"><text:s text:c="16"/>Screen_View.blit(intercepter, (PosXAI, PosYAI))</text:p>
      <text:p text:style-name="P452"><text:s text:c="16"/>maxPosX = PosX + 20</text:p>
      <text:p text:style-name="P453"><text:s text:c="16"/>maxPosY = PosY + 20</text:p>
      <text:p text:style-name="P454"><text:s text:c="16"/>minPosX = PosX - 20</text:p>
      <text:p text:style-name="P455"><text:s text:c="16"/>minPosY = PosY - 20</text:p>
      <text:p text:style-name="P456"><text:s text:c="16"/>if (PosXAI &lt; maxPosX and PosXAI &gt; minPosX) and (PosYAI &lt; maxPosY and PosYAI &gt; minPosY) <text:s text:c="2"/>:</text:p>
      <text:p text:style-name="P457"><text:s text:c="20"/>collision = True</text:p>
      <text:p text:style-name="P458"><text:s text:c="20"/>print("collision is ",collision )</text:p>
      <text:p text:style-name="P459"><text:s text:c="16"/>if collision == True:</text:p>
      <text:p text:style-name="P460"><text:s text:c="20"/>collisionimg=pygame.image.load('collide.png')</text:p>
      <text:p text:style-name="P461"><text:s text:c="20"/>collisionimg=pygame.transform.scale(collisionimg,(50,50))</text:p>
      <text:p text:style-name="P462"><text:s text:c="20"/>Motion=False</text:p>
      <text:p text:style-name="P463"><text:s text:c="12"/>if Pointer == (len(CoordinatesList)-1):</text:p>
      <text:p text:style-name="P464"><text:s text:c="16"/>Motion = False</text:p>
      <text:p text:style-name="P465"><text:s text:c="12"/>else:</text:p>
      <text:p text:style-name="P466"><text:s text:c="16"/>Pointer +=1</text:p>
      <text:p text:style-name="P467"><text:s text:c="8"/>if Motion == False:</text:p>
      <text:p text:style-name="P468"><text:s text:c="12"/>if collision == True:</text:p>
      <text:p text:style-name="P469"><text:s text:c="16"/>Screen_View.blit(collisionimg, (PosX, PosY))</text:p>
      <text:p text:style-name="P470"><text:s text:c="16"/>win = False</text:p>
      <text:p text:style-name="P471"><text:s text:c="16"/>#global AI_difficulty</text:p>
      <text:p text:style-name="P472"><text:s text:c="16"/>AI_win_count += 1</text:p>
      <text:p text:style-name="P473"><text:s text:c="16"/>AI_difficulty *= 2</text:p>
      <text:p text:style-name="P474"><text:s text:c="16"/>loss_screen(win,h,u,v,t,ANGLEDEGREES,AI,HIDE,Mode)</text:p>
      <text:p text:style-name="P475"><text:s text:c="12"/>if collision == False: #and b_input == ans_b :</text:p>
      <text:p text:style-name="P476"><text:s text:c="16"/>win = True</text:p>
      <text:p text:style-name="P477"><text:s text:c="16"/>print("collision is", collision)</text:p>
      <text:p text:style-name="P478"><text:s text:c="16"/>#print("user : ",b_input ,"ans:",ans_b)</text:p>
      <text:p text:style-name="P479"><text:s text:c="12"/>else:</text:p>
      <text:p text:style-name="P480"><text:s text:c="16"/>PosY = floorY_co_ord</text:p>
      <text:p text:style-name="P481"><text:s text:c="16"/>PosX = CoordinatesList[Pointer][0]</text:p>
      <text:p text:style-name="P482"><text:s text:c="16"/>Screen_View.blit(collisionimg, (PosX, PosY))</text:p>
      <text:p text:style-name="P483"><text:s text:c="12"/>if win == True :</text:p>
      <text:p text:style-name="P484"><text:s text:c="16"/>AI_win_count -= 1</text:p>
      <text:p text:style-name="P485"><text:s text:c="16"/>AI_difficulty /= 2</text:p>
      <text:p text:style-name="P486"><text:s text:c="16"/>win_screen(win,h,u,v,t,ANGLEDEGREES,AI,HIDE,Mode)</text:p>
      <text:p text:style-name="P487"><text:s text:c="8"/>if Pointer&gt;1:</text:p>
      <text:p text:style-name="P488"><text:s text:c="12"/>pygame.draw.aalines(Screen_View, MAGNETA,False,TrailList[:Pointer+1000] ,5)</text:p>
      <text:p text:style-name="P489"><text:s text:c="12"/>pygame.draw.aalines(Screen_View, CYAN,False,TrailList[:Pointer] ,5)</text:p>
      <text:p text:style-name="P490"/>
      <text:p text:style-name="P491"><text:s text:c="8"/>pygame.draw.line(Screen_View, BLACK, (0,floorY_co_ord+25), (X_view,floorY_co_ord+25),1) <text:s/># draws the floor line</text:p>
      <text:p text:style-name="P492"><text:s text:c="8"/>for event in pygame.event.get():</text:p>
      <text:p text:style-name="P493"><text:s text:c="16"/>if event.type == QUIT:</text:p>
      <text:p text:style-name="P494"><text:s text:c="20"/>pygame.quit()</text:p>
      <text:p text:style-name="P495"><text:s text:c="20"/>sys.exit()</text:p>
      <text:p text:style-name="P496"><text:s text:c="16"/>elif event.type == MOUSEBUTTONDOWN:</text:p>
      <text:p text:style-name="P497"><text:s text:c="20"/>(PosX, PosY) = pygame.mouse.get_pos()</text:p>
      <text:p text:style-name="P498"><text:s text:c="20"/>HIDE.click_seen((PosX,PosY))</text:p>
      <text:p text:style-name="P499"><text:s text:c="20"/>if InputButton.click_seen((PosX,PosY)) == True:</text:p>
      <text:p text:style-name="P500"><text:s text:c="24"/>Input = True #It will be true which implies that that user must enter inputs again</text:p>
      <text:p text:style-name="P501"><text:s text:c="24"/>Running = False</text:p>
      <text:p text:style-name="P502"><text:s text:c="20"/>elif ExplainButton.click_seen((PosX,PosY)) == True:</text:p>
      <text:p text:style-name="P503"><text:s text:c="24"/>Explain = True</text:p>
      <text:p text:style-name="P504"><text:s text:c="24"/>Running = False</text:p>
      <text:p text:style-name="P505"><text:s text:c="20"/>elif MENUButton.click_seen((PosX,PosY)) == True:</text:p>
      <text:p text:style-name="P506"><text:s text:c="24"/>menu.mainloop(surface)</text:p>
      <text:p text:style-name="P507"><text:s text:c="8"/>pygame.display.update()</text:p>
      <text:p text:style-name="P508"><text:s text:c="8"/>fpsClock.tick(FPS)</text:p>
      <text:p text:style-name="P509"><text:s text:c="4"/>if Input == True:</text:p>
      <text:p text:style-name="P510"><text:s text:c="8"/>InputScreen()</text:p>
      <text:p text:style-name="P511"><text:s text:c="4"/>elif Explain == True:</text:p>
      <text:p text:style-name="P512"><text:s text:c="8"/>if Mode == 1:</text:p>
      <text:p text:style-name="P513"><text:s text:c="12"/>explanations1(h,u,v,t,ANGLEDEGREES,AI,HIDE.Clicked,Mode)</text:p>
      <text:p text:style-name="P514"><text:s text:c="8"/>elif Mode == 2:</text:p>
      <text:p text:style-name="P515"><text:s text:c="12"/>explanations2(h,u,v,t,ANGLEDEGREES,AI,HIDE.Clicked,Mode)</text:p>
      <text:p text:style-name="P516"/>
      <text:p text:style-name="P517">def win_screen(win,s,u,v,t,ANGLEDEGREES,AI,HIDE,Mode):</text:p>
      <text:p text:style-name="P518"><text:s text:c="4"/>message = Font.render("You are correct !! ",1,WHITE)</text:p>
      <text:p text:style-name="P519"><text:s text:c="4"/>s,u,v,t,ANGLEDEGREES,HIDE,Mode = s,u,v,t,ANGLEDEGREES,HIDE,Mode</text:p>
      <text:p text:style-name="P520"><text:s text:c="4"/>while win == True:</text:p>
      <text:p text:style-name="P521"><text:s text:c="8"/>win_loss_screen = True</text:p>
      <text:p text:style-name="P522"><text:s text:c="8"/>Screen_View.fill(BLACK)</text:p>
      <text:p text:style-name="P523"><text:s text:c="8"/>Screen_View.blit(message,(260,250))</text:p>
      <text:p text:style-name="P524"><text:s text:c="8"/>MENUButton = <text:s/>Button("Return to Main menu", 300, 530, 40, 270,Screen_View)</text:p>
      <text:p text:style-name="P525"><text:s text:c="8"/>ExplainButton = Button("Explain", 340, 450, 35, 200, Screen_View)</text:p>
      <text:p text:style-name="P526"><text:s text:c="8"/>MENUButton.DisplayButton()</text:p>
      <text:p text:style-name="P527"><text:s text:c="8"/>ExplainButton.DisplayButton()</text:p>
      <text:p text:style-name="P528"><text:s text:c="8"/>for event in pygame.event.get():</text:p>
      <text:p text:style-name="P529"><text:s text:c="12"/>if event.type == QUIT:</text:p>
      <text:p text:style-name="P530"><text:s text:c="20"/>pygame.quit()</text:p>
      <text:p text:style-name="P531"><text:s text:c="20"/>sys.exit()</text:p>
      <text:p text:style-name="P532"><text:s text:c="12"/>elif event.type == pygame.MOUSEBUTTONDOWN:</text:p>
      <text:p text:style-name="P533"><text:s text:c="16"/>(PosX,PosY) <text:s/>= pygame.mouse.get_pos()</text:p>
      <text:p text:style-name="P534"><text:s text:c="16"/>HIDE.click_seen((PosX,PosY))</text:p>
      <text:p text:style-name="P535"><text:s text:c="16"/>if MENUButton.click_seen((PosX,PosY)) == True:</text:p>
      <text:p text:style-name="P536"><text:s text:c="20"/>win = False</text:p>
      <text:p text:style-name="P537"><text:s text:c="20"/>menu.mainloop(surface)</text:p>
      <text:p text:style-name="P538"><text:s text:c="16"/>elif ExplainButton.click_seen((PosX,PosY)) == True:</text:p>
      <text:p text:style-name="P539"><text:s text:c="20"/>Explain = True</text:p>
      <text:p text:style-name="P540"><text:s text:c="20"/>#Running = False</text:p>
      <text:p text:style-name="P541"><text:s text:c="20"/>if Explain == True:</text:p>
      <text:p text:style-name="P542"><text:s text:c="24"/>if Mode == 1:</text:p>
      <text:p text:style-name="P543"><text:s text:c="28"/>explanations1(s,u,v,t,ANGLEDEGREES,AI,HIDE.Clicked,Mode)</text:p>
      <text:p text:style-name="P544"><text:s text:c="24"/>elif Mode == 2:</text:p>
      <text:p text:style-name="P545"><text:s text:c="28"/>explanations2(s,u,v,t,ANGLEDEGREES,AI,HIDE.Clicked,Mode)</text:p>
      <text:p text:style-name="P546"><text:s text:c="8"/>pygame.display.update()</text:p>
      <text:p text:style-name="P547"><text:s text:c="8"/>fpsClock.tick(FPS)</text:p>
      <text:p text:style-name="P548"/>
      <text:p text:style-name="P549"/>
      <text:p text:style-name="P550">def loss_screen(win,s,u,v,t,ANGLEDEGREES,AI,HIDE,Mode):</text:p>
      <text:p text:style-name="P551"><text:s text:c="4"/>message = Font.render("sadly, you are incorrect, try again ",1,WHITE)</text:p>
      <text:p text:style-name="P552"><text:s text:c="4"/>s,u,v,t,ANGLEDEGREES,HIDE,Mode = s,u,v,t,ANGLEDEGREES,HIDE,Mode</text:p>
      <text:p text:style-name="P553"><text:s text:c="4"/>while win == False:</text:p>
      <text:p text:style-name="P554"><text:s text:c="8"/>win_loss_screen = True</text:p>
      <text:p text:style-name="P555"><text:s text:c="8"/>Screen_View.fill(BLACK)</text:p>
      <text:p text:style-name="P556"><text:s text:c="8"/>Screen_View.blit(message,(120,250))</text:p>
      <text:p text:style-name="P557"><text:s text:c="8"/>MENUButton = <text:s/>Button("Return to Main menu", 300, 530, 40, 270,Screen_View)</text:p>
      <text:p text:style-name="P558"><text:s text:c="8"/>MENUButton.DisplayButton()</text:p>
      <text:p text:style-name="P559"><text:s text:c="8"/>ExplainButton = Button("Explain", 340, 450, 35, 200, Screen_View)</text:p>
      <text:p text:style-name="P560"><text:s text:c="8"/>ExplainButton.DisplayButton()</text:p>
      <text:p text:style-name="P561"><text:s text:c="8"/>for event in pygame.event.get():</text:p>
      <text:p text:style-name="P562"><text:s text:c="12"/>if event.type == QUIT:</text:p>
      <text:p text:style-name="P563"><text:s text:c="20"/>pygame.quit()</text:p>
      <text:p text:style-name="P564"><text:s text:c="20"/>sys.exit()</text:p>
      <text:p text:style-name="P565"><text:s text:c="12"/>elif event.type == pygame.MOUSEBUTTONDOWN:</text:p>
      <text:p text:style-name="P566"><text:s text:c="16"/>(PosX,PosY) <text:s/>= pygame.mouse.get_pos()</text:p>
      <text:p text:style-name="P567"><text:s text:c="16"/>if MENUButton.click_seen((PosX,PosY)) == True:</text:p>
      <text:p text:style-name="P568"><text:s text:c="20"/>#win = False</text:p>
      <text:p text:style-name="P569"><text:s text:c="20"/>menu.mainloop(surface)</text:p>
      <text:p text:style-name="P570"><text:s text:c="16"/>elif ExplainButton.click_seen((PosX,PosY)) == True:</text:p>
      <text:p text:style-name="P571"><text:s text:c="20"/>Explain = True</text:p>
      <text:p text:style-name="P572"><text:s text:c="20"/>#Running = False</text:p>
      <text:p text:style-name="P573"><text:s text:c="20"/>if Explain == True:</text:p>
      <text:p text:style-name="P574"><text:s text:c="24"/>if Mode == 1:</text:p>
      <text:p text:style-name="P575"><text:s text:c="28"/>explanations1(s,u,v,t,ANGLEDEGREES,AI,HIDE.Clicked,Mode)</text:p>
      <text:p text:style-name="P576"><text:s text:c="24"/>elif Mode == 2:</text:p>
      <text:p text:style-name="P577"><text:s text:c="28"/>explanations2(s,u,v,t,ANGLEDEGREES,AI,HIDE.Clicked,Mode)</text:p>
      <text:p text:style-name="P578"><text:s text:c="8"/>pygame.display.update()</text:p>
      <text:p text:style-name="P579"><text:s text:c="8"/>fpsClock.tick(FPS)</text:p>
      <text:p text:style-name="P580"/>
      <text:p text:style-name="P581">#Functions Needed</text:p>
      <text:p text:style-name="P582">def explanations1(h,u,v,t,Angle,AI,Hide,Method):</text:p>
      <text:p text:style-name="P583"><text:s text:c="4"/>Method = Method</text:p>
      <text:p text:style-name="P584"><text:s text:c="4"/>ExplainFont = pygame.font.Font(None,32)</text:p>
      <text:p text:style-name="P585"><text:s text:c="4"/>explaining = True</text:p>
      <text:p text:style-name="P586"><text:s text:c="4"/>VExplain2str = "v = -"+ str(u)</text:p>
      <text:p text:style-name="P587"><text:s text:c="4"/>#print("type is", type(VExplain2str))</text:p>
      <text:p text:style-name="P588"><text:s text:c="4"/>TimeExplain3str = "t = "+str(u)+"sin("+str(Angle)+")/4.9"</text:p>
      <text:p text:style-name="P589"><text:s text:c="4"/>AngleExplain3str = "θ = sin^-1(√(2*g*"+str(h)+"))/"+str(u)</text:p>
      <text:p text:style-name="P590"><text:s text:c="4"/>VExplain1 = ExplainFont.render("v = -u",1,WHITE)</text:p>
      <text:p text:style-name="P591"><text:s text:c="4"/>VExplain2 = ExplainFont.render(VExplain2str,1,WHITE)</text:p>
      <text:p text:style-name="P592"><text:s text:c="4"/>AngleExplain1 = ExplainFont.render("Rearrange v^2 =u^2 + 2as where v = 0",1,WHITE)</text:p>
      <text:p text:style-name="P593"><text:s text:c="4"/>AngleExplain2 = ExplainFont.render("usinθ = √(2gs) =&gt; θ = sin^-1((√2gs))/u",1,WHITE)</text:p>
      <text:p text:style-name="P594"><text:s text:c="4"/>AngleExplain3 = ExplainFont.render(AngleExplain3str,1,WHITE)</text:p>
      <text:p text:style-name="P595"><text:s text:c="4"/>TimeExplain1 = ExplainFont.render("Rearrange s = ut + 0.5at^2 where s = 0",1,WHITE)</text:p>
      <text:p text:style-name="P596"><text:s text:c="4"/>TimeExplain2 = ExplainFont.render("t = usinθ/4.9",1,WHITE)</text:p>
      <text:p text:style-name="P597"><text:s text:c="4"/>TimeExplain3 = ExplainFont.render(TimeExplain3str,1,WHITE)</text:p>
      <text:p text:style-name="P598"><text:s text:c="4"/>OKButton = Button("OK",400,500,35,100,Screen_View) #(Label, PosXStart, PosYStart, Width, Length, Surface)</text:p>
      <text:p text:style-name="P599"><text:s text:c="4"/>while explaining:</text:p>
      <text:p text:style-name="P600"><text:s text:c="12"/>display_explainations(VExplain1, VExplain2,AngleExplain1, AngleExplain2, AngleExplain3, TimeExplain1, TimeExplain2, TimeExplain3, OKButton)</text:p>
      <text:p text:style-name="P601"><text:s text:c="12"/>for event in pygame.event.get():</text:p>
      <text:p text:style-name="P602"><text:s text:c="16"/>if event.type == QUIT:</text:p>
      <text:p text:style-name="P603"><text:s text:c="20"/>pygame.quit()</text:p>
      <text:p text:style-name="P604"><text:s text:c="20"/>sys.exit()</text:p>
      <text:p text:style-name="P605"><text:s text:c="16"/>elif event.type == pygame.MOUSEBUTTONDOWN:</text:p>
      <text:p text:style-name="P606"><text:s text:c="20"/>(PosX, PosY) = pygame.mouse.get_pos()</text:p>
      <text:p text:style-name="P607"><text:s text:c="20"/>if OKButton.click_seen((PosX,PosY)) == True:</text:p>
      <text:p text:style-name="P608"><text:s text:c="24"/>explaining = False</text:p>
      <text:p text:style-name="P609"><text:s text:c="24"/>if win_loss_screen == True:</text:p>
      <text:p text:style-name="P610"><text:s text:c="28"/>menu.mainloop(surface)</text:p>
      <text:p text:style-name="P611"><text:s text:c="12"/>pygame.display.update()</text:p>
      <text:p text:style-name="P612"><text:s text:c="12"/>fpsClock.tick(FPS)</text:p>
      <text:p text:style-name="P613"><text:s text:c="4"/>run_sim(h,u,v,t,Angle,AI,Hide,Method)</text:p>
      <text:p text:style-name="P614"/>
      <text:p text:style-name="P615">def explanations2(h,u,v,t,Angle,AI,Hide,Method):</text:p>
      <text:p text:style-name="P616"><text:s text:c="4"/>Method = Method</text:p>
      <text:p text:style-name="P617"><text:s text:c="4"/>ExplainFont = pygame.font.Font(None,32)</text:p>
      <text:p text:style-name="P618"><text:s text:c="4"/>explaining = True</text:p>
      <text:p text:style-name="P619"><text:s text:c="4"/>VExplain2str = "v = -"+ str(u)</text:p>
      <text:p text:style-name="P620"><text:s text:c="4"/>TimeExplain3str = "t = "+str(u)+"sin("+str(Angle)+")/4.9"</text:p>
      <text:p text:style-name="P621"><text:s text:c="4"/>DisplacementExplain3str = "s = "+str(u)+"sin("+str(Angle)+")("+str(round(t,2))+"/2) - 4.9("+str(round(t,2))+"/2)^2"</text:p>
      <text:p text:style-name="P622"><text:s text:c="4"/>#print("type is", type(VExplain2str))</text:p>
      <text:p text:style-name="P623"><text:s text:c="4"/>VExplain1 = ExplainFont.render("v = -u",1,WHITE)</text:p>
      <text:p text:style-name="P624"><text:s text:c="4"/>VExplain2 = ExplainFont.render(VExplain2str,1,WHITE)</text:p>
      <text:p text:style-name="P625"><text:s text:c="4"/>TimeExplain1 = ExplainFont.render("Rearrange s = ut + 0.5at^2 where s = 0",1,WHITE)</text:p>
      <text:p text:style-name="P626"><text:s text:c="4"/>TimeExplain2 = ExplainFont.render("t = usinθ/4.9",1,WHITE)</text:p>
      <text:p text:style-name="P627"><text:s text:c="4"/>TimeExplain3 = ExplainFont.render(TimeExplain3str,1,WHITE)</text:p>
      <text:p text:style-name="P628"><text:s text:c="4"/>DisplacementExplain1 = ExplainFont.render("At time, t/2, height is at a max =&gt; using s = ut + 0.5at^2",1,WHITE)</text:p>
      <text:p text:style-name="P629"><text:s text:c="4"/>DisplacementExplain2 = ExplainFont.render("s = usinθ(t/2) - 4.9(t/2)^2",1,WHITE)</text:p>
      <text:p text:style-name="P630"><text:s text:c="4"/>DisplacementExplain3 = ExplainFont.render(DisplacementExplain3str,1,WHITE)</text:p>
      <text:p text:style-name="P631"><text:s text:c="4"/>OKButton = Button("OK",400,500,35,100,Screen_View) #(Label, PosXStart, PosYStart, Width, Length, Surface)</text:p>
      <text:p text:style-name="P632"><text:s text:c="4"/>while explaining:</text:p>
      <text:p text:style-name="P633"><text:s text:c="12"/>display_explainations(VExplain1,VExplain2, TimeExplain1,TimeExplain2,TimeExplain3,DisplacementExplain1,DisplacementExplain2,DisplacementExplain3,OKButton)</text:p>
      <text:p text:style-name="P634"><text:s text:c="12"/>for event in pygame.event.get():</text:p>
      <text:p text:style-name="P635"><text:s text:c="16"/>if event.type == QUIT:</text:p>
      <text:p text:style-name="P636"><text:s text:c="20"/>pygame.quit()</text:p>
      <text:p text:style-name="P637"><text:s text:c="20"/>sys.exit()</text:p>
      <text:p text:style-name="P638"><text:s text:c="16"/>elif event.type == pygame.MOUSEBUTTONDOWN:</text:p>
      <text:p text:style-name="P639"><text:s text:c="20"/>(PosX, PosY) = pygame.mouse.get_pos()</text:p>
      <text:p text:style-name="P640"><text:s text:c="20"/>if OKButton.click_seen((PosX,PosY)) == True:</text:p>
      <text:p text:style-name="P641"><text:s text:c="24"/>explaining = False</text:p>
      <text:p text:style-name="P642"><text:s text:c="24"/>if win_loss_screen == True:</text:p>
      <text:p text:style-name="P643"><text:s text:c="28"/>menu.mainloop(surface)</text:p>
      <text:p text:style-name="P644"><text:s text:c="12"/>pygame.display.update()</text:p>
      <text:p text:style-name="P645"><text:s text:c="12"/>fpsClock.tick(FPS)</text:p>
      <text:p text:style-name="P646"><text:s text:c="4"/>run_sim(h,u,v,t,Angle,AI,Hide,Method)</text:p>
      <text:p text:style-name="P647"/>
      <text:p text:style-name="P648">def display_explainations(a,b,c,d,e,f,g,h,Button): # prints the eplanations out , to avoid repeating code</text:p>
      <text:p text:style-name="P649"><text:s text:c="5"/>Screen_View.fill(BLACK)</text:p>
      <text:p text:style-name="P650"><text:s text:c="5"/>Screen_View.blit(a,(40,30))</text:p>
      <text:p text:style-name="P651"><text:s text:c="5"/>Screen_View.blit(b,(40,70))</text:p>
      <text:p text:style-name="P652"><text:s text:c="5"/>Screen_View.blit(c,(40,120))</text:p>
      <text:p text:style-name="P653"><text:s text:c="5"/>Screen_View.blit(d,(40,170))</text:p>
      <text:p text:style-name="P654"><text:s text:c="5"/>Screen_View.blit(e,(40,220))</text:p>
      <text:p text:style-name="P655"><text:s text:c="5"/>Screen_View.blit(f,(40,270))</text:p>
      <text:p text:style-name="P656"><text:s text:c="5"/>Screen_View.blit(g,(40,320))</text:p>
      <text:p text:style-name="P657"><text:s text:c="5"/>Screen_View.blit(h,(40,370))</text:p>
      <text:p text:style-name="P658"><text:s text:c="5"/>Button.DisplayButton()</text:p>
      <text:p text:style-name="P659"/>
      <text:p text:style-name="P660">def create_widgets(): # used in input screen</text:p>
      <text:p text:style-name="P661"><text:s text:c="4"/>DisplacementBox = InputBox(400, 190, "Displacement (s)(m):", 180, 6, (0.1,1000))</text:p>
      <text:p text:style-name="P662"><text:s text:c="4"/>InitialVBox = InputBox(400, 250, "Initial Velocity (u)(m/s):", 200, 6, (1,100))</text:p>
      <text:p text:style-name="P663"><text:s text:c="4"/>AngleBox = InputBox(400, 310, "Angle (θ)(degrees):", 165, 4,(1,90))</text:p>
      <text:p text:style-name="P664"><text:s text:c="4"/>MassBox = InputBox(400,370, "Mass (kg):", 90, 4, (0.1,10))</text:p>
      <text:p text:style-name="P665"><text:s text:c="4"/>HideCheck = CheckBox(480, 440, 30, Screen_View, "Hide Variables:",140)</text:p>
      <text:p text:style-name="P666"><text:s text:c="4"/>AIcheck = CheckBox(480, 480, 30, Screen_View, "AI (ON/OFF):",120)</text:p>
      <text:p text:style-name="P667"><text:s text:c="4"/>SubmitButton = Button("Submit", 400, 540, 40, 100,Screen_View)</text:p>
      <text:p text:style-name="P668"><text:s text:c="4"/>return DisplacementBox, InitialVBox, AngleBox, MassBox, AIcheck, HideCheck, SubmitButton</text:p>
      <text:p text:style-name="P669"/>
      <text:p text:style-name="P670">def VerticalCoordinates(j, g, PosY, UP, DOWN): # calculates the y co-ordinates</text:p>
      <text:p text:style-name="P671"><text:s text:c="4"/>SCALEFACTOR = 2</text:p>
      <text:p text:style-name="P672"><text:s text:c="4"/>floorY_co_ord = 350</text:p>
      <text:p text:style-name="P673"><text:s text:c="4"/>if UP == True:</text:p>
      <text:p text:style-name="P674"><text:s text:c="8"/>PosY = PosY - (SCALEFACTOR*(j/FPS))</text:p>
      <text:p text:style-name="P675"><text:s text:c="8"/>j = j + (g/FPS)</text:p>
      <text:p text:style-name="P676"><text:s text:c="8"/>if j&lt;=0:</text:p>
      <text:p text:style-name="P677"><text:s text:c="12"/>UP = False</text:p>
      <text:p text:style-name="P678"><text:s text:c="12"/>DOWN = True</text:p>
      <text:p text:style-name="P679"><text:s text:c="12"/>return [PosY] + VerticalCoordinates(j, g, PosY, False, True)</text:p>
      <text:p text:style-name="P680"><text:s text:c="8"/>return [PosY] + VerticalCoordinates(j, g, PosY, True, False)</text:p>
      <text:p text:style-name="P681"><text:s text:c="4"/>elif DOWN == True:</text:p>
      <text:p text:style-name="P682"><text:s text:c="8"/>PosY = PosY - (SCALEFACTOR*(j/FPS))</text:p>
      <text:p text:style-name="P683"><text:s text:c="8"/>j = j + (g/FPS)</text:p>
      <text:p text:style-name="P684"><text:s text:c="8"/>if PosY &gt;= floorY_co_ord:</text:p>
      <text:p text:style-name="P685"><text:s text:c="12"/>PosY = floorY_co_ord</text:p>
      <text:p text:style-name="P686"><text:s text:c="12"/>return [PosY]</text:p>
      <text:p text:style-name="P687"><text:s text:c="8"/>return [PosY] + VerticalCoordinates(j, g, PosY,False, True)</text:p>
      <text:p text:style-name="P688"/>
      <text:p text:style-name="P689">def Round(List):</text:p>
      <text:p text:style-name="P690"><text:s text:c="4"/>for count in range(len(List)):</text:p>
      <text:p text:style-name="P691"><text:s text:c="8"/>List[count][0] = round(List[count][0],1)</text:p>
      <text:p text:style-name="P692"><text:s text:c="8"/>List[count][1] = round(List[count][1],1)</text:p>
      <text:p text:style-name="P693"><text:s text:c="4"/>return List</text:p>
      <text:p text:style-name="P694"/>
      <text:p text:style-name="P695">def x_coord(i,PosX, LengthOfVertList):</text:p>
      <text:p text:style-name="P696"><text:s text:c="4"/>SCALEFACTOR = 2</text:p>
      <text:p text:style-name="P697"><text:s text:c="4"/>List = []</text:p>
      <text:p text:style-name="P698"><text:s text:c="4"/>for count in range(LengthOfVertList):</text:p>
      <text:p text:style-name="P699"><text:s text:c="8"/>PosX += (SCALEFACTOR*(i/FPS))</text:p>
      <text:p text:style-name="P700"><text:s text:c="8"/>List.append(PosX)</text:p>
      <text:p text:style-name="P701"><text:s text:c="4"/>return List</text:p>
      <text:p text:style-name="P702"/>
      <text:p text:style-name="P703">def Convert(List):</text:p>
      <text:p text:style-name="P704"><text:s text:c="4"/>if List[-1]&lt;0:</text:p>
      <text:p text:style-name="P705"><text:s text:c="8"/>List[-1] = 0</text:p>
      <text:p text:style-name="P706"><text:s text:c="4"/>return List[-1]</text:p>
      <text:p text:style-name="P707"/>
      <text:p text:style-name="P708">def list_merge(ListX, ListY):</text:p>
      <text:p text:style-name="P709"><text:s text:c="4"/>ListXY = []</text:p>
      <text:p text:style-name="P710"><text:s text:c="4"/>for count in range(len(ListX)):</text:p>
      <text:p text:style-name="P711"><text:s text:c="8"/>ListXY.append([ListX[count], ListY[count]])</text:p>
      <text:p text:style-name="P712"><text:s text:c="4"/>ListXY = Round(ListXY)</text:p>
      <text:p text:style-name="P713"><text:s text:c="4"/>return ListXY</text:p>
      <text:p text:style-name="P714"/>
      <text:p text:style-name="P715">def list_get(i,j,PosX,PosY):</text:p>
      <text:p text:style-name="P716"><text:s text:c="4"/>g = -9.8 <text:s text:c="3"/># vector avriable is now neagative</text:p>
      <text:p text:style-name="P717"><text:s text:c="4"/>VerticalList= VerticalCoordinates(j,g,PosY, True, False)</text:p>
      <text:p text:style-name="P718"><text:s text:c="4"/>HorizontalList = x_coord(i,PosX, len(VerticalList))</text:p>
      <text:p text:style-name="P719"><text:s text:c="4"/>MainList = list_merge(HorizontalList, VerticalList)</text:p>
      <text:p text:style-name="P720"><text:s text:c="4"/>return MainList</text:p>
      <text:p text:style-name="P721"/>
      <text:p text:style-name="P722">def trail_tweek(Trail): <text:s text:c="2"/># makes the graphical aspect of the trail smoother</text:p>
      <text:p text:style-name="P723"><text:s text:c="4"/>for index in range(len(Trail)):</text:p>
      <text:p text:style-name="P724"><text:s text:c="8"/>Trail[index][0],Trail[index][1] = Trail[index][0]+2, Trail[index][1]+13</text:p>
      <text:p text:style-name="P725"><text:s text:c="4"/>return Trail</text:p>
      <text:p text:style-name="P726"/>
      <text:p text:style-name="P727">def printvalues(h,u,v,t,Angle):</text:p>
      <text:p text:style-name="P728"><text:s text:c="4"/>ParameterFont = pygame.font.Font(None, 30)</text:p>
      <text:p text:style-name="P729"><text:s text:c="4"/>S = ParameterFont.render("S <text:s/>= {0} m".format("%.1f"%b_ans),1,WHITE)</text:p>
      <text:p text:style-name="P730"><text:s text:c="4"/>U = ParameterFont.render("U = {0} m/s".format("%.1f"%u),1,WHITE)</text:p>
      <text:p text:style-name="P731"><text:s text:c="4"/>V = ParameterFont.render("V = {0} m/s".format("%.1f"%v),1,WHITE)</text:p>
      <text:p text:style-name="P732"><text:s text:c="4"/>A = ParameterFont.render("A = -g = -9.8 m/s^2",1,WHITE)</text:p>
      <text:p text:style-name="P733"><text:s text:c="4"/>T = ParameterFont.render("T = {0} s".format("%.1f"%t),1,WHITE)</text:p>
      <text:p text:style-name="P734"><text:s text:c="4"/>ANGLE = ParameterFont.render("θ = {0}°".format("%.1f"%Angle),1,WHITE)</text:p>
      <text:p text:style-name="P735"><text:s text:c="4"/>Screen_View.blit(S,(40, 400))</text:p>
      <text:p text:style-name="P736"><text:s text:c="4"/>Screen_View.blit(U,(40, 430))</text:p>
      <text:p text:style-name="P737"><text:s text:c="4"/>Screen_View.blit(V,(40, 460))</text:p>
      <text:p text:style-name="P738"><text:s text:c="4"/>Screen_View.blit(A,(40, 490))</text:p>
      <text:p text:style-name="P739"><text:s text:c="4"/>Screen_View.blit(T,(40, 520))</text:p>
      <text:p text:style-name="P740"/>
      <text:p text:style-name="P741">def error_msg():</text:p>
      <text:p text:style-name="P742"><text:s text:c="4"/>Title1 = Font.render("Please Enter The Initial Velocity &amp;", 1, WHITE)</text:p>
      <text:p text:style-name="P743"><text:s text:c="4"/>Title2 = Font.render("EITHER The Angle Of Projection",1,WHITE)</text:p>
      <text:p text:style-name="P744"><text:s text:c="4"/>Title3 = Font.render("OR The Displacement",1,WHITE)</text:p>
      <text:p text:style-name="P745"><text:s text:c="4"/>OKButton = <text:s/>Button("OK", 380, 450, 40, 100,Screen_View)</text:p>
      <text:p text:style-name="P746"><text:s text:c="4"/>Running =True</text:p>
      <text:p text:style-name="P747"/>
      <text:p text:style-name="P748"><text:s text:c="4"/>while Running:</text:p>
      <text:p text:style-name="P749"><text:s text:c="8"/>Screen_View.fill(BLACK)</text:p>
      <text:p text:style-name="P750"><text:s text:c="8"/>Screen_View.blit(Title1,(85,100))</text:p>
      <text:p text:style-name="P751"><text:s text:c="8"/>Screen_View.blit(Title2,(100,200))</text:p>
      <text:p text:style-name="P752"><text:s text:c="8"/>Screen_View.blit(Title3,(170,300))</text:p>
      <text:p text:style-name="P753"><text:s text:c="8"/>OKButton.DisplayButton()</text:p>
      <text:p text:style-name="P754"><text:s text:c="8"/>for event in pygame.event.get():</text:p>
      <text:p text:style-name="P755"><text:s text:c="12"/>if event.type == QUIT:</text:p>
      <text:p text:style-name="P756"><text:s text:c="20"/>pygame.quit()</text:p>
      <text:p text:style-name="P757"><text:s text:c="20"/>sys.exit()</text:p>
      <text:p text:style-name="P758"><text:s text:c="12"/>elif event.type == pygame.MOUSEBUTTONDOWN:</text:p>
      <text:p text:style-name="P759"><text:s text:c="16"/>(PosX,PosY) <text:s/>= pygame.mouse.get_pos()</text:p>
      <text:p text:style-name="P760"><text:s text:c="16"/>if OKButton.click_seen((PosX,PosY)) == True:</text:p>
      <text:p text:style-name="P761"><text:s text:c="20"/>Running = False</text:p>
      <text:p text:style-name="P762"><text:s text:c="8"/>pygame.display.update()</text:p>
      <text:p text:style-name="P763"><text:s text:c="8"/>fpsClock.tick(FPS)</text:p>
      <text:p text:style-name="P764"><text:s text:c="4"/>InputScreen() #Goes back to the input screen</text:p>
      <text:p text:style-name="P765"/>
      <text:p text:style-name="P766">def calculate_ans(h,u,Angle): #calculates using SUVAT</text:p>
      <text:p text:style-name="P767"><text:s text:c="4"/>g = 9.8 # accleration due to gravity, is a constant on the earths surface</text:p>
      <text:p text:style-name="P768"><text:s text:c="4"/>if (h!="") and (Angle==""):</text:p>
      <text:p text:style-name="P769"><text:s text:c="8"/>if math.sqrt(2*g*h)/u&gt;1: #avoid impossiible scearios</text:p>
      <text:p text:style-name="P770"><text:s text:c="12"/>impossible_situation()</text:p>
      <text:p text:style-name="P771"><text:s text:c="8"/>else:</text:p>
      <text:p text:style-name="P772"><text:s text:c="12"/>Mode = 1</text:p>
      <text:p text:style-name="P773"><text:s text:c="12"/>v = -u</text:p>
      <text:p text:style-name="P774"><text:s text:c="12"/>Angle = math.asin(math.sqrt(2*g*h)/u) #Rearranging v**2 = u**2 + 2as, at top v= 0</text:p>
      <text:p text:style-name="P775"><text:s text:c="12"/>t = (u*math.sin(Angle))/4.9 #Using s=ut+0.5at**2</text:p>
      <text:p text:style-name="P776"><text:s text:c="12"/>return h, u, v, t, math.degrees(Angle), Mode</text:p>
      <text:p text:style-name="P777"><text:s text:c="4"/>elif (h=="") and (Angle!=""):</text:p>
      <text:p text:style-name="P778"><text:s text:c="8"/>Mode = 2</text:p>
      <text:p text:style-name="P779"><text:s text:c="8"/>v = -u</text:p>
      <text:p text:style-name="P780"><text:s text:c="8"/>t = (u*math.sin(Angle))/4.9 #total time</text:p>
      <text:p text:style-name="P781"><text:s text:c="8"/>h = (u*math.sin(Angle)*(t/2)) - (4.9 * (t/2)**2) #max vertical displacement</text:p>
      <text:p text:style-name="P782"><text:s text:c="8"/>return h, u, v, t, math.degrees(Angle), Mode</text:p>
      <text:p text:style-name="P783"><text:s text:c="4"/>elif (h!="") and (Angle!="") and (u!=""):</text:p>
      <text:p text:style-name="P784"><text:s text:c="8"/>error_msg() <text:s text:c="2"/># impossible scenario</text:p>
      <text:p text:style-name="P785"/>
      <text:p text:style-name="P786">def impossible_situation(): #Displays an error message which tells the user that the inputs entered are not feasible</text:p>
      <text:p text:style-name="P787"><text:s text:c="4"/>Title1 = Font.render("The inputs are not valid.", 1, WHITE) #Error message</text:p>
      <text:p text:style-name="P788"><text:s text:c="4"/>Title2 = Font.render("The value for Displacement is too high", 1, WHITE)</text:p>
      <text:p text:style-name="P789"><text:s text:c="4"/>Title3 = Font.render("for the given velocity.", 1, WHITE)</text:p>
      <text:p text:style-name="P790"><text:s text:c="4"/>Title4 = Font.render("Such a situation shouldn't occur.", 1, WHITE)</text:p>
      <text:p text:style-name="P791"><text:s text:c="4"/>Title5 = Font.render("Please reload the program.", 1, WHITE)</text:p>
      <text:p text:style-name="P792"><text:s text:c="4"/>OKButton = <text:s/>Button("OK", 350, 500, 40, 100,Screen_View)</text:p>
      <text:p text:style-name="P793"><text:s text:c="4"/>Running =True</text:p>
      <text:p text:style-name="P794"/>
      <text:p text:style-name="P795"><text:s text:c="4"/>while Running:</text:p>
      <text:p text:style-name="P796"><text:s text:c="8"/>Screen_View.fill(BLACK)</text:p>
      <text:p text:style-name="P797"><text:s text:c="8"/>Screen_View.blit(Title1,(150,50))</text:p>
      <text:p text:style-name="P798"><text:s text:c="8"/>Screen_View.blit(Title2,(40,130))</text:p>
      <text:p text:style-name="P799"><text:s text:c="8"/>Screen_View.blit(Title3,(175,210))</text:p>
      <text:p text:style-name="P800"><text:s text:c="8"/>Screen_View.blit(Title4,(70,290))</text:p>
      <text:p text:style-name="P801"><text:s text:c="8"/>Screen_View.blit(Title5,(180,370))</text:p>
      <text:p text:style-name="P802"><text:s text:c="8"/>OKButton.DisplayButton()</text:p>
      <text:p text:style-name="P803"><text:s text:c="8"/>for event in pygame.event.get():</text:p>
      <text:p text:style-name="P804"><text:s text:c="12"/>if event.type == QUIT:</text:p>
      <text:p text:style-name="P805"><text:s text:c="20"/>pygame.quit()</text:p>
      <text:p text:style-name="P806"><text:s text:c="20"/>sys.exit()</text:p>
      <text:p text:style-name="P807"><text:s text:c="12"/>elif event.type == pygame.MOUSEBUTTONDOWN:</text:p>
      <text:p text:style-name="P808"><text:s text:c="16"/>(PosX,PosY) <text:s/>= pygame.mouse.get_pos()</text:p>
      <text:p text:style-name="P809"><text:s text:c="16"/>if OKButton.click_seen((PosX,PosY)) == True:</text:p>
      <text:p text:style-name="P810"><text:s text:c="20"/>Running = False</text:p>
      <text:p text:style-name="P811"><text:s text:c="20"/>InputScreen()</text:p>
      <text:p text:style-name="P812"><text:s text:c="8"/>pygame.display.update()</text:p>
      <text:p text:style-name="P813"><text:s text:c="8"/>fpsClock.tick(FPS)</text:p>
      <text:p text:style-name="P814"/>
      <text:p text:style-name="P815"/>
      <text:p text:style-name="P816"/>
      <text:p text:style-name="P817">def Convert(s,u,Angle): # converts inputs to float numbers for greater accuracy</text:p>
      <text:p text:style-name="P818"><text:s text:c="4"/>try:</text:p>
      <text:p text:style-name="P819"><text:s text:c="8"/>s = float(s)</text:p>
      <text:p text:style-name="P820"><text:s text:c="4"/>except:</text:p>
      <text:p text:style-name="P821"><text:s text:c="8"/>s = ""</text:p>
      <text:p text:style-name="P822"><text:s text:c="4"/>try:</text:p>
      <text:p text:style-name="P823"><text:s text:c="8"/>u = float(u)</text:p>
      <text:p text:style-name="P824"><text:s text:c="4"/>except:</text:p>
      <text:p text:style-name="P825"><text:s text:c="8"/>u = ""</text:p>
      <text:p text:style-name="P826"><text:s text:c="4"/>try:</text:p>
      <text:p text:style-name="P827"><text:s text:c="8"/>Angle = float(Angle)</text:p>
      <text:p text:style-name="P828"><text:s text:c="8"/>Angle = math.radians(Angle) #PYGAME WORKS IN RANDIANS</text:p>
      <text:p text:style-name="P829"><text:s text:c="4"/>except:</text:p>
      <text:p text:style-name="P830"><text:s text:c="8"/>Angle = ""</text:p>
      <text:p text:style-name="P831"><text:s text:c="4"/>return s, u, Angle</text:p>
      <text:p text:style-name="P832"/>
      <text:p text:style-name="P833">def units():</text:p>
      <text:p text:style-name="P834"><text:s text:c="4"/>lvl1Font = pygame.font.Font(None,33) # smaller font</text:p>
      <text:p text:style-name="P835"><text:s text:c="4"/>Title1 = lvl1Font.render("displacement, letter s, measured in meters, unit symbol m", 1, RED)</text:p>
      <text:p text:style-name="P836"><text:s text:c="4"/>Title2 = lvl1Font.render("initial velocity, letter u, measured in meters per second, unit symbol m/s",1,RED)</text:p>
      <text:p text:style-name="P837"><text:s text:c="4"/>Title3 = lvl1Font.render("final velocity, letter v, measured in meters per second, unit symbol m/s",1,RED)</text:p>
      <text:p text:style-name="P838"><text:s text:c="4"/>Title4 = lvl1Font.render("acceleration, letter a, measured in meters per second squared, unit symbol m/s^2",1,RED)</text:p>
      <text:p text:style-name="P839"><text:s text:c="4"/>Title5 = lvl1Font.render("time, letter t, measured in seconds, unit symbol s",1,RED)</text:p>
      <text:p text:style-name="P840"><text:s text:c="4"/>OKButton = <text:s/>Button("OK", 380, 550, 40, 100,Screen_View)</text:p>
      <text:p text:style-name="P841"><text:s text:c="4"/>Running =True</text:p>
      <text:p text:style-name="P842"><text:s text:c="4"/>while Running:</text:p>
      <text:p text:style-name="P843"><text:s text:c="8"/>Screen_View.fill(WHITE)</text:p>
      <text:p text:style-name="P844"><text:s text:c="8"/>Screen_View.blit(Title1,(0,50))</text:p>
      <text:p text:style-name="P845"><text:s text:c="8"/>Screen_View.blit(Title2,(0,150))</text:p>
      <text:p text:style-name="P846"><text:s text:c="8"/>Screen_View.blit(Title3,(0,250))</text:p>
      <text:p text:style-name="P847"><text:s text:c="8"/>Screen_View.blit(Title4,(0,350))</text:p>
      <text:p text:style-name="P848"><text:s text:c="8"/>Screen_View.blit(Title5,(0,450))</text:p>
      <text:p text:style-name="P849"><text:s text:c="8"/>OKButton.DisplayButton()</text:p>
      <text:p text:style-name="P850"><text:s text:c="8"/>for event in pygame.event.get():</text:p>
      <text:p text:style-name="P851"><text:s text:c="12"/>if event.type == QUIT:</text:p>
      <text:p text:style-name="P852"><text:s text:c="20"/>pygame.quit()</text:p>
      <text:p text:style-name="P853"><text:s text:c="20"/>sys.exit()</text:p>
      <text:p text:style-name="P854"><text:s text:c="12"/>elif event.type == pygame.MOUSEBUTTONDOWN:</text:p>
      <text:p text:style-name="P855"><text:s text:c="16"/>(PosX,PosY) <text:s/>= pygame.mouse.get_pos()</text:p>
      <text:p text:style-name="P856"><text:s text:c="16"/>if OKButton.click_seen((PosX,PosY)) == True:</text:p>
      <text:p text:style-name="P857"><text:s text:c="20"/>Running = False</text:p>
      <text:p text:style-name="P858"><text:s text:c="8"/>pygame.display.update()</text:p>
      <text:p text:style-name="P859"><text:s text:c="8"/>fpsClock.tick(FPS)</text:p>
      <text:p text:style-name="P860"/>
      <text:p text:style-name="P861">def components():</text:p>
      <text:p text:style-name="P862"><text:s text:c="4"/>lvl1Font = pygame.font.Font(None,33) # smaller font</text:p>
      <text:p text:style-name="P863"><text:s text:c="4"/>Title1 = lvl1Font.render("every force is made up of two components, horizontal and vertical, as shown in the diagram", 1, RED)</text:p>
      <text:p text:style-name="P864"><text:s text:c="4"/>Title2 = lvl1Font.render("you can find the horizontal comonent by doing Fcos(angle)",1,RED)</text:p>
      <text:p text:style-name="P865"><text:s text:c="4"/>Title3 = lvl1Font.render("you can find the vertical comonent by doing Fsin(angle)",1,RED)</text:p>
      <text:p text:style-name="P866"><text:s text:c="4"/>OKButton = <text:s/>Button("OK", 380, 550, 40, 100,Screen_View)</text:p>
      <text:p text:style-name="P867"><text:s text:c="4"/>Running =True</text:p>
      <text:p text:style-name="P868"><text:s text:c="4"/>image_comp=pygame.image.load('components .png')</text:p>
      <text:p text:style-name="P869"><text:s text:c="4"/>while Running:</text:p>
      <text:p text:style-name="P870"><text:s text:c="8"/>Screen_View.fill(WHITE)</text:p>
      <text:p text:style-name="P871"><text:s text:c="8"/>Screen_View.blit(Title1,(0,50))</text:p>
      <text:p text:style-name="P872"><text:s text:c="8"/>Screen_View.blit(Title2,(0,150))</text:p>
      <text:p text:style-name="P873"><text:s text:c="8"/>Screen_View.blit(Title3,(0,250))</text:p>
      <text:p text:style-name="P874"><text:s text:c="8"/>Screen_View.blit(image_comp, (300,300))</text:p>
      <text:p text:style-name="P875"><text:s text:c="8"/>OKButton.DisplayButton()</text:p>
      <text:p text:style-name="P876"><text:s text:c="8"/>for event in pygame.event.get():</text:p>
      <text:p text:style-name="P877"><text:s text:c="12"/>if event.type == QUIT:</text:p>
      <text:p text:style-name="P878"><text:s text:c="20"/>pygame.quit()</text:p>
      <text:p text:style-name="P879"><text:s text:c="20"/>sys.exit()</text:p>
      <text:p text:style-name="P880"><text:s text:c="12"/>elif event.type == pygame.MOUSEBUTTONDOWN:</text:p>
      <text:p text:style-name="P881"><text:s text:c="16"/>(PosX,PosY) <text:s/>= pygame.mouse.get_pos()</text:p>
      <text:p text:style-name="P882"><text:s text:c="16"/>if OKButton.click_seen((PosX,PosY)) == True: #Know you get to go to the input screen</text:p>
      <text:p text:style-name="P883"><text:s text:c="20"/>Running = False</text:p>
      <text:p text:style-name="P884"><text:s text:c="8"/>pygame.display.update()</text:p>
      <text:p text:style-name="P885"><text:s text:c="8"/>fpsClock.tick(FPS)</text:p>
      <text:p text:style-name="P886"/>
      <text:p text:style-name="P887">def velocity_level():</text:p>
      <text:p text:style-name="P888"><text:s text:c="4"/>lvl1Font = pygame.font.Font(None,30) # smaller font</text:p>
      <text:p text:style-name="P889"><text:s text:c="4"/>lvl3Font = pygame.font.Font(None,55) # smaller font</text:p>
      <text:p text:style-name="P890"><text:s text:c="4"/>Title1 = Font.render("velocity is the rate of change of distance", 1, RED)</text:p>
      <text:p text:style-name="P891"><text:s text:c="4"/>Title2 = lvl3Font.render("you can find the velocity by doing distance/time",1,RED)</text:p>
      <text:p text:style-name="P892"><text:s text:c="4"/>Title3 = lvl1Font.render("remember velocity is a vector, so depending on the direction can be negative or positive",1,RED)</text:p>
      <text:p text:style-name="P893"><text:s text:c="4"/>OKButton = <text:s/>Button("OK", 380, 550, 40, 100,Screen_View)</text:p>
      <text:p text:style-name="P894"><text:s text:c="4"/>Running =True</text:p>
      <text:p text:style-name="P895"><text:s text:c="4"/>image_comp=pygame.image.load('velocitydiagram.png')</text:p>
      <text:p text:style-name="P896"><text:s text:c="4"/>while Running:</text:p>
      <text:p text:style-name="P897"><text:s text:c="8"/>Screen_View.fill(WHITE)</text:p>
      <text:p text:style-name="P898"><text:s text:c="8"/>Screen_View.blit(Title1,(0,50))</text:p>
      <text:p text:style-name="P899"><text:s text:c="8"/>Screen_View.blit(Title2,(10,150))</text:p>
      <text:p text:style-name="P900"><text:s text:c="8"/>Screen_View.blit(Title3,(10,250))</text:p>
      <text:p text:style-name="P901"><text:s text:c="8"/>Screen_View.blit(image_comp, (70,300))</text:p>
      <text:p text:style-name="P902"><text:s text:c="8"/>OKButton.DisplayButton()</text:p>
      <text:p text:style-name="P903"><text:s text:c="8"/>for event in pygame.event.get():</text:p>
      <text:p text:style-name="P904"><text:s text:c="12"/>if event.type == QUIT:</text:p>
      <text:p text:style-name="P905"><text:s text:c="20"/>pygame.quit()</text:p>
      <text:p text:style-name="P906"><text:s text:c="20"/>sys.exit()</text:p>
      <text:p text:style-name="P907"><text:s text:c="12"/>elif event.type == pygame.MOUSEBUTTONDOWN:</text:p>
      <text:p text:style-name="P908"><text:s text:c="16"/>(PosX,PosY) <text:s/>= pygame.mouse.get_pos()</text:p>
      <text:p text:style-name="P909"><text:s text:c="16"/>if OKButton.click_seen((PosX,PosY)) == True: #Know you get to go to the input screen</text:p>
      <text:p text:style-name="P910"><text:s text:c="20"/>Running = False</text:p>
      <text:p text:style-name="P911"><text:s text:c="8"/>pygame.display.update()</text:p>
      <text:p text:style-name="P912"><text:s text:c="8"/>fpsClock.tick(FPS)</text:p>
      <text:p text:style-name="P913"/>
      <text:p text:style-name="P914">def acceleration_level():</text:p>
      <text:p text:style-name="P915"><text:s text:c="4"/>lvl1Font = pygame.font.Font(None,30) # smaller font</text:p>
      <text:p text:style-name="P916"><text:s text:c="4"/>lvl3Font = pygame.font.Font(None,55)</text:p>
      <text:p text:style-name="P917"><text:s text:c="4"/>lvl4Font = pygame.font.Font(None,25) # smaller font</text:p>
      <text:p text:style-name="P918"><text:s text:c="4"/>Title1 = lvl3Font.render("acceleration is the rate of change of velocity", 1, RED)</text:p>
      <text:p text:style-name="P919"><text:s text:c="4"/>Title2 = lvl3Font.render("you can find the acceleration by doing (v-u)/t",1,RED)</text:p>
      <text:p text:style-name="P920"><text:s text:c="4"/>Title3 = lvl1Font.render("remember accleration is a vector, so depending on the direction can be negative or positive",1,RED)</text:p>
      <text:p text:style-name="P921"><text:s text:c="4"/>Title4 = lvl1Font.render("Newton's 2nd law : F=ma, you can also use this to find acceleration",1,RED)</text:p>
      <text:p text:style-name="P922"><text:s text:c="4"/>Title5 = lvl4Font.render("in projectile motion, the only acceleration on the object is g, so acceleration always equals to -9.81 m/s^2",1,RED)</text:p>
      <text:p text:style-name="P923"><text:s text:c="4"/>OKButton = <text:s/>Button("OK", 380, 550, 40, 100,Screen_View)</text:p>
      <text:p text:style-name="P924"><text:s text:c="4"/>Running =True</text:p>
      <text:p text:style-name="P925"><text:s text:c="4"/>while Running:</text:p>
      <text:p text:style-name="P926"><text:s text:c="8"/>Screen_View.fill(WHITE)</text:p>
      <text:p text:style-name="P927"><text:s text:c="8"/>Screen_View.blit(Title1,(40,50))</text:p>
      <text:p text:style-name="P928"><text:s text:c="8"/>Screen_View.blit(Title2,(30,150))</text:p>
      <text:p text:style-name="P929"><text:s text:c="8"/>Screen_View.blit(Title3,(0,250))</text:p>
      <text:p text:style-name="P930"><text:s text:c="8"/>Screen_View.blit(Title4,(100,350))</text:p>
      <text:p text:style-name="P931"><text:s text:c="8"/>Screen_View.blit(Title5,(15,450))</text:p>
      <text:p text:style-name="P932"/>
      <text:p text:style-name="P933"><text:s text:c="8"/>OKButton.DisplayButton()</text:p>
      <text:p text:style-name="P934"><text:s text:c="8"/>for event in pygame.event.get():</text:p>
      <text:p text:style-name="P935"><text:s text:c="12"/>if event.type == QUIT:</text:p>
      <text:p text:style-name="P936"><text:s text:c="20"/>pygame.quit()</text:p>
      <text:p text:style-name="P937"><text:s text:c="20"/>sys.exit()</text:p>
      <text:p text:style-name="P938"><text:s text:c="12"/>elif event.type == pygame.MOUSEBUTTONDOWN:</text:p>
      <text:p text:style-name="P939"><text:s text:c="16"/>(PosX,PosY) <text:s/>= pygame.mouse.get_pos()</text:p>
      <text:p text:style-name="P940"><text:s text:c="16"/>if OKButton.click_seen((PosX,PosY)) == True: #Know you get to go to the input screen</text:p>
      <text:p text:style-name="P941"><text:s text:c="20"/>Running = False</text:p>
      <text:p text:style-name="P942"><text:s text:c="8"/>pygame.display.update()</text:p>
      <text:p text:style-name="P943"><text:s text:c="8"/>fpsClock.tick(FPS)</text:p>
      <text:p text:style-name="P944"/>
      <text:p text:style-name="P945"/>
      <text:p text:style-name="P946"/>
      <text:p text:style-name="P947"/>
      <text:p text:style-name="P948">def load_level_1():</text:p>
      <text:p text:style-name="P949"><text:s text:c="4"/>print("level 1 loading ... ")</text:p>
      <text:p text:style-name="P950"><text:s text:c="4"/>units()</text:p>
      <text:p text:style-name="P951"/>
      <text:p text:style-name="P952"/>
      <text:p text:style-name="P953">def load_level_2():</text:p>
      <text:p text:style-name="P954"><text:s text:c="4"/>print("level 2 loading ... ")</text:p>
      <text:p text:style-name="P955"><text:s text:c="4"/>components()</text:p>
      <text:p text:style-name="P956"/>
      <text:p text:style-name="P957">def load_level_3():</text:p>
      <text:p text:style-name="P958"><text:s text:c="4"/>print("level 3 loading ... ")</text:p>
      <text:p text:style-name="P959"><text:s text:c="4"/>velocity_level()</text:p>
      <text:p text:style-name="P960"/>
      <text:p text:style-name="P961">def load_level_4():</text:p>
      <text:p text:style-name="P962"><text:s text:c="4"/>print("level 4 loading ... ")</text:p>
      <text:p text:style-name="P963"><text:s text:c="4"/>acceleration_level()</text:p>
      <text:p text:style-name="P964"/>
      <text:p text:style-name="P965">def load_level_5():</text:p>
      <text:p text:style-name="P966"><text:s text:c="4"/>print("level 5 loading ... ")</text:p>
      <text:p text:style-name="P967"><text:s text:c="4"/>global level</text:p>
      <text:p text:style-name="P968"><text:s text:c="4"/>level = 5</text:p>
      <text:p text:style-name="P969"><text:s text:c="4"/>InputScreen()</text:p>
      <text:p text:style-name="P970"/>
      <text:p text:style-name="P971">def load_level_6():</text:p>
      <text:p text:style-name="P972"><text:s text:c="4"/>print("level 6 loading ... ")</text:p>
      <text:p text:style-name="P973"><text:s text:c="4"/>global level</text:p>
      <text:p text:style-name="P974"><text:s text:c="4"/>level = 6</text:p>
      <text:p text:style-name="P975"><text:s text:c="4"/>InputScreen()</text:p>
      <text:p text:style-name="P976"/>
      <text:p text:style-name="P977">def load_level_7():</text:p>
      <text:p text:style-name="P978"><text:s text:c="4"/>print("level 7 loading ... ")</text:p>
      <text:p text:style-name="P979"><text:s text:c="4"/>global level</text:p>
      <text:p text:style-name="P980"><text:s text:c="4"/>level = 7</text:p>
      <text:p text:style-name="P981"><text:s text:c="4"/>InputScreen()</text:p>
      <text:p text:style-name="P982"/>
      <text:p text:style-name="P983">def load_level_8():</text:p>
      <text:p text:style-name="P984"><text:s text:c="4"/>print("level 8 loading ... ")</text:p>
      <text:p text:style-name="P985"><text:s text:c="4"/>global level</text:p>
      <text:p text:style-name="P986"><text:s text:c="4"/>level = 8</text:p>
      <text:p text:style-name="P987"><text:s text:c="4"/>InputScreen()</text:p>
      <text:p text:style-name="P988">'''</text:p>
      <text:p text:style-name="P989">def set_difficulty(value, difficulty):</text:p>
      <text:p text:style-name="P990"><text:s text:c="4"/>global difficulty</text:p>
      <text:p text:style-name="P991"><text:s text:c="4"/>if</text:p>
      <text:p text:style-name="P992"><text:s text:c="4"/>difficulty</text:p>
      <text:p text:style-name="P993">'''</text:p>
      <text:p text:style-name="P994"/>
      <text:p text:style-name="P995"/>
      <text:p text:style-name="P996"/>
      <text:p text:style-name="P997"/>
      <text:p text:style-name="P998">menu = pygame_menu.Menu("Zain's projectile cs cw game", 900, 600,</text:p>
      <text:p text:style-name="P999"><text:s text:c="23"/>theme=mytheme) <text:s text:c="2"/># sets the dimensions of the menu itsef, its cpation and the theme.</text:p>
      <text:p text:style-name="P1000">'''</text:p>
      <text:p text:style-name="P1001">menu = pygame_menu.Menu("Zain's projectile cs cw game", 900, 600,</text:p>
      <text:p text:style-name="P1002"><text:s text:c="23"/>theme=pygame_menu.themes.THEME_DARK)</text:p>
      <text:p text:style-name="P1003">''' <text:s text:c="62"/># this is a basic default theme from the pygame.menu library</text:p>
      <text:p text:style-name="P1004"/>
      <text:p text:style-name="P1005"># menu.add.selector('Difficulty :', [('Easy', 1), ('Medium', 2), ('Hard', 3)], onchange=set_difficulty)</text:p>
      <text:p text:style-name="P1006">menu.add.button('level 1 : units and conversions ', load_level_1)</text:p>
      <text:p text:style-name="P1007">menu.add.button('level 2 : components <text:s/>',load_level_2)</text:p>
      <text:p text:style-name="P1008">menu.add.button('level 3 : velocity',load_level_3)</text:p>
      <text:p text:style-name="P1009">menu.add.button('level 4 : acceleration ',load_level_4)</text:p>
      <text:p text:style-name="P1010">menu.add.button('level 5 : exam questions 1 ',load_level_5)</text:p>
      <text:p text:style-name="P1011">menu.add.button('level 6 : exam questions 2 ',load_level_6)</text:p>
      <text:p text:style-name="P1012">menu.add.button('level 7 : exam questions 3 ',load_level_7)</text:p>
      <text:p text:style-name="P1013">menu.add.button('level 8 : exam questions 4 ',load_level_8)</text:p>
      <text:p text:style-name="P1014"/>
      <text:p text:style-name="P1015"/>
      <text:p text:style-name="P1016">menu.add.button('Quit', pygame_menu.events.EXIT) # this simply makes a button called quit to halt the code</text:p>
      <text:p text:style-name="Normal"><text:span text:style-name="T1017">menu.mainloop(surface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15MohammedMu</meta:initial-creator>
    <dc:creator>15MohammedMu</dc:creator>
    <meta:creation-date>2021-12-16T10:36:00Z</meta:creation-date>
    <dc:date>2021-12-16T10:36:00Z</dc:date>
    <meta:template xlink:href="Normal" xlink:type="simple"/>
    <meta:editing-cycles>1</meta:editing-cycles>
    <meta:editing-duration>PT0S</meta:editing-duration>
    <meta:document-statistic meta:page-count="1" meta:paragraph-count="87" meta:word-count="6522" meta:character-count="43615" meta:row-count="309" meta:non-whitespace-character-count="37180"/>
  </office:meta>
</office:document-meta>
</file>